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2.813cm" fo:margin-left="0.531cm" table:align="left" style:may-break-between-rows="false"/>
    </style:style>
    <style:style style:name="Table6.A" style:family="table-column">
      <style:table-column-properties style:column-width="1.688cm"/>
    </style:style>
    <style:style style:name="Table6.B" style:family="table-column">
      <style:table-column-properties style:column-width="0.157cm"/>
    </style:style>
    <style:style style:name="Table6.C" style:family="table-column">
      <style:table-column-properties style:column-width="0.968cm"/>
    </style:style>
    <style:style style:name="Table6.A1" style:family="table-cell">
      <style:table-cell-properties fo:padding="0.049cm" fo:border="none" style:writing-mode="page"/>
    </style:style>
    <style:style style:name="Table6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" style:family="table-cell">
      <style:table-cell-properties fo:padding="0.049cm" fo:border-left="none" fo:border-right="none" fo:border-top="none" fo:border-bottom="0.05pt solid #000000" style:writing-mode="page"/>
    </style:style>
    <style:style style:name="Table6.C2" style:family="table-cell">
      <style:table-cell-properties fo:padding="0.049cm" fo:border-left="0.05pt solid #000000" fo:border-right="none" fo:border-top="none" fo:border-bottom="none" style:writing-mode="page"/>
    </style:style>
    <style:style style:name="Table7" style:family="table">
      <style:table-properties style:width="2.935cm" fo:margin-left="0.404cm" table:align="left" style:may-break-between-rows="false"/>
    </style:style>
    <style:style style:name="Table7.A" style:family="table-column">
      <style:table-column-properties style:column-width="1.815cm"/>
    </style:style>
    <style:style style:name="Table7.B" style:family="table-column">
      <style:table-column-properties style:column-width="0.157cm"/>
    </style:style>
    <style:style style:name="Table7.C" style:family="table-column">
      <style:table-column-properties style:column-width="0.963cm"/>
    </style:style>
    <style:style style:name="Table7.A1" style:family="table-cell">
      <style:table-cell-properties fo:padding="0.049cm" fo:border="none" style:writing-mode="page"/>
    </style:style>
    <style:style style:name="Table7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7.A2" style:family="table-cell">
      <style:table-cell-properties fo:padding="0.049cm" fo:border-left="none" fo:border-right="none" fo:border-top="none" fo:border-bottom="0.05pt solid #000000" style:writing-mode="page"/>
    </style:style>
    <style:style style:name="Table7.C2" style:family="table-cell">
      <style:table-cell-properties fo:padding="0.049cm" fo:border-left="0.05pt solid #000000" fo:border-right="none" fo:border-top="none" fo:border-bottom="none" style:writing-mode="page"/>
    </style:style>
    <style:style style:name="Table8" style:family="table">
      <style:table-properties style:width="2.895cm" fo:margin-left="0.45cm" table:align="left" style:may-break-between-rows="false"/>
    </style:style>
    <style:style style:name="Table8.A" style:family="table-column">
      <style:table-column-properties style:column-width="1.767cm"/>
    </style:style>
    <style:style style:name="Table8.B" style:family="table-column">
      <style:table-column-properties style:column-width="0.157cm"/>
    </style:style>
    <style:style style:name="Table8.C" style:family="table-column">
      <style:table-column-properties style:column-width="0.97cm"/>
    </style:style>
    <style:style style:name="Table8.A1" style:family="table-cell">
      <style:table-cell-properties fo:padding="0.049cm" fo:border="none" style:writing-mode="page"/>
    </style:style>
    <style:style style:name="Table8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8.A2" style:family="table-cell">
      <style:table-cell-properties fo:padding="0.049cm" fo:border-left="none" fo:border-right="none" fo:border-top="none" fo:border-bottom="0.05pt solid #000000" style:writing-mode="page"/>
    </style:style>
    <style:style style:name="Table8.C2" style:family="table-cell">
      <style:table-cell-properties fo:padding="0.049cm" fo:border-left="0.05pt solid #000000" fo:border-right="none" fo:border-top="none" fo:border-bottom="none" style:writing-mode="page"/>
    </style:style>
    <style:style style:name="Table9" style:family="table">
      <style:table-properties style:width="2.84cm" fo:margin-left="0.513cm" table:align="left" style:may-break-between-rows="false"/>
    </style:style>
    <style:style style:name="Table9.A" style:family="table-column">
      <style:table-column-properties style:column-width="1.704cm"/>
    </style:style>
    <style:style style:name="Table9.B" style:family="table-column">
      <style:table-column-properties style:column-width="0.157cm"/>
    </style:style>
    <style:style style:name="Table9.C" style:family="table-column">
      <style:table-column-properties style:column-width="0.979cm"/>
    </style:style>
    <style:style style:name="Table9.A1" style:family="table-cell">
      <style:table-cell-properties fo:padding="0.049cm" fo:border="none" style:writing-mode="page"/>
    </style:style>
    <style:style style:name="Table9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9.A2" style:family="table-cell">
      <style:table-cell-properties fo:padding="0.049cm" fo:border-left="none" fo:border-right="none" fo:border-top="none" fo:border-bottom="0.05pt solid #000000" style:writing-mode="page"/>
    </style:style>
    <style:style style:name="Table9.C2" style:family="table-cell">
      <style:table-cell-properties fo:padding="0.049cm" fo:border-left="0.05pt solid #000000" fo:border-right="none" fo:border-top="none" fo:border-bottom="none" style:writing-mode="page"/>
    </style:style>
    <style:style style:name="Table10" style:family="table">
      <style:table-properties style:width="2.889cm" table:align="center" style:may-break-between-rows="false"/>
    </style:style>
    <style:style style:name="Table10.A" style:family="table-column">
      <style:table-column-properties style:column-width="1.752cm"/>
    </style:style>
    <style:style style:name="Table10.B" style:family="table-column">
      <style:table-column-properties style:column-width="0.157cm"/>
    </style:style>
    <style:style style:name="Table10.C" style:family="table-column">
      <style:table-column-properties style:column-width="0.981cm"/>
    </style:style>
    <style:style style:name="Table10.A1" style:family="table-cell">
      <style:table-cell-properties fo:padding="0.049cm" fo:border="none" style:writing-mode="page"/>
    </style:style>
    <style:style style:name="Table10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0.C2" style:family="table-cell">
      <style:table-cell-properties fo:padding="0.049cm" fo:border-left="0.05pt solid #000000" fo:border-right="none" fo:border-top="none" fo:border-bottom="none" style:writing-mode="page"/>
    </style:style>
    <style:style style:name="Table11" style:family="table">
      <style:table-properties style:width="2.97cm" table:align="center" style:may-break-between-rows="false"/>
    </style:style>
    <style:style style:name="Table11.A" style:family="table-column">
      <style:table-column-properties style:column-width="1.658cm"/>
    </style:style>
    <style:style style:name="Table11.B" style:family="table-column">
      <style:table-column-properties style:column-width="0.159cm"/>
    </style:style>
    <style:style style:name="Table11.C" style:family="table-column">
      <style:table-column-properties style:column-width="1.154cm"/>
    </style:style>
    <style:style style:name="Table11.A1" style:family="table-cell">
      <style:table-cell-properties fo:padding="0.049cm" fo:border="none" style:writing-mode="page"/>
    </style:style>
    <style:style style:name="Table11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1.C2" style:family="table-cell">
      <style:table-cell-properties fo:padding="0.049cm" fo:border-left="0.05pt solid #000000" fo:border-right="none" fo:border-top="none" fo:border-bottom="none" style:writing-mode="page"/>
    </style:style>
    <style:style style:name="Table12" style:family="table">
      <style:table-properties style:width="2.979cm" table:align="center" style:may-break-between-rows="false"/>
    </style:style>
    <style:style style:name="Table12.A" style:family="table-column">
      <style:table-column-properties style:column-width="1.857cm"/>
    </style:style>
    <style:style style:name="Table12.B" style:family="table-column">
      <style:table-column-properties style:column-width="0.159cm"/>
    </style:style>
    <style:style style:name="Table12.C" style:family="table-column">
      <style:table-column-properties style:column-width="0.963cm"/>
    </style:style>
    <style:style style:name="Table12.A1" style:family="table-cell">
      <style:table-cell-properties fo:padding="0.049cm" fo:border="none" style:writing-mode="page"/>
    </style:style>
    <style:style style:name="Table12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2.C2" style:family="table-cell">
      <style:table-cell-properties fo:padding="0.049cm" fo:border-left="0.05pt solid #000000" fo:border-right="none" fo:border-top="none" fo:border-bottom="none" style:writing-mode="page"/>
    </style:style>
    <style:style style:name="Table13" style:family="table">
      <style:table-properties style:width="3.39cm" table:align="center" style:may-break-between-rows="false"/>
    </style:style>
    <style:style style:name="Table13.A" style:family="table-column">
      <style:table-column-properties style:column-width="2.034cm"/>
    </style:style>
    <style:style style:name="Table13.B" style:family="table-column">
      <style:table-column-properties style:column-width="0.157cm"/>
    </style:style>
    <style:style style:name="Table13.C" style:family="table-column">
      <style:table-column-properties style:column-width="1.199cm"/>
    </style:style>
    <style:style style:name="Table13.A1" style:family="table-cell">
      <style:table-cell-properties fo:padding="0.049cm" fo:border="none" style:writing-mode="page"/>
    </style:style>
    <style:style style:name="Table13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3.C2" style:family="table-cell">
      <style:table-cell-properties fo:padding="0.049cm" fo:border-left="0.05pt solid #000000" fo:border-right="none" fo:border-top="none" fo:border-bottom="none" style:writing-mode="page"/>
    </style:style>
    <style:style style:name="Tableau32" style:family="table">
      <style:table-properties style:width="9.202cm" fo:margin-left="0cm" fo:margin-right="-0.051cm" table:align="margins" fo:background-color="transparent">
        <style:background-image/>
      </style:table-properties>
    </style:style>
    <style:style style:name="Tableau32.A" style:family="table-column">
      <style:table-column-properties style:column-width="2.896cm" style:rel-column-width="20626*"/>
    </style:style>
    <style:style style:name="Tableau32.B" style:family="table-column">
      <style:table-column-properties style:column-width="1.723cm" style:rel-column-width="12272*"/>
    </style:style>
    <style:style style:name="Tableau32.C" style:family="table-column">
      <style:table-column-properties style:column-width="1.471cm" style:rel-column-width="10476*"/>
    </style:style>
    <style:style style:name="Tableau32.D" style:family="table-column">
      <style:table-column-properties style:column-width="3.112cm" style:rel-column-width="22161*"/>
    </style:style>
    <style:style style:name="Tableau32.1" style:family="table-row">
      <style:table-row-properties style:min-row-height="0.55cm" fo:background-color="transparent">
        <style:background-image/>
      </style:table-row-properties>
    </style:style>
    <style:style style:name="Tableau32.A1" style:family="table-cell">
      <style:table-cell-properties style:vertical-align="middle" fo:background-color="#ecf191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32.B1" style:family="table-cell">
      <style:table-cell-properties style:vertical-align="middle" fo:padding="0.101cm" fo:border-left="0.05pt solid #000000" fo:border-right="none" fo:border-top="none" fo:border-bottom="none"/>
    </style:style>
    <style:style style:name="Tableau32.C1" style:family="table-cell">
      <style:table-cell-properties style:vertical-align="middle" fo:padding="0.101cm" fo:border="none"/>
    </style:style>
    <style:style style:name="Tableau32.D1" style:family="table-cell">
      <style:table-cell-properties style:vertical-align="middle" fo:background-color="#ecf191" fo:padding="0.101cm" fo:border="0.05pt solid #000000">
        <style:background-image/>
      </style:table-cell-properties>
    </style:style>
    <style:style style:name="Tableau32.A2" style:family="table-cell">
      <style:table-cell-properties style:vertical-align="middle" fo:background-color="#ecf191" fo:padding="0.101cm" fo:border-left="0.05pt solid #000000" fo:border-right="none" fo:border-top="none" fo:border-bottom="0.05pt solid #000000">
        <style:background-image/>
      </style:table-cell-properties>
    </style:style>
    <style:style style:name="Tableau32.B2" style:family="table-cell">
      <style:table-cell-properties style:vertical-align="middle" fo:padding="0.101cm" fo:border-left="0.05pt solid #000000" fo:border-right="none" fo:border-top="none" fo:border-bottom="none"/>
    </style:style>
    <style:style style:name="Tableau32.C2" style:family="table-cell">
      <style:table-cell-properties style:vertical-align="middle" fo:padding="0.101cm" fo:border="none"/>
    </style:style>
    <style:style style:name="Tableau32.D2" style:family="table-cell">
      <style:table-cell-properties style:vertical-align="middle" fo:background-color="#ecf191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eau32.B3" style:family="table-cell">
      <style:table-cell-properties style:vertical-align="middle" fo:padding="0.101cm" fo:border-left="0.05pt solid #000000" fo:border-right="none" fo:border-top="none" fo:border-bottom="none"/>
    </style:style>
    <style:style style:name="Tableau32.C3" style:family="table-cell">
      <style:table-cell-properties style:vertical-align="middle" fo:padding="0.101cm" fo:border="none"/>
    </style:style>
    <style:style style:name="Tableau32.B4" style:family="table-cell">
      <style:table-cell-properties style:vertical-align="middle" fo:padding="0.101cm" fo:border-left="0.05pt solid #000000" fo:border-right="none" fo:border-top="none" fo:border-bottom="none"/>
    </style:style>
    <style:style style:name="Tableau32.C4" style:family="table-cell">
      <style:table-cell-properties style:vertical-align="middle" fo:padding="0.101cm" fo:border="none"/>
    </style:style>
    <style:style style:name="Tableau32.B5" style:family="table-cell">
      <style:table-cell-properties style:vertical-align="middle" fo:padding="0.101cm" fo:border-left="0.05pt solid #000000" fo:border-right="none" fo:border-top="none" fo:border-bottom="none"/>
    </style:style>
    <style:style style:name="Tableau32.C5" style:family="table-cell">
      <style:table-cell-properties style:vertical-align="middle" fo:padding="0.101cm" fo:border="none"/>
    </style:style>
    <style:style style:name="Tableau32.B6" style:family="table-cell">
      <style:table-cell-properties style:vertical-align="middle" fo:padding="0.101cm" fo:border-left="0.05pt solid #000000" fo:border-right="none" fo:border-top="none" fo:border-bottom="none"/>
    </style:style>
    <style:style style:name="Tableau32.C6" style:family="table-cell">
      <style:table-cell-properties style:vertical-align="middle" fo:padding="0.101cm" fo:border="none"/>
    </style:style>
    <style:style style:name="Table15" style:family="table">
      <style:table-properties style:width="3.979cm" table:align="center" style:may-break-between-rows="false"/>
    </style:style>
    <style:style style:name="Table15.A" style:family="table-column">
      <style:table-column-properties style:column-width="2.147cm"/>
    </style:style>
    <style:style style:name="Table15.B" style:family="table-column">
      <style:table-column-properties style:column-width="0.159cm"/>
    </style:style>
    <style:style style:name="Table15.C" style:family="table-column">
      <style:table-column-properties style:column-width="1.674cm"/>
    </style:style>
    <style:style style:name="Table15.A1" style:family="table-cell">
      <style:table-cell-properties fo:padding="0.049cm" fo:border="none" style:writing-mode="page"/>
    </style:style>
    <style:style style:name="Table15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5.C2" style:family="table-cell">
      <style:table-cell-properties fo:padding="0.049cm" fo:border-left="0.05pt solid #000000" fo:border-right="none" fo:border-top="none" fo:border-bottom="none" style:writing-mode="page"/>
    </style:style>
    <style:style style:name="Table16" style:family="table">
      <style:table-properties style:width="3.979cm" table:align="center" style:may-break-between-rows="false"/>
    </style:style>
    <style:style style:name="Table16.A" style:family="table-column">
      <style:table-column-properties style:column-width="2.147cm"/>
    </style:style>
    <style:style style:name="Table16.B" style:family="table-column">
      <style:table-column-properties style:column-width="0.159cm"/>
    </style:style>
    <style:style style:name="Table16.C" style:family="table-column">
      <style:table-column-properties style:column-width="1.674cm"/>
    </style:style>
    <style:style style:name="Table16.A1" style:family="table-cell">
      <style:table-cell-properties fo:padding="0.049cm" fo:border="none" style:writing-mode="page"/>
    </style:style>
    <style:style style:name="Table16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6.C2" style:family="table-cell">
      <style:table-cell-properties fo:padding="0.049cm" fo:border-left="0.05pt solid #000000" fo:border-right="none" fo:border-top="none" fo:border-bottom="none" style:writing-mode="page"/>
    </style:style>
    <style:style style:name="Table16.3" style:family="table-row">
      <style:table-row-properties style:min-row-height="0.773cm"/>
    </style:style>
    <style:style style:name="Table17" style:family="table">
      <style:table-properties style:width="4.36cm" table:align="center" style:may-break-between-rows="false"/>
    </style:style>
    <style:style style:name="Table17.A" style:family="table-column">
      <style:table-column-properties style:column-width="2.526cm"/>
    </style:style>
    <style:style style:name="Table17.B" style:family="table-column">
      <style:table-column-properties style:column-width="0.157cm"/>
    </style:style>
    <style:style style:name="Table17.C" style:family="table-column">
      <style:table-column-properties style:column-width="1.677cm"/>
    </style:style>
    <style:style style:name="Table17.A1" style:family="table-cell">
      <style:table-cell-properties fo:padding="0.049cm" fo:border="none" style:writing-mode="page"/>
    </style:style>
    <style:style style:name="Table17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7.C2" style:family="table-cell">
      <style:table-cell-properties fo:padding="0.049cm" fo:border-left="0.05pt solid #000000" fo:border-right="none" fo:border-top="none" fo:border-bottom="none" style:writing-mode="page"/>
    </style:style>
    <style:style style:name="Table18" style:family="table">
      <style:table-properties style:width="4.36cm" table:align="center" style:may-break-between-rows="false"/>
    </style:style>
    <style:style style:name="Table18.A" style:family="table-column">
      <style:table-column-properties style:column-width="2.526cm"/>
    </style:style>
    <style:style style:name="Table18.B" style:family="table-column">
      <style:table-column-properties style:column-width="0.157cm"/>
    </style:style>
    <style:style style:name="Table18.C" style:family="table-column">
      <style:table-column-properties style:column-width="1.677cm"/>
    </style:style>
    <style:style style:name="Table18.A1" style:family="table-cell">
      <style:table-cell-properties fo:padding="0.049cm" fo:border="none" style:writing-mode="page"/>
    </style:style>
    <style:style style:name="Table18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8.C2" style:family="table-cell">
      <style:table-cell-properties fo:padding="0.049cm" fo:border-left="0.05pt solid #000000" fo:border-right="none" fo:border-top="none" fo:border-bottom="none" style:writing-mode="page"/>
    </style:style>
    <style:style style:name="Table19" style:family="table">
      <style:table-properties style:width="5.031cm" table:align="center" style:may-break-between-rows="false"/>
    </style:style>
    <style:style style:name="Table19.A" style:family="table-column">
      <style:table-column-properties style:column-width="2.57cm"/>
    </style:style>
    <style:style style:name="Table19.B" style:family="table-column">
      <style:table-column-properties style:column-width="0.157cm"/>
    </style:style>
    <style:style style:name="Table19.C" style:family="table-column">
      <style:table-column-properties style:column-width="2.304cm"/>
    </style:style>
    <style:style style:name="Table19.A1" style:family="table-cell">
      <style:table-cell-properties fo:padding="0.049cm" fo:border="none" style:writing-mode="page"/>
    </style:style>
    <style:style style:name="Table19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9.C2" style:family="table-cell">
      <style:table-cell-properties fo:padding="0.049cm" fo:border-left="0.05pt solid #000000" fo:border-right="none" fo:border-top="none" fo:border-bottom="none" style:writing-mode="page"/>
    </style:style>
    <style:style style:name="Table20" style:family="table">
      <style:table-properties style:width="4.568cm" table:align="center" style:may-break-between-rows="false"/>
    </style:style>
    <style:style style:name="Table20.A" style:family="table-column">
      <style:table-column-properties style:column-width="2.101cm"/>
    </style:style>
    <style:style style:name="Table20.B" style:family="table-column">
      <style:table-column-properties style:column-width="0.161cm"/>
    </style:style>
    <style:style style:name="Table20.C" style:family="table-column">
      <style:table-column-properties style:column-width="2.307cm"/>
    </style:style>
    <style:style style:name="Table20.A1" style:family="table-cell">
      <style:table-cell-properties fo:padding="0.049cm" fo:border="none" style:writing-mode="page"/>
    </style:style>
    <style:style style:name="Table20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0.C2" style:family="table-cell">
      <style:table-cell-properties fo:padding="0.049cm" fo:border-left="0.05pt solid #000000" fo:border-right="none" fo:border-top="none" fo:border-bottom="none" style:writing-mode="page"/>
    </style:style>
    <style:style style:name="Table21" style:family="table">
      <style:table-properties style:width="4.611cm" table:align="center" style:may-break-between-rows="false"/>
    </style:style>
    <style:style style:name="Table21.A" style:family="table-column">
      <style:table-column-properties style:column-width="2.147cm"/>
    </style:style>
    <style:style style:name="Table21.B" style:family="table-column">
      <style:table-column-properties style:column-width="0.161cm"/>
    </style:style>
    <style:style style:name="Table21.C" style:family="table-column">
      <style:table-column-properties style:column-width="2.304cm"/>
    </style:style>
    <style:style style:name="Table21.A1" style:family="table-cell">
      <style:table-cell-properties fo:padding="0.049cm" fo:border="none" style:writing-mode="page"/>
    </style:style>
    <style:style style:name="Table21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1.C2" style:family="table-cell">
      <style:table-cell-properties fo:padding="0.049cm" fo:border-left="0.05pt solid #000000" fo:border-right="none" fo:border-top="none" fo:border-bottom="none" style:writing-mode="page"/>
    </style:style>
    <style:style style:name="Table22" style:family="table">
      <style:table-properties style:width="4.611cm" table:align="center" style:may-break-between-rows="false"/>
    </style:style>
    <style:style style:name="Table22.A" style:family="table-column">
      <style:table-column-properties style:column-width="2.147cm"/>
    </style:style>
    <style:style style:name="Table22.B" style:family="table-column">
      <style:table-column-properties style:column-width="0.161cm"/>
    </style:style>
    <style:style style:name="Table22.C" style:family="table-column">
      <style:table-column-properties style:column-width="2.304cm"/>
    </style:style>
    <style:style style:name="Table22.A1" style:family="table-cell">
      <style:table-cell-properties fo:padding="0.049cm" fo:border="none" style:writing-mode="page"/>
    </style:style>
    <style:style style:name="Table22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2.C2" style:family="table-cell">
      <style:table-cell-properties fo:padding="0.049cm" fo:border-left="0.05pt solid #000000" fo:border-right="none" fo:border-top="none" fo:border-bottom="none" style:writing-mode="page"/>
    </style:style>
    <style:style style:name="Table23" style:family="table">
      <style:table-properties style:width="4.12cm" fo:margin-left="0.432cm" table:align="left" style:may-break-between-rows="false"/>
    </style:style>
    <style:style style:name="Table23.A" style:family="table-column">
      <style:table-column-properties style:column-width="1.893cm"/>
    </style:style>
    <style:style style:name="Table23.B" style:family="table-column">
      <style:table-column-properties style:column-width="0.321cm"/>
    </style:style>
    <style:style style:name="Table23.C" style:family="table-column">
      <style:table-column-properties style:column-width="1.907cm"/>
    </style:style>
    <style:style style:name="Table23.A1" style:family="table-cell">
      <style:table-cell-properties fo:padding="0.049cm" fo:border="none" style:writing-mode="page"/>
    </style:style>
    <style:style style:name="Table23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3.C2" style:family="table-cell">
      <style:table-cell-properties fo:padding="0.049cm" fo:border-left="0.05pt solid #000000" fo:border-right="none" fo:border-top="none" fo:border-bottom="none" style:writing-mode="page"/>
    </style:style>
    <style:style style:name="Table24" style:family="table">
      <style:table-properties style:width="4.523cm" table:align="center" style:may-break-between-rows="false"/>
    </style:style>
    <style:style style:name="Table24.A" style:family="table-column">
      <style:table-column-properties style:column-width="2.053cm"/>
    </style:style>
    <style:style style:name="Table24.B" style:family="table-column">
      <style:table-column-properties style:column-width="0.161cm"/>
    </style:style>
    <style:style style:name="Table24.C" style:family="table-column">
      <style:table-column-properties style:column-width="2.309cm"/>
    </style:style>
    <style:style style:name="Table24.A1" style:family="table-cell">
      <style:table-cell-properties fo:padding="0.049cm" fo:border="none" style:writing-mode="page"/>
    </style:style>
    <style:style style:name="Table24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4.C2" style:family="table-cell">
      <style:table-cell-properties fo:padding="0.049cm" fo:border-left="0.05pt solid #000000" fo:border-right="none" fo:border-top="none" fo:border-bottom="none" style:writing-mode="page"/>
    </style:style>
    <style:style style:name="Tableau56" style:family="table">
      <style:table-properties style:width="9.151cm" table:align="margins"/>
    </style:style>
    <style:style style:name="Tableau56.A" style:family="table-column">
      <style:table-column-properties style:column-width="1.831cm" style:rel-column-width="13107*"/>
    </style:style>
    <style:style style:name="Tableau56.1" style:family="table-row">
      <style:table-row-properties style:min-row-height="0.6cm"/>
    </style:style>
    <style:style style:name="Tableau56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paragraph-properties fo:text-align="end" style:justify-single-word="false"/>
      <style:text-properties officeooo:paragraph-rsid="00d4df5c"/>
    </style:style>
    <style:style style:name="P12" style:family="paragraph" style:parent-style-name="Footer">
      <style:paragraph-properties fo:text-align="start" style:justify-single-word="false"/>
      <style:text-properties officeooo:paragraph-rsid="00d4df5c"/>
    </style:style>
    <style:style style:name="P13" style:family="paragraph" style:parent-style-name="Footer">
      <style:paragraph-properties fo:text-align="start" style:justify-single-word="false"/>
      <style:text-properties officeooo:paragraph-rsid="0211dd7e"/>
    </style:style>
    <style:style style:name="P14" style:family="paragraph" style:parent-style-name="Footer">
      <style:text-properties officeooo:rsid="00178920" officeooo:paragraph-rsid="00178920"/>
    </style:style>
    <style:style style:name="P15" style:family="paragraph" style:parent-style-name="Footer">
      <style:text-properties officeooo:paragraph-rsid="00c384cf"/>
    </style:style>
    <style:style style:name="P16" style:family="paragraph" style:parent-style-name="Footer">
      <style:text-properties officeooo:paragraph-rsid="00d4df5c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30c4d7d"/>
    </style:style>
    <style:style style:name="P52" style:family="paragraph" style:parent-style-name="Footer">
      <style:text-properties officeooo:paragraph-rsid="008d016c"/>
    </style:style>
    <style:style style:name="P53" style:family="paragraph" style:parent-style-name="Footer">
      <style:text-properties officeooo:paragraph-rsid="010f7046"/>
    </style:style>
    <style:style style:name="P54" style:family="paragraph" style:parent-style-name="Footer">
      <style:text-properties officeooo:paragraph-rsid="01120261"/>
    </style:style>
    <style:style style:name="P55" style:family="paragraph" style:parent-style-name="Footer">
      <style:text-properties officeooo:rsid="0242edd8" officeooo:paragraph-rsid="0242edd8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_5f_Header_20_G_20_page_20_impaire_20__28_D_29_">
      <style:text-properties officeooo:paragraph-rsid="01259ec2"/>
    </style:style>
    <style:style style:name="P67" style:family="paragraph" style:parent-style-name="_5f_Header_20_G_20_page_20_impaire_20__28_D_29_">
      <style:text-properties officeooo:paragraph-rsid="00c87b35"/>
    </style:style>
    <style:style style:name="P6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9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0" style:family="paragraph" style:parent-style-name="_5f_Header_20_G_20_page_20_paire_20__28_G_29_">
      <style:text-properties officeooo:paragraph-rsid="00eb2abc"/>
    </style:style>
    <style:style style:name="P71" style:family="paragraph" style:parent-style-name="_5f_Header_20_G_20_page_20_paire_20__28_G_29_">
      <style:paragraph-properties fo:text-align="start" style:justify-single-word="false"/>
    </style:style>
    <style:style style:name="P72" style:family="paragraph" style:parent-style-name="_5f_Header_20_G_20_page_20_paire_20__28_G_29_">
      <style:text-properties officeooo:paragraph-rsid="0334a5be"/>
    </style:style>
    <style:style style:name="P73" style:family="paragraph" style:parent-style-name="_5f_Header_20_N_20_page_20_impaire_20__28_D_29_">
      <style:paragraph-properties fo:text-align="start" style:justify-single-word="false"/>
    </style:style>
    <style:style style:name="P74" style:family="paragraph" style:parent-style-name="_5f_Header_20_N_20_page_20_impaire_20__28_D_29_">
      <style:text-properties officeooo:rsid="027aa87d" officeooo:paragraph-rsid="027aa87d"/>
    </style:style>
    <style:style style:name="P75" style:family="paragraph" style:parent-style-name="_5f_Header_20_N_20_page_20_impaire_20__28_D_29_">
      <style:text-properties officeooo:rsid="0277791e" officeooo:paragraph-rsid="0277791e"/>
    </style:style>
    <style:style style:name="P7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8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8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P8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9c03d7" officeooo:paragraph-rsid="00863005"/>
    </style:style>
    <style:style style:name="P87" style:family="paragraph" style:parent-style-name="Header">
      <style:paragraph-properties fo:text-align="center" style:justify-single-word="false"/>
      <style:text-properties officeooo:paragraph-rsid="00ab054e"/>
    </style:style>
    <style:style style:name="P88" style:family="paragraph" style:parent-style-name="Header">
      <style:paragraph-properties fo:text-align="center" style:justify-single-word="false"/>
      <style:text-properties officeooo:paragraph-rsid="00c10aa6"/>
    </style:style>
    <style:style style:name="P89" style:family="paragraph" style:parent-style-name="Header">
      <style:paragraph-properties fo:text-align="start" style:justify-single-word="false"/>
      <style:text-properties officeooo:paragraph-rsid="0289fb01"/>
    </style:style>
    <style:style style:name="P90" style:family="paragraph" style:parent-style-name="Header">
      <style:paragraph-properties fo:text-align="start" style:justify-single-word="false"/>
      <style:text-properties officeooo:paragraph-rsid="0211dd7e"/>
    </style:style>
    <style:style style:name="P91" style:family="paragraph" style:parent-style-name="Header">
      <style:paragraph-properties fo:text-align="start" style:justify-single-word="false"/>
      <style:text-properties officeooo:paragraph-rsid="02a56131"/>
    </style:style>
    <style:style style:name="P9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5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9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7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9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0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01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0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3" style:family="paragraph" style:parent-style-name="_5f_Paragraphe_5f_Correction">
      <style:text-properties officeooo:paragraph-rsid="0217dccc"/>
    </style:style>
    <style:style style:name="P104" style:family="paragraph" style:parent-style-name="_5f_Paragraphe_5f_Réponse_5f_Pointillés_5f_Grisés">
      <style:text-properties fo:color="#b3b3b3" loext:opacity="100%" style:font-name="Bitstream Vera Sans4" fo:font-size="10pt" fo:font-style="normal" officeooo:paragraph-rsid="02168741" fo:background-color="transparent"/>
    </style:style>
    <style:style style:name="P105" style:family="paragraph" style:parent-style-name="_5f_Tableau_20_Droit">
      <style:paragraph-properties fo:text-align="start" style:justify-single-word="false"/>
    </style:style>
    <style:style style:name="P106" style:family="paragraph" style:parent-style-name="_5f_Tableau_20_Droit">
      <style:paragraph-properties fo:text-align="start" style:justify-single-word="false"/>
      <style:text-properties officeooo:paragraph-rsid="021ed18c"/>
    </style:style>
    <style:style style:name="P107" style:family="paragraph" style:parent-style-name="_5f_Tableau_20_Droit">
      <style:paragraph-properties fo:text-align="start" style:justify-single-word="false"/>
      <style:text-properties officeooo:paragraph-rsid="02205278"/>
    </style:style>
    <style:style style:name="P108" style:family="paragraph" style:parent-style-name="_5f_Tableau_20_Droit">
      <style:paragraph-properties fo:text-align="start" style:justify-single-word="false"/>
      <style:text-properties officeooo:paragraph-rsid="021f6adc"/>
    </style:style>
    <style:style style:name="P109" style:family="paragraph" style:parent-style-name="_5f_Tableau_20_Droit">
      <style:text-properties officeooo:paragraph-rsid="021f6adc"/>
    </style:style>
    <style:style style:name="P110" style:family="paragraph" style:parent-style-name="_5f_Tableau_20_Droit">
      <style:paragraph-properties fo:text-align="start" style:justify-single-word="false"/>
      <style:text-properties officeooo:rsid="0222d453" officeooo:paragraph-rsid="0222d453"/>
    </style:style>
    <style:style style:name="P111" style:family="paragraph" style:parent-style-name="_5f_Tableau_20_Droit">
      <style:paragraph-properties fo:text-align="start" style:justify-single-word="false"/>
      <style:text-properties fo:color="#000000" loext:opacity="100%" style:font-name="Bitstream Vera Sans" fo:font-size="10pt" fo:language="fr" fo:country="FR" officeooo:paragraph-rsid="0222f67d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2" style:family="paragraph" style:parent-style-name="_5f_Tableau_20_Droit">
      <style:paragraph-properties fo:text-align="start" style:justify-single-word="false"/>
      <style:text-properties fo:color="#000000" loext:opacity="100%" style:font-name="Bitstream Vera Sans" fo:font-size="10pt" fo:language="fr" fo:country="FR" officeooo:paragraph-rsid="0223a351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3" style:family="paragraph" style:parent-style-name="_5f_Tableau_20_Droit">
      <style:paragraph-properties fo:text-align="start" style:justify-single-word="false"/>
      <style:text-properties fo:color="#000000" loext:opacity="100%" style:font-name="Bitstream Vera Sans" fo:font-size="10pt" fo:language="fr" fo:country="FR" officeooo:paragraph-rsid="0227a1da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4" style:family="paragraph" style:parent-style-name="_5f_Tableau_20_Droit">
      <style:paragraph-properties fo:text-align="start" style:justify-single-word="false"/>
      <style:text-properties fo:color="#000000" loext:opacity="100%" style:font-name="Bitstream Vera Sans" fo:font-size="10pt" fo:language="fr" fo:country="FR" officeooo:paragraph-rsid="0228e4c9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5" style:family="paragraph" style:parent-style-name="_5f_Tableau_20_Gauche">
      <style:text-properties officeooo:paragraph-rsid="021ed18c"/>
    </style:style>
    <style:style style:name="P116" style:family="paragraph" style:parent-style-name="_5f_Tableau_20_Gauche">
      <style:text-properties fo:color="#b3b3b3" loext:opacity="100%" style:font-name="Bitstream Vera Sans4" fo:font-size="10pt" fo:language="fr" fo:country="FR" fo:font-style="normal" officeooo:paragraph-rsid="02205278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7" style:family="paragraph" style:parent-style-name="_5f_Tableau_20_Gauche">
      <style:text-properties officeooo:paragraph-rsid="02211790"/>
    </style:style>
    <style:style style:name="P118" style:family="paragraph" style:parent-style-name="_5f_Tableau_20_Gauche">
      <style:text-properties officeooo:paragraph-rsid="0222f67d"/>
    </style:style>
    <style:style style:name="P119" style:family="paragraph" style:parent-style-name="_5f_Tableau_20_Gauche">
      <style:text-properties officeooo:paragraph-rsid="0223d763"/>
    </style:style>
    <style:style style:name="P120" style:family="paragraph" style:parent-style-name="_5f_Tableau_20_Gauche">
      <style:text-properties officeooo:paragraph-rsid="0225a712"/>
    </style:style>
    <style:style style:name="P121" style:family="paragraph" style:parent-style-name="_5f_Tableau_20_Gauche">
      <style:text-properties officeooo:paragraph-rsid="0227a1da"/>
    </style:style>
    <style:style style:name="P122" style:family="paragraph" style:parent-style-name="_5f_Tableau_20_Gauche">
      <style:text-properties officeooo:paragraph-rsid="0228e4c9"/>
    </style:style>
    <style:style style:name="P123" style:family="paragraph" style:parent-style-name="_5f_Tableau_5f_Centré">
      <style:paragraph-properties fo:text-align="start" style:justify-single-word="false"/>
    </style:style>
    <style:style style:name="P124" style:family="paragraph" style:parent-style-name="_5f_Footer_20_page_20_impaire_20__28_D_29_"/>
    <style:style style:name="P125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7" style:family="paragraph" style:parent-style-name="_5f_Footer_20_page_20_paire_20__28_G_29_">
      <style:text-properties fo:font-size="9pt" style:font-size-asian="9pt" style:font-size-complex="9pt"/>
    </style:style>
    <style:style style:name="P128" style:family="paragraph" style:parent-style-name="_5f_Footer_20_page_20_paire_20__28_G_29_"/>
    <style:style style:name="P129" style:family="paragraph" style:parent-style-name="_5f_Paragraphe_5f_Réponse_5f_Elève" style:list-style-name="_5f_Numérotation_20_des_20_exercices"/>
    <style:style style:name="P130" style:family="paragraph" style:parent-style-name="_5f_Paragraphe_5f_Réponse_5f_Elève" style:list-style-name="_5f_Numérotation_20_des_20_exercices">
      <style:text-properties officeooo:paragraph-rsid="022c9a97"/>
    </style:style>
    <style:style style:name="P13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32" style:family="paragraph" style:parent-style-name="_5f_Premier_5f_Titre_5f_Exercices_5f_avec_5f_Num_5f_Exo_5f_sans_5f_Titre" style:list-style-name="_5f_Numérotation_20_des_20_exercices" style:master-page-name="_33__5f_3_5f_SERIE_5f_N_5f_GAUCHE_5f_ET_5f_DROITE_5f_2COL">
      <style:paragraph-properties style:page-number="151" fo:break-before="auto" fo:break-after="auto"/>
    </style:style>
    <style:style style:name="P133" style:family="paragraph" style:parent-style-name="_5f_Tableau_5f_Centré" style:list-style-name="List_20_1"/>
    <style:style style:name="P134" style:family="paragraph" style:parent-style-name="_5f_Tableau_5f_Centré_5f_Gras" style:list-style-name="List_20_1"/>
    <style:style style:name="P135" style:family="paragraph" style:parent-style-name="_5f_Titre_5f_Exercices_5f_sans_5f_Titre" style:list-style-name="_5f_Numérotation_20_des_20_exercices"/>
    <style:style style:name="P13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0" style:family="paragraph">
      <style:paragraph-properties fo:text-align="center"/>
    </style:style>
    <style:style style:name="P14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43" style:family="paragraph">
      <loext:graphic-properties draw:fill="solid" draw:fill-color="#7fb241"/>
    </style:style>
    <style:style style:name="P144" style:family="paragraph">
      <loext:graphic-properties draw:fill="solid" draw:fill-color="#1ca2b8"/>
    </style:style>
    <style:style style:name="P14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d62e4e"/>
    </style:style>
    <style:style style:name="P147" style:family="paragraph">
      <loext:graphic-properties draw:fill="solid" draw:fill-color="#d7e12c"/>
    </style:style>
    <style:style style:name="P148" style:family="paragraph">
      <loext:graphic-properties draw:fill="none" draw:fill-color="#eeeeee"/>
    </style:style>
    <style:style style:name="P149" style:family="paragraph">
      <loext:graphic-properties draw:fill-color="#000000"/>
      <style:paragraph-properties fo:text-align="center"/>
    </style:style>
    <style:style style:name="P15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1b6dc57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2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53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54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55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56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57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officeooo:rsid="00b5d2d1"/>
    </style:style>
    <style:style style:name="T148" style:family="text">
      <style:text-properties officeooo:rsid="015f088a"/>
    </style:style>
    <style:style style:name="T149" style:family="text">
      <style:text-properties officeooo:rsid="0160d7ef"/>
    </style:style>
    <style:style style:name="T150" style:family="text">
      <style:text-properties officeooo:rsid="02735980"/>
    </style:style>
    <style:style style:name="T151" style:family="text">
      <style:text-properties officeooo:rsid="02757f12"/>
    </style:style>
    <style:style style:name="T152" style:family="text">
      <style:text-properties officeooo:rsid="0272f9e5"/>
    </style:style>
    <style:style style:name="T153" style:family="text">
      <style:text-properties officeooo:rsid="026ec296"/>
    </style:style>
    <style:style style:name="T154" style:family="text">
      <style:text-properties officeooo:rsid="0268e0aa"/>
    </style:style>
    <style:style style:name="T155" style:family="text">
      <style:text-properties officeooo:rsid="0072f07f"/>
    </style:style>
    <style:style style:name="T15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7" style:family="text">
      <style:text-properties officeooo:rsid="01f8729d"/>
    </style:style>
    <style:style style:name="T158" style:family="text">
      <style:text-properties officeooo:rsid="010c4d3a"/>
    </style:style>
    <style:style style:name="T159" style:family="text">
      <style:text-properties fo:font-size="16pt" style:font-size-asian="16pt" style:font-size-complex="16pt"/>
    </style:style>
    <style:style style:name="T160" style:family="text">
      <style:text-properties officeooo:rsid="00b6801f"/>
    </style:style>
    <style:style style:name="T161" style:family="text">
      <style:text-properties officeooo:rsid="0334a5be"/>
    </style:style>
    <style:style style:name="T162" style:family="text">
      <style:text-properties officeooo:rsid="0315af39"/>
    </style:style>
    <style:style style:name="T163" style:family="text">
      <style:text-properties officeooo:rsid="014407b5"/>
    </style:style>
    <style:style style:name="T164" style:family="text">
      <style:text-properties officeooo:rsid="008d016c"/>
    </style:style>
    <style:style style:name="T165" style:family="text">
      <style:text-properties officeooo:rsid="009e3fdd"/>
    </style:style>
    <style:style style:name="T166" style:family="text">
      <style:text-properties officeooo:rsid="00a4cf55"/>
    </style:style>
    <style:style style:name="T167" style:family="text">
      <style:text-properties officeooo:rsid="005a3fa8"/>
    </style:style>
    <style:style style:name="T168" style:family="text">
      <style:text-properties officeooo:rsid="00415f3a"/>
    </style:style>
    <style:style style:name="T169" style:family="text">
      <style:text-properties officeooo:rsid="00386ebd"/>
    </style:style>
    <style:style style:name="T170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a59a60"/>
    </style:style>
    <style:style style:name="T173" style:family="text">
      <style:text-properties officeooo:rsid="01fe03f2"/>
    </style:style>
    <style:style style:name="T174" style:family="text">
      <style:text-properties officeooo:rsid="0096b4e2"/>
    </style:style>
    <style:style style:name="T175" style:family="text">
      <style:text-properties officeooo:rsid="0032e83a"/>
    </style:style>
    <style:style style:name="T176" style:family="text">
      <style:text-properties officeooo:rsid="002b33ed"/>
    </style:style>
    <style:style style:name="T177" style:family="text">
      <style:text-properties officeooo:rsid="00a59037"/>
    </style:style>
    <style:style style:name="T178" style:family="text">
      <style:text-properties fo:language="zxx" fo:country="none" style:language-asian="zxx" style:country-asian="none"/>
    </style:style>
    <style:style style:name="T179" style:family="text">
      <style:text-properties fo:font-style="normal" officeooo:rsid="02137540"/>
    </style:style>
    <style:style style:name="T180" style:family="text">
      <style:text-properties fo:font-style="normal" officeooo:rsid="02168741"/>
    </style:style>
    <style:style style:name="T181" style:family="text">
      <style:text-properties fo:font-style="normal" officeooo:rsid="021ed18c"/>
    </style:style>
    <style:style style:name="T182" style:family="text">
      <style:text-properties fo:font-style="normal" style:text-underline-style="solid" style:text-underline-width="auto" style:text-underline-color="font-color" officeooo:rsid="021ed18c"/>
    </style:style>
    <style:style style:name="T183" style:family="text">
      <style:text-properties fo:font-style="normal" style:text-underline-style="solid" style:text-underline-width="auto" style:text-underline-color="font-color" officeooo:rsid="021f6adc"/>
    </style:style>
    <style:style style:name="T184" style:family="text">
      <style:text-properties fo:font-style="normal" style:text-underline-style="solid" style:text-underline-width="auto" style:text-underline-color="font-color" officeooo:rsid="02205278"/>
    </style:style>
    <style:style style:name="T185" style:family="text">
      <style:text-properties fo:font-style="normal" style:text-underline-style="solid" style:text-underline-width="auto" style:text-underline-color="font-color" officeooo:rsid="0222d453"/>
    </style:style>
    <style:style style:name="T186" style:family="text">
      <style:text-properties fo:font-style="normal" style:text-underline-style="none"/>
    </style:style>
    <style:style style:name="T187" style:family="text">
      <style:text-properties fo:font-style="normal" style:text-underline-style="none" officeooo:rsid="021f6adc"/>
    </style:style>
    <style:style style:name="T188" style:family="text">
      <style:text-properties fo:font-style="normal" officeooo:rsid="021f6adc"/>
    </style:style>
    <style:style style:name="T189" style:family="text">
      <style:text-properties fo:font-style="normal" officeooo:rsid="02205278"/>
    </style:style>
    <style:style style:name="T190" style:family="text">
      <style:text-properties fo:font-style="normal" officeooo:rsid="022a4f0c"/>
    </style:style>
    <style:style style:name="T191" style:family="text">
      <style:text-properties fo:font-style="normal" officeooo:rsid="022a9cb3"/>
    </style:style>
    <style:style style:name="T192" style:family="text">
      <style:text-properties fo:font-style="normal" officeooo:rsid="022c9a97"/>
    </style:style>
    <style:style style:name="T193" style:family="text">
      <style:text-properties fo:font-style="normal" officeooo:rsid="02325856"/>
    </style:style>
    <style:style style:name="T194" style:family="text">
      <style:text-properties officeooo:rsid="02168741"/>
    </style:style>
    <style:style style:name="T195" style:family="text">
      <style:text-properties fo:color="#000000" loext:opacity="100%"/>
    </style:style>
    <style:style style:name="T196" style:family="text">
      <style:text-properties fo:color="#000000" loext:opacity="100%" style:font-name="Bitstream Vera Sans" fo:font-size="10pt" fo:language="fr" fo:country="FR" officeooo:rsid="0216874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7" style:family="text">
      <style:text-properties fo:color="#000000" loext:opacity="100%" style:font-name="Bitstream Vera Sans" fo:font-size="10pt" fo:language="fr" fo:country="FR" officeooo:rsid="0217dcc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8" style:family="text">
      <style:text-properties fo:color="#000000" loext:opacity="100%" style:font-name="Bitstream Vera Sans" fo:font-size="10pt" fo:language="fr" fo:country="FR" officeooo:rsid="0221179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9" style:family="text">
      <style:text-properties fo:color="#000000" loext:opacity="100%" style:font-name="Bitstream Vera Sans" fo:font-size="10pt" fo:language="fr" fo:country="FR" officeooo:rsid="0222f67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0" style:family="text">
      <style:text-properties fo:color="#000000" loext:opacity="100%" style:font-name="Bitstream Vera Sans" fo:font-size="10pt" fo:language="fr" fo:country="FR" officeooo:rsid="0223d76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1" style:family="text">
      <style:text-properties fo:color="#000000" loext:opacity="100%" style:font-name="Bitstream Vera Sans" fo:font-size="10pt" fo:language="fr" fo:country="FR" officeooo:rsid="0225a71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2" style:family="text">
      <style:text-properties fo:color="#000000" loext:opacity="100%" style:font-name="Bitstream Vera Sans" fo:font-size="10pt" fo:language="fr" fo:country="FR" officeooo:rsid="0227a1d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3" style:family="text">
      <style:text-properties fo:color="#000000" loext:opacity="100%" style:font-name="Bitstream Vera Sans" fo:font-size="10pt" fo:language="fr" fo:country="FR" officeooo:rsid="0228e4c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4" style:family="text">
      <style:text-properties fo:color="#000000" loext:opacity="100%" style:font-name="Bitstream Vera Sans" fo:font-size="10pt" fo:language="fr" fo:country="FR" officeooo:rsid="022ea41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5" style:family="text">
      <style:text-properties fo:color="#000000" loext:opacity="100%" style:font-name="Bitstream Vera Sans" fo:font-size="10pt" fo:language="fr" fo:country="FR" style:text-underline-style="solid" style:text-underline-width="auto" style:text-underline-color="font-color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6" style:family="text">
      <style:text-properties fo:color="#000000" loext:opacity="100%" style:font-name="Bitstream Vera Sans" fo:font-size="10pt" fo:language="fr" fo:country="FR" style:text-underline-style="solid" style:text-underline-width="auto" style:text-underline-color="font-color" officeooo:rsid="021f6ad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7" style:family="text">
      <style:text-properties fo:color="#000000" loext:opacity="100%" style:font-name="Bitstream Vera Sans" fo:font-size="10pt" fo:language="fr" fo:country="FR" style:text-underline-style="solid" style:text-underline-width="auto" style:text-underline-color="font-color" officeooo:rsid="02205278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8" style:family="text">
      <style:text-properties fo:color="#000000" loext:opacity="100%" style:font-name="Bitstream Vera Sans" fo:font-size="10pt" fo:language="fr" fo:country="FR" style:text-underline-style="solid" style:text-underline-width="auto" style:text-underline-color="font-color" officeooo:rsid="0221179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9" style:family="text">
      <style:text-properties fo:color="#000000" loext:opacity="100%" style:font-name="Bitstream Vera Sans" fo:font-size="10pt" fo:language="fr" fo:country="FR" style:text-underline-style="solid" style:text-underline-width="auto" style:text-underline-color="font-color" officeooo:rsid="0222f67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0" style:family="text">
      <style:text-properties fo:color="#000000" loext:opacity="100%" style:font-name="Bitstream Vera Sans" fo:font-size="10pt" fo:language="fr" fo:country="FR" style:text-underline-style="solid" style:text-underline-width="auto" style:text-underline-color="font-color" officeooo:rsid="0225a71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1" style:family="text">
      <style:text-properties fo:color="#000000" loext:opacity="100%" style:font-name="Bitstream Vera Sans" fo:font-size="10pt" fo:language="fr" fo:country="FR" style:text-underline-style="solid" style:text-underline-width="auto" style:text-underline-color="font-color" officeooo:rsid="0227a1d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2" style:family="text">
      <style:text-properties fo:color="#000000" loext:opacity="100%" style:font-name="Bitstream Vera Sans" fo:font-size="10pt" fo:language="fr" fo:country="FR" style:text-underline-style="solid" style:text-underline-width="auto" style:text-underline-color="font-color" officeooo:rsid="0228e4c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3" style:family="text">
      <style:text-properties fo:color="#000000" loext:opacity="100%" style:font-name="Bitstream Vera Sans" fo:font-size="10pt" fo:language="fr" fo:country="FR" fo:font-style="normal" officeooo:rsid="021f6ad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4" style:family="text">
      <style:text-properties fo:color="#000000" loext:opacity="100%" style:font-name="Bitstream Vera Sans" fo:font-size="10pt" fo:language="fr" fo:country="FR" fo:font-style="normal" officeooo:rsid="02205278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5" style:family="text">
      <style:text-properties fo:color="#000000" loext:opacity="100%" style:font-name="Bitstream Vera Sans" fo:font-size="10pt" fo:language="fr" fo:country="FR" fo:font-style="normal" officeooo:rsid="0221179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6" style:family="text">
      <style:text-properties fo:color="#000000" loext:opacity="100%" style:font-name="Bitstream Vera Sans" fo:font-size="10pt" fo:language="fr" fo:country="FR" fo:font-style="normal" officeooo:rsid="022a9cb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7" style:family="text">
      <style:text-properties fo:color="#000000" loext:opacity="100%" style:font-name="Bitstream Vera Sans" fo:font-size="10pt" fo:language="fr" fo:country="FR" fo:font-style="normal" officeooo:rsid="022c9a9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8" style:family="text">
      <style:text-properties fo:color="#000000" loext:opacity="100%" style:font-name="Bitstream Vera Sans" fo:font-size="10pt" fo:language="fr" fo:country="FR" fo:font-style="normal" officeooo:rsid="0232585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9" style:family="text">
      <style:text-properties fo:color="#000000" loext:opacity="100%" style:font-name="Bitstream Vera Sans" fo:font-size="10pt" fo:language="fr" fo:country="FR" fo:font-style="normal" style:text-underline-style="solid" style:text-underline-width="auto" style:text-underline-color="font-color" officeooo:rsid="0221179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0" style:family="text">
      <style:text-properties fo:color="#000000" loext:opacity="100%" style:font-name="Bitstream Vera Sans" fo:font-size="10pt" fo:language="fr" fo:country="FR" fo:font-style="normal" style:text-underline-style="none" officeooo:rsid="0221179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1" style:family="text">
      <style:text-properties fo:color="#000000" loext:opacity="100%" style:font-name="Bitstream Vera Sans" fo:font-size="10pt" fo:language="fr" fo:country="FR" fo:font-style="normal" style:text-underline-style="none" officeooo:rsid="0222d45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2" style:family="text">
      <style:text-properties fo:color="#000000" loext:opacity="100%" style:font-name="Bitstream Vera Sans" fo:font-size="10pt" fo:language="fr" fo:country="FR" style:text-underline-style="none" officeooo:rsid="021f6ad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3" style:family="text">
      <style:text-properties fo:color="#000000" loext:opacity="100%" style:font-name="Bitstream Vera Sans" fo:font-size="10pt" fo:language="fr" fo:country="FR" style:text-underline-style="none" officeooo:rsid="02205278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4" style:family="text">
      <style:text-properties fo:color="#000000" loext:opacity="100%" style:font-name="Bitstream Vera Sans" fo:font-size="10pt" fo:language="fr" fo:country="FR" style:text-underline-style="none" officeooo:rsid="0222f67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5" style:family="text">
      <style:text-properties fo:color="#000000" loext:opacity="100%" style:font-name="Bitstream Vera Sans" fo:font-size="10pt" fo:language="fr" fo:country="FR" style:text-underline-style="none" officeooo:rsid="0225a71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6" style:family="text">
      <style:text-properties fo:color="#000000" loext:opacity="100%" style:font-name="Bitstream Vera Sans" fo:font-size="10pt" fo:language="fr" fo:country="FR" style:text-underline-style="none" officeooo:rsid="0228e4c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7" style:family="text">
      <style:text-properties fo:color="#000000" loext:opacity="100%" style:font-name="Bitstream Vera Sans" fo:font-size="10pt" fo:language="fr" fo:country="FR" style:text-underline-style="none" officeooo:rsid="021f6adc" style:letter-kerning="true" fo:background-color="transparent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8" style:family="text">
      <style:text-properties fo:color="#000000" loext:opacity="100%" style:font-name="Bitstream Vera Sans" fo:font-size="10pt" officeooo:rsid="02325856"/>
    </style:style>
    <style:style style:name="T229" style:family="text">
      <style:text-properties fo:color="#000000" loext:opacity="100%" fo:font-size="10pt" fo:language="fr" fo:country="FR" officeooo:rsid="021ed18c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0" style:family="text">
      <style:text-properties fo:color="#000000" loext:opacity="100%" fo:font-size="10pt" fo:language="fr" fo:country="FR" style:text-underline-style="solid" style:text-underline-width="auto" style:text-underline-color="font-color" officeooo:rsid="021ed18c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1" style:family="text">
      <style:text-properties fo:color="#000000" loext:opacity="100%" fo:language="fr" fo:country="FR" fo:font-style="normal" officeooo:rsid="021f6ad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2" style:family="text">
      <style:text-properties fo:color="#000000" loext:opacity="100%" fo:language="fr" fo:country="FR" fo:font-style="normal" officeooo:rsid="021f6adc" style:letter-kerning="true" fo:background-color="transparent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3" style:family="text">
      <style:text-properties fo:color="#000000" loext:opacity="100%" fo:language="fr" fo:country="FR" fo:font-style="normal" style:text-underline-style="none" officeooo:rsid="021f6ad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4" style:family="text">
      <style:text-properties fo:color="#000000" loext:opacity="100%" fo:language="fr" fo:country="FR" fo:font-style="normal" style:text-underline-style="none" officeooo:rsid="02205278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5" style:family="text">
      <style:text-properties fo:color="#000000" loext:opacity="100%" fo:language="fr" fo:country="FR" fo:font-style="normal" style:text-underline-style="none" officeooo:rsid="021f6adc" style:letter-kerning="true" fo:background-color="transparent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6" style:family="text">
      <style:text-properties fo:color="#000000" loext:opacity="100%" fo:language="fr" fo:country="FR" officeooo:rsid="0222f67d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7" style:family="text">
      <style:text-properties fo:color="#000000" loext:opacity="100%" officeooo:rsid="022ea41d"/>
    </style:style>
    <style:style style:name="T238" style:family="text">
      <style:text-properties fo:color="#000000" loext:opacity="100%" officeooo:rsid="0217dccc"/>
    </style:style>
    <style:style style:name="T239" style:family="text">
      <style:text-properties fo:color="#000000" loext:opacity="100%" fo:font-style="normal" officeooo:rsid="022a4f0c"/>
    </style:style>
    <style:style style:name="T240" style:family="text">
      <style:text-properties officeooo:rsid="0217dccc"/>
    </style:style>
    <style:style style:name="T241" style:family="text">
      <style:text-properties officeooo:rsid="021ed18c"/>
    </style:style>
    <style:style style:name="T242" style:family="text">
      <style:text-properties style:text-underline-style="solid" style:text-underline-width="auto" style:text-underline-color="font-color"/>
    </style:style>
    <style:style style:name="T243" style:family="text">
      <style:text-properties style:text-underline-style="solid" style:text-underline-width="auto" style:text-underline-color="font-color" officeooo:rsid="021ed18c"/>
    </style:style>
    <style:style style:name="T244" style:family="text">
      <style:text-properties style:text-underline-style="solid" style:text-underline-width="auto" style:text-underline-color="font-color" officeooo:rsid="02205278"/>
    </style:style>
    <style:style style:name="T245" style:family="text">
      <style:text-properties style:text-underline-style="solid" style:text-underline-width="auto" style:text-underline-color="font-color" officeooo:rsid="021f6adc"/>
    </style:style>
    <style:style style:name="T246" style:family="text">
      <style:text-properties style:text-underline-style="solid" style:text-underline-width="auto" style:text-underline-color="font-color" officeooo:rsid="0222f67d"/>
    </style:style>
    <style:style style:name="T247" style:family="text">
      <style:text-properties style:text-underline-style="solid" style:text-underline-width="auto" style:text-underline-color="font-color" officeooo:rsid="0223d763"/>
    </style:style>
    <style:style style:name="T248" style:family="text">
      <style:text-properties style:text-underline-style="solid" style:text-underline-width="auto" style:text-underline-color="font-color" officeooo:rsid="02236a10"/>
    </style:style>
    <style:style style:name="T249" style:family="text">
      <style:text-properties style:text-underline-style="solid" style:text-underline-width="auto" style:text-underline-color="font-color" officeooo:rsid="0225a712"/>
    </style:style>
    <style:style style:name="T250" style:family="text">
      <style:text-properties style:text-underline-style="solid" style:text-underline-width="auto" style:text-underline-color="font-color" officeooo:rsid="0227a1da"/>
    </style:style>
    <style:style style:name="T251" style:family="text">
      <style:text-properties style:text-underline-style="solid" style:text-underline-width="auto" style:text-underline-color="font-color" fo:background-color="#ffff00" loext:char-shading-value="0"/>
    </style:style>
    <style:style style:name="T252" style:family="text">
      <style:text-properties style:text-underline-style="solid" style:text-underline-width="auto" style:text-underline-color="font-color" officeooo:rsid="022ea41d" fo:background-color="#ffff00" loext:char-shading-value="0"/>
    </style:style>
    <style:style style:name="T253" style:family="text">
      <style:text-properties fo:color="#b3b3b3" loext:opacity="100%" style:font-name="Bitstream Vera Sans4" fo:font-size="10pt" fo:language="zxx" fo:country="none" fo:font-style="normal" officeooo:rsid="022a4f0c" fo:background-color="transparent" loext:char-shading-value="0" style:language-asian="zxx" style:country-asian="none"/>
    </style:style>
    <style:style style:name="T254" style:family="text">
      <style:text-properties officeooo:rsid="021f6adc"/>
    </style:style>
    <style:style style:name="T255" style:family="text">
      <style:text-properties style:text-underline-style="none" officeooo:rsid="0222f67d"/>
    </style:style>
    <style:style style:name="T256" style:family="text">
      <style:text-properties style:text-underline-style="none" officeooo:rsid="0225a712"/>
    </style:style>
    <style:style style:name="T257" style:family="text">
      <style:text-properties style:text-underline-style="none" officeooo:rsid="0228e4c9"/>
    </style:style>
    <style:style style:name="T258" style:family="text">
      <style:text-properties style:text-underline-style="none" officeooo:rsid="0228e4c9" fo:background-color="transparent" loext:char-shading-value="0"/>
    </style:style>
    <style:style style:name="T259" style:family="text">
      <style:text-properties officeooo:rsid="02205278"/>
    </style:style>
    <style:style style:name="T260" style:family="text">
      <style:text-properties officeooo:rsid="0227a1da" fo:background-color="transparent" loext:char-shading-value="0"/>
    </style:style>
    <style:style style:name="T261" style:family="text">
      <style:text-properties officeooo:rsid="0222f67d"/>
    </style:style>
    <style:style style:name="T262" style:family="text">
      <style:text-properties style:font-name="Bitstream Vera Sans" fo:font-size="10pt" style:text-underline-style="solid" style:text-underline-width="auto" style:text-underline-color="font-color" officeooo:rsid="0225a712" fo:background-color="#ffff00" loext:char-shading-value="0"/>
    </style:style>
    <style:style style:name="T263" style:family="text">
      <style:text-properties style:font-name="Bitstream Vera Sans" fo:font-size="10pt" style:text-underline-style="solid" style:text-underline-width="auto" style:text-underline-color="font-color" officeooo:rsid="0228e4c9" fo:background-color="#ffff00" loext:char-shading-value="0"/>
    </style:style>
    <style:style style:name="T264" style:family="text">
      <style:text-properties style:font-name="Bitstream Vera Sans" fo:font-size="10pt" style:text-underline-style="none" officeooo:rsid="0228e4c9" fo:background-color="#ffff00" loext:char-shading-value="0"/>
    </style:style>
    <style:style style:name="T265" style:family="text">
      <style:text-properties style:font-name="Bitstream Vera Sans" fo:font-size="10pt" style:text-underline-style="none" officeooo:rsid="0225a712" fo:background-color="#ffff00" loext:char-shading-value="0"/>
    </style:style>
    <style:style style:name="T266" style:family="text">
      <style:text-properties officeooo:rsid="02236a10"/>
    </style:style>
    <style:style style:name="T267" style:family="text">
      <style:text-properties officeooo:rsid="0223d763"/>
    </style:style>
    <style:style style:name="T268" style:family="text">
      <style:text-properties officeooo:rsid="0225a712"/>
    </style:style>
    <style:style style:name="T269" style:family="text">
      <style:text-properties officeooo:rsid="0227a1da"/>
    </style:style>
    <style:style style:name="T270" style:family="text">
      <style:text-properties officeooo:rsid="0227a1da" fo:background-color="#ffff00" loext:char-shading-value="0"/>
    </style:style>
    <style:style style:name="T271" style:family="text">
      <style:text-properties fo:color="#c9211e" loext:opacity="100%" fo:font-style="normal" officeooo:rsid="022a4f0c"/>
    </style:style>
    <style:style style:name="T272" style:family="text">
      <style:text-properties fo:color="#c9211e" loext:opacity="100%" fo:font-style="normal" officeooo:rsid="02325856"/>
    </style:style>
    <style:style style:name="T273" style:family="text">
      <style:text-properties fo:color="#c9211e" loext:opacity="100%" style:font-name="Bitstream Vera Sans" fo:font-size="10pt" fo:language="fr" fo:country="FR" fo:font-style="normal" officeooo:rsid="0232585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74" style:family="text">
      <style:text-properties officeooo:rsid="02325856"/>
    </style:style>
    <style:style style:name="T275" style:family="text"/>
    <style:style style:name="T276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277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198cm">
          <style:column-sep style:width="0.035cm" style:color="#d7e12c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.3cm">
          <style:column-sep style:width="0.035cm" style:color="#d7e12c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79cm" svg:stroke-color="#00cc00" draw:marker-start-width="0.471cm" draw:marker-end-width="0.471cm" draw:fill="none" draw:fill-color="#eeeeee" draw:textarea-horizontal-align="justify" draw:textarea-vertical-align="middle" draw:auto-grow-height="false" fo:min-height="0.647cm" fo:min-width="1.081cm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79cm" svg:stroke-color="#ff3300" draw:marker-start-width="0.471cm" draw:marker-end-width="0.471cm" draw:fill="none" draw:fill-color="#eeeeee" draw:textarea-horizontal-align="justify" draw:textarea-vertical-align="middle" draw:auto-grow-height="false" fo:min-height="0.647cm" fo:min-width="1.081cm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79cm" svg:stroke-color="#ff3300" draw:marker-start-width="0.471cm" draw:marker-end-width="0.471cm" draw:fill="none" draw:fill-color="#eeeeee" draw:textarea-horizontal-align="justify" draw:textarea-vertical-align="middle" draw:auto-grow-height="false" fo:min-height="0.725cm" fo:min-width="1.159cm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79cm" svg:stroke-color="#ff0000" draw:marker-start-width="0.471cm" draw:marker-end-width="0.471cm" draw:fill-color="#000000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9" draw:name="Shape3_1" draw:style-name="gr21" draw:text-style-name="P140" svg:x1="10.179cm" svg:y1="1.418cm" svg:x2="21.997cm" svg:y2="1.418cm">
        <text:p/>
      </draw:line>
      <draw:frame text:anchor-type="page" text:anchor-page-number="2" draw:z-index="8" draw:name="Shape2_2" draw:style-name="gr22" draw:text-style-name="P150" svg:width="3.918cm" svg:height="1.031cm" draw:transform="rotate (0.0876155284501153) translate (0.137583333333333cm 0.342194444444444cm)">
        <draw:text-box>
          <text:p text:style-name="P140"><text:span text:style-name="T277">Fiche supplémentaire</text:span></text:p>
        </draw:text-box>
      </draw:frame>
      <draw:frame text:anchor-type="page" text:anchor-page-number="2" draw:z-index="7" draw:name="Shape8_3" draw:style-name="gr23" draw:text-style-name="P142" svg:width="2.703cm" svg:height="0.715cm" draw:transform="rotate (0.0872664625997165) translate (1.32644444444444cm 1.21884722222222cm)">
        <draw:text-box>
          <text:p text:style-name="P140"><text:span text:style-name="T276">Série 3</text:span></text:p>
        </draw:text-box>
      </draw:frame>
      <draw:frame text:anchor-type="page" text:anchor-page-number="1" draw:z-index="6" draw:name="Shape8_0" draw:style-name="gr23" draw:text-style-name="P142" svg:width="2.703cm" svg:height="0.715cm" draw:transform="rotate (0.0872664625997165) translate (1.32644444444444cm 1.21884722222222cm)">
        <draw:text-box>
          <text:p text:style-name="P140"><text:span text:style-name="T276">Série 3</text:span></text:p>
        </draw:text-box>
      </draw:frame>
      <draw:path text:anchor-type="page" text:anchor-page-number="2" draw:z-index="5" draw:name="Shape1_0" draw:style-name="gr24" draw:text-style-name="P147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4" draw:name="Shape2_1" draw:style-name="gr22" draw:text-style-name="P150" svg:width="3.918cm" svg:height="1.031cm" draw:transform="rotate (0.0876155284501153) translate (0.137583333333333cm 0.342194444444444cm)">
        <draw:text-box>
          <text:p text:style-name="P140"><text:span text:style-name="T277">Fiche supplémentaire</text:span></text:p>
        </draw:text-box>
      </draw:frame>
      <draw:frame text:anchor-type="page" text:anchor-page-number="2" draw:z-index="3" draw:name="Shape8_1" draw:style-name="gr23" draw:text-style-name="P142" svg:width="2.703cm" svg:height="0.715cm" draw:transform="rotate (0.0872664625997165) translate (1.32644444444444cm 1.21884722222222cm)">
        <draw:text-box>
          <text:p text:style-name="P140"><text:span text:style-name="T276">Série 2</text:span></text:p>
        </draw:text-box>
      </draw:frame>
      <draw:line text:anchor-type="page" text:anchor-page-number="1" draw:z-index="2" draw:name="Shape3_0" draw:style-name="gr21" draw:text-style-name="P140" svg:x1="10.211cm" svg:y1="1.372cm" svg:x2="21.563cm" svg:y2="1.439cm">
        <text:p/>
      </draw:line>
      <draw:frame text:anchor-type="page" text:anchor-page-number="1" draw:z-index="1" draw:name="Shape2_0" draw:style-name="gr22" draw:text-style-name="P150" svg:width="3.918cm" svg:height="1.031cm" draw:transform="rotate (0.0876155284501153) translate (0.137583333333333cm 0.342194444444444cm)">
        <draw:text-box>
          <text:p text:style-name="P140"><text:span text:style-name="T277">Fiche supplémentaire</text:span></text:p>
        </draw:text-box>
      </draw:frame>
      <draw:path text:anchor-type="page" text:anchor-page-number="1" draw:z-index="0" draw:name="Shape1" draw:style-name="gr24" draw:text-style-name="P147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1045804189" text:style-name="_5f_Numérotation_20_des_20_exercices">
              <text:list-item text:start-value="1">
                <text:h text:style-name="P132" text:outline-level="1" text:restart-numbering="true" text:start-value="1"><text:span text:style-name="_5f_Caractères">Calcule de tête :</text:span></text:h>
              </text:list-item>
            </text:list>
            <text:section text:style-name="Sect3" text:name="Section1">
              <text:list xml:id="list184810301579837" text:continue-numbering="true" text:style-name="_5f_Numérotation_20_des_20_exercices">
                <text:list-item>
                  <text:list>
                    <text:list-item>
                      <text:p text:style-name="P129"><text:span text:style-name="_5f_Caractères">70 ÷ 10 = </text:span><text:span text:style-name="_5f_Caractères_5f_correction"><text:span text:style-name="T179">7</text:span></text:span></text:p>
                    </text:list-item>
                    <text:list-item>
                      <text:p text:style-name="P129"><text:span text:style-name="_5f_Caractères">100 ÷ 100 = </text:span><text:span text:style-name="_5f_Caractères_5f_correction"><text:span text:style-name="T179">1</text:span></text:span></text:p>
                    </text:list-item>
                    <text:list-item>
                      <text:p text:style-name="P129"><text:span text:style-name="_5f_Caractères">12 400 ÷ 10 = </text:span><text:span text:style-name="_5f_Caractères_5f_correction"><text:span text:style-name="T179">1 240</text:span></text:span></text:p>
                    </text:list-item>
                    <text:list-item>
                      <text:p text:style-name="P129"><text:span text:style-name="_5f_Caractères">6 300 ÷ 100 = </text:span><text:span text:style-name="_5f_Caractères_5f_correction"><text:span text:style-name="T179">63</text:span></text:span></text:p>
                    </text:list-item>
                    <text:list-item>
                      <text:p text:style-name="P129"><text:span text:style-name="_5f_Caractères">2 500 ÷ 10 = </text:span><text:span text:style-name="_5f_Caractères_5f_correction"><text:span text:style-name="T179">250</text:span></text:span></text:p>
                    </text:list-item>
                    <text:list-item>
                      <text:p text:style-name="P129"><text:span text:style-name="_5f_Caractères">10 000 ÷ 100 = </text:span><text:span text:style-name="_5f_Caractères_5f_correction"><text:span text:style-name="T179">100</text:span></text:span></text:p>
                    </text:list-item>
                  </text:list>
                </text:list-item>
              </text:list>
            </text:section>
            <text:list xml:id="list184810632296395" text:continue-numbering="true" text:style-name="_5f_Numérotation_20_des_20_exercices">
              <text:list-item>
                <text:list>
                  <text:list-item>
                    <text:p text:style-name="P129"><text:span text:style-name="_5f_Caractères">12 000 ÷ 1 000 = </text:span><text:span text:style-name="_5f_Caractères_5f_correction"><text:span text:style-name="T179">12</text:span></text:span></text:p>
                  </text:list-item>
                  <text:list-item>
                    <text:p text:style-name="P129"><text:span text:style-name="_5f_Caractères">990 000 ÷ 1 000 = </text:span><text:span text:style-name="_5f_Caractères_5f_correction"><text:span text:style-name="T179">990</text:span></text:span></text:p>
                  </text:list-item>
                </text:list>
              </text:list-item>
              <text:list-item>
                <text:h text:style-name="P135" text:outline-level="1"><text:span text:style-name="_5f_Caractères">Pour chacune de ces divisions, qui sont cor­rectes, écris l’égalité qui correspond :</text:span></text:h>
              </text:list-item>
            </text:list>
            <text:section text:style-name="Sect1" text:name="Section4">
              <table:table table:name="Table6" table:style-name="Table6">
                <table:table-column table:style-name="Table6.A"/>
                <table:table-column table:style-name="Table6.B"/>
                <table:table-column table:style-name="Table6.C"/>
                <table:table-row table:style-name="TableLine2271321202944">
                  <table:table-cell table:style-name="Table6.A1" office:value-type="string">
                    <text:h text:style-name="_5f_Tableau_20_Droit" text:outline-level="1"><text:s/>1 2 5</text:h>
                  </table:table-cell>
                  <table:table-cell table:style-name="Table6.A1" office:value-type="string">
                    <text:h text:style-name="_5f_Tableau_5f_Centré" text:outline-level="1"/>
                  </table:table-cell>
                  <table:table-cell table:style-name="Table6.C1" office:value-type="string">
                    <text:h text:style-name="_5f_Tableau_20_Gauche" text:outline-level="1">7</text:h>
                  </table:table-cell>
                </table:table-row>
                <table:table-row table:style-name="TableLine2271321201312">
                  <table:table-cell table:style-name="Table6.A2" office:value-type="string">
                    <text:h text:style-name="_5f_Tableau_20_Droit" text:outline-level="1"><text:span text:style-name="Character_5f_20_5f_style">– 7 <text:s text:c="3"/></text:span></text:h>
                  </table:table-cell>
                  <table:table-cell table:style-name="Table6.A1" office:value-type="string">
                    <text:h text:style-name="_5f_Tableau_5f_Centré" text:outline-level="1"/>
                  </table:table-cell>
                  <table:table-cell table:style-name="Table6.C2" office:value-type="string">
                    <text:h text:style-name="_5f_Tableau_20_Gauche" text:outline-level="1"><text:span text:style-name="Character_5f_20_5f_style">1 7</text:span></text:h>
                  </table:table-cell>
                </table:table-row>
                <table:table-row table:style-name="TableLine2271321194240">
                  <table:table-cell table:style-name="Table6.A1" office:value-type="string">
                    <text:h text:style-name="_5f_Tableau_20_Droit" text:outline-level="1"><text:span text:style-name="Character_5f_20_5f_style">5 5</text:span></text:h>
                  </table:table-cell>
                  <table:table-cell table:style-name="Table6.A1" office:value-type="string">
                    <text:h text:style-name="_5f_Tableau_5f_Centré" text:outline-level="1"/>
                  </table:table-cell>
                  <table:table-cell table:style-name="Table6.C2" office:value-type="string">
                    <text:h text:style-name="_5f_Tableau_20_Gauche" text:outline-level="1"/>
                  </table:table-cell>
                </table:table-row>
                <table:table-row table:style-name="TableLine2271321197232">
                  <table:table-cell table:style-name="Table6.A2" office:value-type="string">
                    <text:h text:style-name="_5f_Tableau_20_Droit" text:outline-level="1"><text:span text:style-name="Character_5f_20_5f_style"><text:s/>– 4 9</text:span></text:h>
                  </table:table-cell>
                  <table:table-cell table:style-name="Table6.A1" office:value-type="string">
                    <text:h text:style-name="_5f_Tableau_5f_Centré" text:outline-level="1"/>
                  </table:table-cell>
                  <table:table-cell table:style-name="Table6.C2" office:value-type="string">
                    <text:h text:style-name="_5f_Tableau_20_Gauche" text:outline-level="1"/>
                  </table:table-cell>
                </table:table-row>
                <table:table-row table:style-name="TableLine2271321190432">
                  <table:table-cell table:style-name="Table6.A1" office:value-type="string">
                    <text:h text:style-name="_5f_Tableau_20_Droit" text:outline-level="1"><text:span text:style-name="Character_5f_20_5f_style">6</text:span></text:h>
                  </table:table-cell>
                  <table:table-cell table:style-name="Table6.A1" office:value-type="string">
                    <text:h text:style-name="_5f_Tableau_5f_Centré" text:outline-level="1"/>
                  </table:table-cell>
                  <table:table-cell table:style-name="Table6.C2" office:value-type="string">
                    <text:h text:style-name="_5f_Tableau_20_Gauche" text:outline-level="1"/>
                  </table:table-cell>
                </table:table-row>
              </table:table>
              <text:p text:style-name="P104"><text:span text:style-name="_5f_Caractères_5f_correction"><text:span text:style-name="T194">125 = 7 </text:span></text:span><text:span text:style-name="_5f_Caractères_5f_correction"><text:span text:style-name="T180">x </text:span></text:span><text:span text:style-name="_5f_Caractères_5f_correction"><text:span text:style-name="T194">17+ 6</text:span></text:span></text:p>
              <table:table table:name="Table7" table:style-name="Table7">
                <table:table-column table:style-name="Table7.A"/>
                <table:table-column table:style-name="Table7.B"/>
                <table:table-column table:style-name="Table7.C"/>
                <table:table-row table:style-name="TableLine2271321188800">
                  <table:table-cell table:style-name="Table7.A1" office:value-type="string">
                    <text:h text:style-name="_5f_Tableau_20_Droit" text:outline-level="1"><text:s/>3 1 2</text:h>
                  </table:table-cell>
                  <table:table-cell table:style-name="Table7.A1" office:value-type="string">
                    <text:h text:style-name="_5f_Tableau_20_Droit" text:outline-level="1"/>
                  </table:table-cell>
                  <table:table-cell table:style-name="Table7.C1" office:value-type="string">
                    <text:h text:style-name="_5f_Tableau_20_Gauche" text:outline-level="1">2 5</text:h>
                  </table:table-cell>
                </table:table-row>
                <table:table-row table:style-name="TableLine2271321192608">
                  <table:table-cell table:style-name="Table7.A2" office:value-type="string">
                    <text:h text:style-name="_5f_Tableau_20_Droit" text:outline-level="1"><text:span text:style-name="Character_5f_20_5f_style">– 2 5 <text:s text:c="2"/></text:span></text:h>
                  </table:table-cell>
                  <table:table-cell table:style-name="Table7.A1" office:value-type="string">
                    <text:h text:style-name="_5f_Tableau_20_Droit" text:outline-level="1"/>
                  </table:table-cell>
                  <table:table-cell table:style-name="Table7.C2" office:value-type="string">
                    <text:h text:style-name="_5f_Tableau_20_Gauche" text:outline-level="1"><text:span text:style-name="Character_5f_20_5f_style">1 2</text:span></text:h>
                  </table:table-cell>
                </table:table-row>
                <table:table-row table:style-name="TableLine2271321200496">
                  <table:table-cell table:style-name="Table7.A1" office:value-type="string">
                    <text:h text:style-name="_5f_Tableau_20_Droit" text:outline-level="1"><text:span text:style-name="Character_5f_20_5f_style">6 2</text:span></text:h>
                  </table:table-cell>
                  <table:table-cell table:style-name="Table7.A1" office:value-type="string">
                    <text:h text:style-name="_5f_Tableau_20_Droit" text:outline-level="1"/>
                  </table:table-cell>
                  <table:table-cell table:style-name="Table7.C2" office:value-type="string">
                    <text:h text:style-name="_5f_Tableau_20_Gauche" text:outline-level="1"/>
                  </table:table-cell>
                </table:table-row>
                <table:table-row table:style-name="TableLine2271321190160">
                  <table:table-cell table:style-name="Table7.A2" office:value-type="string">
                    <text:h text:style-name="_5f_Tableau_20_Droit" text:outline-level="1"><text:span text:style-name="Character_5f_20_5f_style"><text:s/>– 5 0</text:span></text:h>
                  </table:table-cell>
                  <table:table-cell table:style-name="Table7.A1" office:value-type="string">
                    <text:h text:style-name="_5f_Tableau_20_Droit" text:outline-level="1"/>
                  </table:table-cell>
                  <table:table-cell table:style-name="Table7.C2" office:value-type="string">
                    <text:h text:style-name="_5f_Tableau_20_Gauche" text:outline-level="1"/>
                  </table:table-cell>
                </table:table-row>
                <table:table-row table:style-name="TableLine2271321197776">
                  <table:table-cell table:style-name="Table7.A1" office:value-type="string">
                    <text:h text:style-name="_5f_Tableau_20_Droit" text:outline-level="1"><text:span text:style-name="Character_5f_20_5f_style">1 2</text:span></text:h>
                  </table:table-cell>
                  <table:table-cell table:style-name="Table7.A1" office:value-type="string">
                    <text:h text:style-name="_5f_Tableau_20_Droit" text:outline-level="1"/>
                  </table:table-cell>
                  <table:table-cell table:style-name="Table7.C2" office:value-type="string">
                    <text:h text:style-name="_5f_Tableau_20_Gauche" text:outline-level="1"/>
                  </table:table-cell>
                </table:table-row>
              </table:table>
              <text:p text:style-name="P104"><text:span text:style-name="_5f_Caractères_5f_correction"><text:span text:style-name="T196">312</text:span></text:span><text:span text:style-name="_5f_Caractères_5f_correction"><text:span text:style-name="T194"> = </text:span></text:span><text:span text:style-name="_5f_Caractères_5f_correction"><text:span text:style-name="T196">25</text:span></text:span><text:span text:style-name="_5f_Caractères_5f_correction"><text:span text:style-name="T194"> x 12 + </text:span></text:span><text:span text:style-name="_5f_Caractères_5f_correction"><text:span text:style-name="T196">12</text:span></text:span></text:p>
              <table:table table:name="Table8" table:style-name="Table8">
                <table:table-column table:style-name="Table8.A"/>
                <table:table-column table:style-name="Table8.B"/>
                <table:table-column table:style-name="Table8.C"/>
                <table:table-row table:style-name="TableLine2271321190704">
                  <table:table-cell table:style-name="Table8.A1" office:value-type="string">
                    <text:h text:style-name="_5f_Tableau_20_Droit" text:outline-level="1"><text:s/>4 7 0</text:h>
                  </table:table-cell>
                  <table:table-cell table:style-name="Table8.A1" office:value-type="string">
                    <text:h text:style-name="_5f_Tableau_5f_Centré" text:outline-level="1"/>
                  </table:table-cell>
                  <table:table-cell table:style-name="Table8.C1" office:value-type="string">
                    <text:h text:style-name="_5f_Tableau_20_Gauche" text:outline-level="1">1 1</text:h>
                  </table:table-cell>
                </table:table-row>
                <table:table-row table:style-name="TableLine2271321201584">
                  <table:table-cell table:style-name="Table8.A2" office:value-type="string">
                    <text:h text:style-name="_5f_Tableau_20_Droit" text:outline-level="1"><text:span text:style-name="Character_5f_20_5f_style">– 4 4 <text:s text:c="3"/></text:span></text:h>
                  </table:table-cell>
                  <table:table-cell table:style-name="Table8.A1" office:value-type="string">
                    <text:h text:style-name="_5f_Tableau_5f_Centré" text:outline-level="1"/>
                  </table:table-cell>
                  <table:table-cell table:style-name="Table8.C2" office:value-type="string">
                    <text:h text:style-name="_5f_Tableau_20_Gauche" text:outline-level="1"><text:span text:style-name="Character_5f_20_5f_style">4 2</text:span></text:h>
                  </table:table-cell>
                </table:table-row>
                <table:table-row table:style-name="TableLine2271321193152">
                  <table:table-cell table:style-name="Table8.A1" office:value-type="string">
                    <text:h text:style-name="_5f_Tableau_20_Droit" text:outline-level="1"><text:span text:style-name="Character_5f_20_5f_style">3 0</text:span></text:h>
                  </table:table-cell>
                  <table:table-cell table:style-name="Table8.A1" office:value-type="string">
                    <text:h text:style-name="_5f_Tableau_5f_Centré" text:outline-level="1"/>
                  </table:table-cell>
                  <table:table-cell table:style-name="Table8.C2" office:value-type="string">
                    <text:h text:style-name="_5f_Tableau_20_Gauche" text:outline-level="1"/>
                  </table:table-cell>
                </table:table-row>
                <table:table-row table:style-name="TableLine2271321201856">
                  <table:table-cell table:style-name="Table8.A2" office:value-type="string">
                    <text:h text:style-name="_5f_Tableau_20_Droit" text:outline-level="1"><text:span text:style-name="Character_5f_20_5f_style"><text:s/>– 2 2</text:span></text:h>
                  </table:table-cell>
                  <table:table-cell table:style-name="Table8.A1" office:value-type="string">
                    <text:h text:style-name="_5f_Tableau_5f_Centré" text:outline-level="1"/>
                  </table:table-cell>
                  <table:table-cell table:style-name="Table8.C2" office:value-type="string">
                    <text:h text:style-name="_5f_Tableau_20_Gauche" text:outline-level="1"/>
                  </table:table-cell>
                </table:table-row>
                <table:table-row table:style-name="TableLine2271321203760">
                  <table:table-cell table:style-name="Table8.A1" office:value-type="string">
                    <text:h text:style-name="_5f_Tableau_20_Droit" text:outline-level="1"><text:span text:style-name="Character_5f_20_5f_style">8</text:span></text:h>
                  </table:table-cell>
                  <table:table-cell table:style-name="Table8.A1" office:value-type="string">
                    <text:h text:style-name="_5f_Tableau_5f_Centré" text:outline-level="1"/>
                  </table:table-cell>
                  <table:table-cell table:style-name="Table8.C2" office:value-type="string">
                    <text:h text:style-name="_5f_Tableau_20_Gauche" text:outline-level="1"/>
                  </table:table-cell>
                </table:table-row>
              </table:table>
              <text:p text:style-name="P104"><text:span text:style-name="_5f_Caractères_5f_correction"><text:span text:style-name="T194">4</text:span></text:span><text:span text:style-name="_5f_Caractères_5f_correction"><text:span text:style-name="T196">70</text:span></text:span><text:span text:style-name="_5f_Caractères_5f_correction"><text:span text:style-name="T194"> = </text:span></text:span><text:span text:style-name="_5f_Caractères_5f_correction"><text:span text:style-name="T196">11</text:span></text:span><text:span text:style-name="_5f_Caractères_5f_correction"><text:span text:style-name="T194"> x </text:span></text:span><text:span text:style-name="_5f_Caractères_5f_correction"><text:span text:style-name="T196">42 </text:span></text:span><text:span text:style-name="_5f_Caractères_5f_correction"><text:span text:style-name="T194">+ </text:span></text:span><text:span text:style-name="_5f_Caractères_5f_correction"><text:span text:style-name="T196">8</text:span></text:span></text:p>
              <table:table table:name="Table9" table:style-name="Table9">
                <table:table-column table:style-name="Table9.A"/>
                <table:table-column table:style-name="Table9.B"/>
                <table:table-column table:style-name="Table9.C"/>
                <table:table-row table:style-name="TableLine2271321204848">
                  <table:table-cell table:style-name="Table9.A1" office:value-type="string">
                    <text:h text:style-name="_5f_Tableau_20_Droit" text:outline-level="1"><text:s/>1 1 7</text:h>
                  </table:table-cell>
                  <table:table-cell table:style-name="Table9.A1" office:value-type="string">
                    <text:h text:style-name="_5f_Tableau_5f_Centré" text:outline-level="1"/>
                  </table:table-cell>
                  <table:table-cell table:style-name="Table9.C1" office:value-type="string">
                    <text:h text:style-name="_5f_Tableau_20_Gauche" text:outline-level="1">1 3</text:h>
                  </table:table-cell>
                </table:table-row>
                <table:table-row table:style-name="TableLine2271321194784">
                  <table:table-cell table:style-name="Table9.A2" office:value-type="string">
                    <text:h text:style-name="_5f_Tableau_20_Droit" text:outline-level="1"><text:span text:style-name="Character_5f_20_5f_style">–1 1 7</text:span></text:h>
                  </table:table-cell>
                  <table:table-cell table:style-name="Table9.A1" office:value-type="string">
                    <text:h text:style-name="_5f_Tableau_5f_Centré" text:outline-level="1"/>
                  </table:table-cell>
                  <table:table-cell table:style-name="Table9.C2" office:value-type="string">
                    <text:h text:style-name="_5f_Tableau_20_Gauche" text:outline-level="1"><text:span text:style-name="Character_5f_20_5f_style">9</text:span></text:h>
                  </table:table-cell>
                </table:table-row>
                <table:table-row table:style-name="TableLine2271321193696">
                  <table:table-cell table:style-name="Table9.A1" office:value-type="string">
                    <text:h text:style-name="_5f_Tableau_20_Droit" text:outline-level="1"><text:span text:style-name="Character_5f_20_5f_style">0</text:span></text:h>
                  </table:table-cell>
                  <table:table-cell table:style-name="Table9.A1" office:value-type="string">
                    <text:h text:style-name="_5f_Tableau_5f_Centré" text:outline-level="1"/>
                  </table:table-cell>
                  <table:table-cell table:style-name="Table9.C2" office:value-type="string">
                    <text:h text:style-name="_5f_Tableau_20_Gauche" text:outline-level="1"/>
                  </table:table-cell>
                </table:table-row>
              </table:table>
              <text:p text:style-name="P104"><text:span text:style-name="_5f_Caractères_5f_correction"><text:span text:style-name="T196">117</text:span></text:span><text:span text:style-name="_5f_Caractères_5f_correction"><text:span text:style-name="T194"> = </text:span></text:span><text:span text:style-name="_5f_Caractères_5f_correction"><text:span text:style-name="T196">13</text:span></text:span><text:span text:style-name="_5f_Caractères_5f_correction"><text:span text:style-name="T194"> x </text:span></text:span><text:span text:style-name="_5f_Caractères_5f_correction"><text:span text:style-name="T196">9</text:span></text:span></text:p>
              <text:h text:style-name="_5f_Paragraphe" text:outline-level="1"><text:span text:style-name="_5f_pointillés_20_gris"/></text:h>
              <text:h text:style-name="_5f_Paragraphe" text:outline-level="1"><text:span text:style-name="Character_5f_20_5f_style"/></text:h>
            </text:section>
            <text:list xml:id="list184810954815976" text:continue-numbering="true" text:style-name="_5f_Numérotation_20_des_20_exercices">
              <text:list-item>
                <text:h text:style-name="P135" text:outline-level="1"><text:span text:style-name="_5f_Caractères">Romain a effectué des divisions euclidiennes. Sont-elles justes ? Justifie sans poser les divisions.</text:span></text:h>
              </text:list-item>
            </text:list>
            <text:section text:style-name="Sect4" text:name="Section5">
              <text:h text:style-name="_5f_Paragraphe" text:outline-level="1"><text:span text:style-name="_5f_Caractères"/></text:h>
              <table:table table:name="Table10" table:style-name="Table10">
                <table:table-column table:style-name="Table10.A"/>
                <table:table-column table:style-name="Table10.B"/>
                <table:table-column table:style-name="Table10.C"/>
                <table:table-row table:style-name="TableLine2271321202400">
                  <table:table-cell table:style-name="Table10.A1" office:value-type="string">
                    <text:h text:style-name="_5f_Tableau_20_Droit" text:outline-level="1"><text:s/>3 0 0</text:h>
                  </table:table-cell>
                  <table:table-cell table:style-name="Table10.A1" office:value-type="string">
                    <text:h text:style-name="_5f_Tableau_5f_Centré" text:outline-level="1"/>
                  </table:table-cell>
                  <table:table-cell table:style-name="Table10.C1" office:value-type="string">
                    <text:h text:style-name="_5f_Tableau_20_Gauche" text:outline-level="1">9</text:h>
                  </table:table-cell>
                </table:table-row>
                <table:table-row table:style-name="TableLine2271321191792">
                  <table:table-cell table:style-name="Table10.A1" office:value-type="string">
                    <text:h text:style-name="_5f_Tableau_20_Droit" text:outline-level="1"><text:span text:style-name="Character_5f_20_5f_style">(...) </text:span></text:h>
                  </table:table-cell>
                  <table:table-cell table:style-name="Table10.A1" office:value-type="string">
                    <text:h text:style-name="_5f_Tableau_5f_Centré" text:outline-level="1"/>
                  </table:table-cell>
                  <table:table-cell table:style-name="Table10.C2" office:value-type="string">
                    <text:h text:style-name="_5f_Tableau_20_Gauche" text:outline-level="1"><text:span text:style-name="Character_5f_20_5f_style">3 3</text:span></text:h>
                  </table:table-cell>
                </table:table-row>
                <table:table-row table:style-name="TableLine2271321199408">
                  <table:table-cell table:style-name="Table10.A1" office:value-type="string">
                    <text:h text:style-name="_5f_Tableau_20_Droit" text:outline-level="1"><text:span text:style-name="Character_5f_20_5f_style">3</text:span></text:h>
                  </table:table-cell>
                  <table:table-cell table:style-name="Table10.A1" office:value-type="string">
                    <text:h text:style-name="_5f_Tableau_5f_Centré" text:outline-level="1"/>
                  </table:table-cell>
                  <table:table-cell table:style-name="Table10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  <table:table table:name="Table11" table:style-name="Table11">
                <table:table-column table:style-name="Table11.A"/>
                <table:table-column table:style-name="Table11.B"/>
                <table:table-column table:style-name="Table11.C"/>
                <table:table-row table:style-name="TableLine2271321203216">
                  <table:table-cell table:style-name="Table11.A1" office:value-type="string">
                    <text:h text:style-name="_5f_Tableau_20_Droit" text:outline-level="1"><text:s/>8 4 1</text:h>
                  </table:table-cell>
                  <table:table-cell table:style-name="Table11.A1" office:value-type="string">
                    <text:h text:style-name="_5f_Tableau_20_Droit" text:outline-level="1"/>
                  </table:table-cell>
                  <table:table-cell table:style-name="Table11.C1" office:value-type="string">
                    <text:h text:style-name="_5f_Tableau_20_Gauche" text:outline-level="1">8</text:h>
                  </table:table-cell>
                </table:table-row>
                <table:table-row table:style-name="TableLine2271321211648">
                  <table:table-cell table:style-name="Table11.A1" office:value-type="string">
                    <text:h text:style-name="_5f_Tableau_20_Droit" text:outline-level="1"><text:span text:style-name="Character_5f_20_5f_style">(...) </text:span></text:h>
                  </table:table-cell>
                  <table:table-cell table:style-name="Table11.A1" office:value-type="string">
                    <text:h text:style-name="_5f_Tableau_20_Droit" text:outline-level="1"/>
                  </table:table-cell>
                  <table:table-cell table:style-name="Table11.C2" office:value-type="string">
                    <text:h text:style-name="_5f_Tableau_20_Gauche" text:outline-level="1"><text:span text:style-name="Character_5f_20_5f_style">1 0 5</text:span></text:h>
                  </table:table-cell>
                </table:table-row>
                <table:table-row table:style-name="TableLine2271321218992">
                  <table:table-cell table:style-name="Table11.A1" office:value-type="string">
                    <text:h text:style-name="_5f_Tableau_20_Droit" text:outline-level="1"><text:span text:style-name="Character_5f_20_5f_style">1</text:span></text:h>
                  </table:table-cell>
                  <table:table-cell table:style-name="Table11.A1" office:value-type="string">
                    <text:h text:style-name="_5f_Tableau_20_Droit" text:outline-level="1"/>
                  </table:table-cell>
                  <table:table-cell table:style-name="Table11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  <table:table table:name="Table12" table:style-name="Table12">
                <table:table-column table:style-name="Table12.A"/>
                <table:table-column table:style-name="Table12.B"/>
                <table:table-column table:style-name="Table12.C"/>
                <table:table-row table:style-name="TableLine2271321210288">
                  <table:table-cell table:style-name="Table12.A1" office:value-type="string">
                    <text:h text:style-name="_5f_Tableau_20_Droit" text:outline-level="1"><text:s/>8 6 2</text:h>
                  </table:table-cell>
                  <table:table-cell table:style-name="Table12.A1" office:value-type="string">
                    <text:h text:style-name="_5f_Tableau_20_Droit" text:outline-level="1"/>
                  </table:table-cell>
                  <table:table-cell table:style-name="Table12.C1" office:value-type="string">
                    <text:h text:style-name="_5f_Tableau_20_Gauche" text:outline-level="1">1 2</text:h>
                  </table:table-cell>
                </table:table-row>
                <table:table-row table:style-name="TableLine2271321219264">
                  <table:table-cell table:style-name="Table12.A1" office:value-type="string">
                    <text:h text:style-name="_5f_Tableau_20_Droit" text:outline-level="1"><text:span text:style-name="Character_5f_20_5f_style">(...) </text:span></text:h>
                  </table:table-cell>
                  <table:table-cell table:style-name="Table12.A1" office:value-type="string">
                    <text:h text:style-name="_5f_Tableau_20_Droit" text:outline-level="1"/>
                  </table:table-cell>
                  <table:table-cell table:style-name="Table12.C2" office:value-type="string">
                    <text:h text:style-name="_5f_Tableau_20_Gauche" text:outline-level="1"><text:span text:style-name="Character_5f_20_5f_style">7 0</text:span></text:h>
                  </table:table-cell>
                </table:table-row>
                <table:table-row table:style-name="TableLine2271321220080">
                  <table:table-cell table:style-name="Table12.A1" office:value-type="string">
                    <text:h text:style-name="_5f_Tableau_20_Droit" text:outline-level="1"><text:span text:style-name="Character_5f_20_5f_style">2 2</text:span></text:h>
                  </table:table-cell>
                  <table:table-cell table:style-name="Table12.A1" office:value-type="string">
                    <text:h text:style-name="_5f_Tableau_20_Droit" text:outline-level="1"/>
                  </table:table-cell>
                  <table:table-cell table:style-name="Table12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  <table:table table:name="Table13" table:style-name="Table13">
                <table:table-column table:style-name="Table13.A"/>
                <table:table-column table:style-name="Table13.B"/>
                <table:table-column table:style-name="Table13.C"/>
                <table:table-row table:style-name="TableLine2271321218176">
                  <table:table-cell table:style-name="Table13.A1" office:value-type="string">
                    <text:h text:style-name="_5f_Tableau_20_Droit" text:outline-level="1"><text:s/>4 2 1 8</text:h>
                  </table:table-cell>
                  <table:table-cell table:style-name="Table13.A1" office:value-type="string">
                    <text:h text:style-name="_5f_Tableau_5f_Centré" text:outline-level="1"/>
                  </table:table-cell>
                  <table:table-cell table:style-name="Table13.C1" office:value-type="string">
                    <text:h text:style-name="_5f_Tableau_20_Gauche" text:outline-level="1">2 7</text:h>
                  </table:table-cell>
                </table:table-row>
                <table:table-row table:style-name="TableLine2271321213280">
                  <table:table-cell table:style-name="Table13.A1" office:value-type="string">
                    <text:h text:style-name="_5f_Tableau_20_Droit" text:outline-level="1"><text:span text:style-name="Character_5f_20_5f_style">(...) </text:span></text:h>
                  </table:table-cell>
                  <table:table-cell table:style-name="Table13.A1" office:value-type="string">
                    <text:h text:style-name="_5f_Tableau_5f_Centré" text:outline-level="1"/>
                  </table:table-cell>
                  <table:table-cell table:style-name="Table13.C2" office:value-type="string">
                    <text:h text:style-name="_5f_Tableau_20_Gauche" text:outline-level="1"><text:span text:style-name="Character_5f_20_5f_style">1 4 6</text:span></text:h>
                  </table:table-cell>
                </table:table-row>
                <table:table-row table:style-name="TableLine2271321213552">
                  <table:table-cell table:style-name="Table13.A1" office:value-type="string">
                    <text:h text:style-name="_5f_Tableau_20_Droit" text:outline-level="1"><text:span text:style-name="Character_5f_20_5f_style">6</text:span></text:h>
                  </table:table-cell>
                  <table:table-cell table:style-name="Table13.A1" office:value-type="string">
                    <text:h text:style-name="_5f_Tableau_5f_Centré" text:outline-level="1"/>
                  </table:table-cell>
                  <table:table-cell table:style-name="Table13.C2" office:value-type="string">
                    <text:h text:style-name="_5f_Tableau_20_Gauche" text:outline-level="1"/>
                  </table:table-cell>
                </table:table-row>
              </table:table>
            </text:section>
            <text:h text:style-name="_5f_Paragraphe_5f_Correction" text:outline-level="1"><text:span text:style-name="_5f_Caractères_5f_correction"><text:span text:style-name="T195">9 x 33 + 3 = 297 + 3 = 3</text:span></text:span><text:span text:style-name="_5f_Caractères_5f_correction"><text:span text:style-name="T237">0</text:span></text:span><text:span text:style-name="_5f_Caractères_5f_correction"><text:span text:style-name="T195">0 donc l</text:span></text:span><text:span text:style-name="_5f_Caractères_5f_correction"><text:span text:style-name="T238">a</text:span></text:span><text:span text:style-name="_5f_Caractères_5f_correction"><text:span text:style-name="T195"> première division est </text:span></text:span><text:span text:style-name="_5f_Caractères_5f_correction"><text:span text:style-name="T204">correcte</text:span></text:span><text:span text:style-name="_5f_Caractères_5f_correction"><text:span text:style-name="T195">.</text:span></text:span></text:h>
            <text:h text:style-name="P103" text:outline-level="1"><text:span text:style-name="_5f_Caractères_5f_correction"><text:span text:style-name="T197">8</text:span></text:span><text:span text:style-name="_5f_Caractères_5f_correction"> x </text:span><text:span text:style-name="_5f_Caractères_5f_correction"><text:span text:style-name="T197">105</text:span></text:span><text:span text:style-name="_5f_Caractères_5f_correction"> + </text:span><text:span text:style-name="_5f_Caractères_5f_correction"><text:span text:style-name="T197">1</text:span></text:span><text:span text:style-name="_5f_Caractères_5f_correction"> = </text:span><text:span text:style-name="_5f_Caractères_5f_correction"><text:span text:style-name="T197">840</text:span></text:span><text:span text:style-name="_5f_Caractères_5f_correction"> + </text:span><text:span text:style-name="_5f_Caractères_5f_correction"><text:span text:style-name="T197">1</text:span></text:span><text:span text:style-name="_5f_Caractères_5f_correction"> = </text:span><text:span text:style-name="_5f_Caractères_5f_correction"><text:span text:style-name="T197">841</text:span></text:span><text:span text:style-name="_5f_Caractères_5f_correction"> donc l</text:span><text:span text:style-name="_5f_Caractères_5f_correction"><text:span text:style-name="T240">a</text:span></text:span><text:span text:style-name="_5f_Caractères_5f_correction"> </text:span><text:span text:style-name="_5f_Caractères_5f_correction"><text:span text:style-name="T197">deuxième</text:span></text:span><text:span text:style-name="_5f_Caractères_5f_correction"> division est </text:span><text:span text:style-name="_5f_Caractères_5f_correction"><text:span text:style-name="T197">correcte</text:span></text:span><text:span text:style-name="_5f_Caractères_5f_correction">.</text:span></text:h>
            <text:h text:style-name="P103" text:outline-level="1"><text:span text:style-name="_5f_Caractères_5f_correction"><text:span text:style-name="T197">12</text:span></text:span><text:span text:style-name="_5f_Caractères_5f_correction"> x </text:span><text:span text:style-name="_5f_Caractères_5f_correction"><text:span text:style-name="T197">70</text:span></text:span><text:span text:style-name="_5f_Caractères_5f_correction"> + </text:span><text:span text:style-name="_5f_Caractères_5f_correction"><text:span text:style-name="T197">22</text:span></text:span><text:span text:style-name="_5f_Caractères_5f_correction"> = </text:span><text:span text:style-name="_5f_Caractères_5f_correction"><text:span text:style-name="T197">840</text:span></text:span><text:span text:style-name="_5f_Caractères_5f_correction"> + </text:span><text:span text:style-name="_5f_Caractères_5f_correction"><text:span text:style-name="T197">22</text:span></text:span><text:span text:style-name="_5f_Caractères_5f_correction"> = </text:span><text:span text:style-name="_5f_Caractères_5f_correction"><text:span text:style-name="T197">862</text:span></text:span><text:span text:style-name="_5f_Caractères_5f_correction"> donc l</text:span><text:span text:style-name="_5f_Caractères_5f_correction"><text:span text:style-name="T240">a</text:span></text:span><text:span text:style-name="_5f_Caractères_5f_correction"> </text:span><text:span text:style-name="_5f_Caractères_5f_correction"><text:span text:style-name="T197">troisième</text:span></text:span><text:span text:style-name="_5f_Caractères_5f_correction"> division est </text:span><text:span text:style-name="_5f_Caractères_5f_correction"><text:span text:style-name="T197">correcte</text:span></text:span><text:span text:style-name="_5f_Caractères_5f_correction">.</text:span></text:h>
            <text:h text:style-name="P103" text:outline-level="1"><text:span text:style-name="_5f_Caractères_5f_correction"><text:span text:style-name="T197">27</text:span></text:span><text:span text:style-name="_5f_Caractères_5f_correction"> x </text:span><text:span text:style-name="_5f_Caractères_5f_correction"><text:span text:style-name="T197">146</text:span></text:span><text:span text:style-name="_5f_Caractères_5f_correction"> + </text:span><text:span text:style-name="_5f_Caractères_5f_correction"><text:span text:style-name="T197">6</text:span></text:span><text:span text:style-name="_5f_Caractères_5f_correction"> = </text:span><text:span text:style-name="_5f_Caractères_5f_correction"><text:span text:style-name="T197">3 942</text:span></text:span><text:span text:style-name="_5f_Caractères_5f_correction"> + </text:span><text:span text:style-name="_5f_Caractères_5f_correction"><text:span text:style-name="T197">6</text:span></text:span><text:span text:style-name="_5f_Caractères_5f_correction"> = 3 </text:span><text:span text:style-name="_5f_Caractères_5f_correction"><text:span text:style-name="T240">948</text:span></text:span><text:span text:style-name="_5f_Caractères_5f_correction"> donc l</text:span><text:span text:style-name="_5f_Caractères_5f_correction"><text:span text:style-name="T240">a</text:span></text:span><text:span text:style-name="_5f_Caractères_5f_correction"> </text:span><text:span text:style-name="_5f_Caractères_5f_correction"><text:span text:style-name="T197">quatrième</text:span></text:span><text:span text:style-name="_5f_Caractères_5f_correction"> division est fausse.</text:span></text:h>
            <text:list xml:id="list184810446265277" text:continue-numbering="true" text:style-name="_5f_Numérotation_20_des_20_exercices">
              <text:list-item>
                <text:h text:style-name="P135" text:outline-level="1"><text:span text:style-name="_5f_Caractères">Relie chaque quotient à la multiplication cor­respondante, puis complète l’égalité :</text:span></text:h>
              </text:list-item>
            </text:list>
            <table:table table:name="Tableau32" table:style-name="Tableau32">
              <table:table-column table:style-name="Tableau32.A"/>
              <table:table-column table:style-name="Tableau32.B"/>
              <table:table-column table:style-name="Tableau32.C"/>
              <table:table-column table:style-name="Tableau32.D"/>
              <table:table-header-rows>
                <table:table-row table:style-name="Tableau32.1">
                  <table:table-cell table:style-name="Tableau32.A1" office:value-type="string">
                    <text:h text:style-name="_5f_Tableau_20_Droit" text:outline-level="1">15  5 = <text:span text:style-name="_5f_pointillés_20_gris">….</text:span></text:h>
                  </table:table-cell>
                  <table:table-cell table:style-name="Tableau32.B1" office:value-type="string">
                    <text:list xml:id="list938073495" text:style-name="List_20_1">
                      <text:list-item>
                        <text:h text:style-name="P134" text:outline-level="1"><draw:line text:anchor-type="paragraph" draw:z-index="10" draw:name="Forme1" draw:style-name="gr20" draw:text-style-name="P149" svg:x1="0.75cm" svg:y1="0.33cm" svg:x2="2.226cm" svg:y2="1.177cm"><text:p/></draw:line></text:h>
                      </text:list-item>
                    </text:list>
                  </table:table-cell>
                  <table:table-cell table:style-name="Tableau32.C1" office:value-type="string">
                    <text:list xml:id="list184810764147653" text:continue-numbering="true" text:style-name="List_20_1">
                      <text:list-item>
                        <text:h text:style-name="P134" text:outline-level="1"/>
                      </text:list-item>
                    </text:list>
                  </table:table-cell>
                  <table:table-cell table:style-name="Tableau32.D1" office:value-type="string">
                    <text:h text:style-name="_5f_Tableau_20_Gauche" text:outline-level="1">5 × 15 = 75</text:h>
                  </table:table-cell>
                </table:table-row>
              </table:table-header-rows>
              <table:table-row table:style-name="Tableau32.1">
                <table:table-cell table:style-name="Tableau32.A2" office:value-type="string">
                  <text:h text:style-name="_5f_Tableau_20_Droit" text:outline-level="1">36  12 = <text:span text:style-name="_5f_pointillés_20_gris">…</text:span></text:h>
                </table:table-cell>
                <table:table-cell table:style-name="Tableau32.B2" office:value-type="string">
                  <text:list xml:id="list184809862772849" text:continue-numbering="true" text:style-name="List_20_1">
                    <text:list-item>
                      <text:h text:style-name="P133" text:outline-level="1"><draw:line text:anchor-type="paragraph" draw:z-index="11" draw:name="Forme1_0" draw:style-name="gr20" draw:text-style-name="P149" svg:x1="0.654cm" svg:y1="0.362cm" svg:x2="2.321cm" svg:y2="3.701cm"><text:p/></draw:line><draw:line text:anchor-type="paragraph" draw:z-index="13" draw:name="Forme1_2" draw:style-name="gr20" draw:text-style-name="P149" svg:x1="0.654cm" svg:y1="1.969cm" svg:x2="2.226cm" svg:y2="0.362cm"><text:p/></draw:line></text:h>
                    </text:list-item>
                  </text:list>
                </table:table-cell>
                <table:table-cell table:style-name="Tableau32.C2" office:value-type="string">
                  <text:list xml:id="list184809871672376" text:continue-numbering="true" text:style-name="List_20_1">
                    <text:list-item>
                      <text:h text:style-name="P133" text:outline-level="1"/>
                    </text:list-item>
                  </text:list>
                </table:table-cell>
                <table:table-cell table:style-name="Tableau32.D2" office:value-type="string">
                  <text:h text:style-name="_5f_Tableau_20_Gauche" text:outline-level="1">5 × 3 = 15</text:h>
                </table:table-cell>
              </table:table-row>
              <table:table-row table:style-name="Tableau32.1">
                <table:table-cell table:style-name="Tableau32.A2" office:value-type="string">
                  <text:h text:style-name="_5f_Tableau_20_Droit" text:outline-level="1">144  4 = <text:span text:style-name="_5f_pointillés_20_gris">…</text:span></text:h>
                </table:table-cell>
                <table:table-cell table:style-name="Tableau32.B3" office:value-type="string">
                  <text:list xml:id="list184810817056799" text:continue-numbering="true" text:style-name="List_20_1">
                    <text:list-item>
                      <text:h text:style-name="P133" text:outline-level="1"><draw:line text:anchor-type="paragraph" draw:z-index="12" draw:name="Forme1_1" draw:style-name="gr20" draw:text-style-name="P149" svg:x1="0.654cm" svg:y1="0.385cm" svg:x2="2.321cm" svg:y2="1.154cm"><text:p/></draw:line></text:h>
                    </text:list-item>
                  </text:list>
                </table:table-cell>
                <table:table-cell table:style-name="Tableau32.C3" office:value-type="string">
                  <text:list xml:id="list184809747188579" text:continue-numbering="true" text:style-name="List_20_1">
                    <text:list-item>
                      <text:h text:style-name="P133" text:outline-level="1"/>
                    </text:list-item>
                  </text:list>
                </table:table-cell>
                <table:table-cell table:style-name="Tableau32.D2" office:value-type="string">
                  <text:h text:style-name="_5f_Tableau_20_Gauche" text:outline-level="1">144 × 4 = 576</text:h>
                </table:table-cell>
              </table:table-row>
              <table:table-row table:style-name="Tableau32.1">
                <table:table-cell table:style-name="Tableau32.A2" office:value-type="string">
                  <text:h text:style-name="_5f_Tableau_20_Droit" text:outline-level="1">15  3 = <text:span text:style-name="_5f_pointillés_20_gris">...</text:span></text:h>
                </table:table-cell>
                <table:table-cell table:style-name="Tableau32.B4" office:value-type="string">
                  <text:list xml:id="list184810248236990" text:continue-numbering="true" text:style-name="List_20_1">
                    <text:list-item>
                      <text:h text:style-name="P133" text:outline-level="1"><draw:line text:anchor-type="paragraph" draw:z-index="14" draw:name="Forme1_3" draw:style-name="gr20" draw:text-style-name="P149" svg:x1="0.654cm" svg:y1="1.06cm" svg:x2="2.226cm" svg:y2="0.339cm"><text:p/></draw:line></text:h>
                    </text:list-item>
                  </text:list>
                </table:table-cell>
                <table:table-cell table:style-name="Tableau32.C4" office:value-type="string">
                  <text:list xml:id="list184809861743274" text:continue-numbering="true" text:style-name="List_20_1">
                    <text:list-item>
                      <text:h text:style-name="P133" text:outline-level="1"/>
                    </text:list-item>
                  </text:list>
                </table:table-cell>
                <table:table-cell table:style-name="Tableau32.D2" office:value-type="string">
                  <text:h text:style-name="_5f_Tableau_20_Gauche" text:outline-level="1">36 × 4 = 144</text:h>
                </table:table-cell>
              </table:table-row>
              <table:table-row table:style-name="Tableau32.1">
                <table:table-cell table:style-name="Tableau32.A2" office:value-type="string">
                  <text:h text:style-name="_5f_Tableau_20_Droit" text:outline-level="1">144  36 = <text:span text:style-name="_5f_pointillés_20_gris">…</text:span></text:h>
                </table:table-cell>
                <table:table-cell table:style-name="Tableau32.B5" office:value-type="string">
                  <text:list xml:id="list184810887603289" text:continue-numbering="true" text:style-name="List_20_1">
                    <text:list-item>
                      <text:h text:style-name="P133" text:outline-level="1"><draw:line text:anchor-type="paragraph" draw:z-index="15" draw:name="Forme1_4" draw:style-name="gr20" draw:text-style-name="P149" svg:x1="0.654cm" svg:y1="1.127cm" svg:x2="2.226cm" svg:y2="0.406cm"><text:p/></draw:line></text:h>
                    </text:list-item>
                  </text:list>
                </table:table-cell>
                <table:table-cell table:style-name="Tableau32.C5" office:value-type="string">
                  <text:list xml:id="list184810731130650" text:continue-numbering="true" text:style-name="List_20_1">
                    <text:list-item>
                      <text:h text:style-name="P133" text:outline-level="1"/>
                    </text:list-item>
                  </text:list>
                </table:table-cell>
                <table:table-cell table:style-name="Tableau32.D2" office:value-type="string">
                  <text:h text:style-name="_5f_Tableau_20_Gauche" text:outline-level="1">15 × 9 = 135</text:h>
                </table:table-cell>
              </table:table-row>
              <table:table-row table:style-name="Tableau32.1">
                <table:table-cell table:style-name="Tableau32.A2" office:value-type="string">
                  <text:h text:style-name="_5f_Tableau_20_Droit" text:outline-level="1">135  9 = <text:span text:style-name="_5f_pointillés_20_gris">…</text:span></text:h>
                </table:table-cell>
                <table:table-cell table:style-name="Tableau32.B6" office:value-type="string">
                  <text:list xml:id="list184811081431290" text:continue-numbering="true" text:style-name="List_20_1">
                    <text:list-item>
                      <text:h text:style-name="P133" text:outline-level="1"/>
                    </text:list-item>
                  </text:list>
                </table:table-cell>
                <table:table-cell table:style-name="Tableau32.C6" office:value-type="string">
                  <text:list xml:id="list184809548480826" text:continue-numbering="true" text:style-name="List_20_1">
                    <text:list-item>
                      <text:h text:style-name="P133" text:outline-level="1"/>
                    </text:list-item>
                  </text:list>
                </table:table-cell>
                <table:table-cell table:style-name="Tableau32.D2" office:value-type="string">
                  <text:h text:style-name="_5f_Tableau_20_Gauche" text:outline-level="1">12 × 3 = 36</text:h>
                </table:table-cell>
              </table:table-row>
            </table:table>
            <text:list xml:id="list184810877627001" text:continue-list="list184810446265277" text:style-name="_5f_Numérotation_20_des_20_exercices">
              <text:list-item>
                <text:h text:style-name="P135" text:outline-level="1"><text:span text:style-name="_5f_Caractères">Effectue les divisions décimales suivantes pour en trouver le quotient décimal exact.</text:span></text:h>
              </text:list-item>
            </text:list>
            <text:section text:style-name="Sect4" text:name="Section8">
              <text:h text:style-name="_5f_Paragraphe" text:outline-level="1"><text:span text:style-name="_5f_Caractères"/></text:h>
              <table:table table:name="Table15" table:style-name="Table15">
                <table:table-column table:style-name="Table15.A"/>
                <table:table-column table:style-name="Table15.B"/>
                <table:table-column table:style-name="Table15.C"/>
                <table:table-row table:style-name="TableLine2271321220624">
                  <table:table-cell table:style-name="Table15.A1" office:value-type="string">
                    <text:h text:style-name="_5f_Tableau_20_Droit" text:outline-level="1"><text:s/>1 7 2, 2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1" office:value-type="string">
                    <text:h text:style-name="_5f_Tableau_20_Gauche" text:outline-level="1"><text:s/>3</text:h>
                  </table:table-cell>
                </table:table-row>
                <table:table-row table:style-name="TableLine2271321217360">
                  <table:table-cell table:style-name="Table15.A1" office:value-type="string">
                    <text:h text:style-name="P106" text:outline-level="1"><text:span text:style-name="_5f_Caractères_5f_correction"><text:span text:style-name="T241"><text:s text:c="3"/>- </text:span></text:span><text:span text:style-name="_5f_Caractères_5f_correction"><text:span text:style-name="T243">1 5</text:span></text:span>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2" office:value-type="string">
                    <text:h text:style-name="P115" text:outline-level="1"><text:span text:style-name="_5f_Caractères_5f_correction"><text:span text:style-name="T241">57,4</text:span></text:span></text:h>
                  </table:table-cell>
                </table:table-row>
                <table:table-row table:style-name="TableLine2271321217632">
                  <table:table-cell table:style-name="Table15.A1" office:value-type="string">
                    <text:h text:style-name="P106" text:outline-level="1"><text:span text:style-name="_5f_pointillés_20_gris"><text:span text:style-name="T241"><text:s text:c="8"/></text:span></text:span><text:span text:style-name="_5f_Caractères_5f_correction"><text:span text:style-name="T181">2 </text:span></text:span><text:span text:style-name="_5f_Caractères_5f_correction"><text:span text:style-name="T241">2</text:span></text:span>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2" office:value-type="string">
                    <text:h text:style-name="_5f_Tableau_20_Gauche" text:outline-level="1"/>
                  </table:table-cell>
                </table:table-row>
                <table:table-row table:style-name="TableLine2271321206480">
                  <table:table-cell table:style-name="Table15.A1" office:value-type="string">
                    <text:h text:style-name="P106" text:outline-level="1"><text:span text:style-name="_5f_pointillés_20_gris"><text:span text:style-name="T241"><text:s text:c="5"/>- </text:span></text:span><text:span text:style-name="_5f_Caractères_5f_correction"><text:span text:style-name="T243"><text:s/></text:span></text:span><text:span text:style-name="_5f_Caractères_5f_correction"><text:span text:style-name="T182">2 1</text:span></text:span>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2" office:value-type="string">
                    <text:h text:style-name="_5f_Tableau_20_Gauche" text:outline-level="1"/>
                  </table:table-cell>
                </table:table-row>
                <table:table-row table:style-name="TableLine2271321219536">
                  <table:table-cell table:style-name="Table15.A1" office:value-type="string">
                    <text:h text:style-name="P106" text:outline-level="1"><text:span text:style-name="_5f_pointillés_20_gris"><text:span text:style-name="T241"><text:s text:c="10"/></text:span></text:span><text:span text:style-name="_5f_Caractères_5f_correction"><text:span text:style-name="T241"><text:s/>1 2</text:span></text:span>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2" office:value-type="string">
                    <text:h text:style-name="_5f_Tableau_20_Gauche" text:outline-level="1"/>
                  </table:table-cell>
                </table:table-row>
                <table:table-row table:style-name="TableLine2271321205392">
                  <table:table-cell table:style-name="Table15.A1" office:value-type="string">
                    <text:h text:style-name="P106" text:outline-level="1"><text:span text:style-name="_5f_pointillés_20_gris"><text:span text:style-name="T241"><text:s text:c="8"/></text:span></text:span><text:span text:style-name="_5f_pointillés_20_gris"><text:span text:style-name="T243"><text:s/>-</text:span></text:span><text:span text:style-name="_5f_Caractères_5f_correction"><text:span text:style-name="T243"> 1 2</text:span></text:span>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2" office:value-type="string">
                    <text:h text:style-name="_5f_Tableau_20_Gauche" text:outline-level="1"/>
                  </table:table-cell>
                </table:table-row>
                <table:table-row table:style-name="TableLine2271321205664">
                  <table:table-cell table:style-name="Table15.A1" office:value-type="string">
                    <text:h text:style-name="P106" text:outline-level="1"><text:span text:style-name="_5f_pointillés_20_gris"><text:span text:style-name="T241"><text:s text:c="14"/></text:span></text:span><text:span text:style-name="_5f_Caractères_5f_correction"><text:span text:style-name="T181">0</text:span></text:span>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/>
              <table:table table:name="Table16" table:style-name="Table16">
                <table:table-column table:style-name="Table16.A"/>
                <table:table-column table:style-name="Table16.B"/>
                <table:table-column table:style-name="Table16.C"/>
                <table:table-row table:style-name="TableLine2271321205936">
                  <table:table-cell table:style-name="Table16.A1" office:value-type="string">
                    <text:h text:style-name="_5f_Tableau_20_Droit" text:outline-level="1"><text:s/>0, 1 2 6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1" office:value-type="string">
                    <text:h text:style-name="_5f_Tableau_20_Gauche" text:outline-level="1"><text:s/>9</text:h>
                  </table:table-cell>
                </table:table-row>
                <table:table-row table:style-name="TableLine2271321209744">
                  <table:table-cell table:style-name="Table16.A1" office:value-type="string">
                    <text:h text:style-name="P106" text:outline-level="1"><text:span text:style-name="_5f_Caractères_5f_correction"><text:span text:style-name="T227"><text:s text:c="4"/>- </text:span></text:span><text:span text:style-name="_5f_Caractères_5f_correction"><text:span text:style-name="T206">0</text:span>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P115" text:outline-level="1"><text:span text:style-name="_5f_Caractères_5f_correction"><text:span text:style-name="T254">0,01</text:span></text:span><text:span text:style-name="_5f_Caractères_5f_correction"><text:span text:style-name="T241">4</text:span></text:span></text:h>
                  </table:table-cell>
                </table:table-row>
                <table:table-row table:style-name="Table16.3">
                  <table:table-cell table:style-name="Table16.A1" office:value-type="string">
                    <text:h text:style-name="P106" text:outline-level="1"><text:span text:style-name="_5f_Caractères"><text:span text:style-name="T232"><text:s text:c="5"/></text:span></text:span><text:span text:style-name="_5f_Caractères_5f_correction"><text:span text:style-name="T213"><text:s/>0 1</text:span>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_5f_Tableau_20_Gauche" text:outline-level="1"/>
                  </table:table-cell>
                </table:table-row>
                <table:table-row table:style-name="TableLine2271321223344">
                  <table:table-cell table:style-name="Table16.A1" office:value-type="string">
                    <text:h text:style-name="P106" text:outline-level="1"><text:span text:style-name="_5f_Caractères"><text:span text:style-name="T187"><text:s text:c="4"/>- </text:span></text:span><text:span text:style-name="_5f_Caractères_5f_correction"><text:span text:style-name="T185">0 </text:span></text:span><text:span text:style-name="_5f_Caractères_5f_correction"><text:span text:style-name="T183">0</text:span></text:span><text:span text:style-name="_5f_Caractères_5f_correction"><text:span text:style-name="T187"> <text:s text:c="2"/></text:span>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_5f_Tableau_20_Gauche" text:outline-level="1"/>
                  </table:table-cell>
                </table:table-row>
                <table:table-row table:style-name="TableLine2271321223616">
                  <table:table-cell table:style-name="Table16.A1" office:value-type="string">
                    <text:h text:style-name="P106" text:outline-level="1"><text:span text:style-name="_5f_Caractères"><text:span text:style-name="T235"><text:s text:c="8"/></text:span></text:span><text:span text:style-name="_5f_Caractères"><text:span text:style-name="T233"><text:s/></text:span></text:span><text:span text:style-name="_5f_Caractères_5f_correction"><text:span text:style-name="T222">1 2</text:span>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_5f_Tableau_20_Gauche" text:outline-level="1"/>
                  </table:table-cell>
                </table:table-row>
                <table:table-row table:style-name="TableLine2271321226064">
                  <table:table-cell table:style-name="Table16.A1" office:value-type="string">
                    <text:h text:style-name="P106" text:outline-level="1"><text:span text:style-name="_5f_Caractères"><text:span text:style-name="T241"><text:s text:c="9"/>-</text:span></text:span><text:span text:style-name="_5f_Caractères_5f_correction"><text:span text:style-name="T243"> <text:s/></text:span></text:span><text:span text:style-name="_5f_Caractères_5f_correction"><text:span text:style-name="T206">9</text:span>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_5f_Tableau_20_Gauche" text:outline-level="1"/>
                  </table:table-cell>
                </table:table-row>
                <table:table-row table:style-name="TableLine2271321226880">
                  <table:table-cell table:style-name="Table16.A1" office:value-type="string">
                    <text:h text:style-name="P106" text:outline-level="1"><text:span text:style-name="_5f_pointillés_20_gris"><text:span text:style-name="T241"><text:s text:c="12"/></text:span></text:span><text:span text:style-name="_5f_Caractères_5f_correction"><text:span text:style-name="T188">3 6</text:span>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_5f_Tableau_20_Gauche" text:outline-level="1"/>
                  </table:table-cell>
                </table:table-row>
                <table:table-row table:style-name="TableLine2271321227968">
                  <table:table-cell table:style-name="Table16.A1" office:value-type="string">
                    <text:h text:style-name="P106" text:outline-level="1"><text:span text:style-name="_5f_pointillés_20_gris"><text:span text:style-name="T229"><text:s text:c="10"/>-</text:span></text:span><text:span text:style-name="_5f_Caractères_5f_correction"><text:span text:style-name="T241"> </text:span></text:span><text:span text:style-name="_5f_Caractères_5f_correction"><text:span text:style-name="T183">3 6</text:span>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P115" text:outline-level="1"><text:span text:style-name="_5f_Caractères_5f_correction"/></text:h>
                  </table:table-cell>
                </table:table-row>
                <table:table-row table:style-name="TableLine2271321223072">
                  <table:table-cell table:style-name="Table16.A1" office:value-type="string">
                    <text:h text:style-name="P109" text:outline-level="1"><text:span text:style-name="_5f_Caractères_5f_correction"><text:span text:style-name="T254"><text:s text:c="2"/>0 </text:span>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/>
              <text:h text:style-name="_5f_Paragraphe" text:outline-level="1"/>
              <text:h text:style-name="_5f_Paragraphe" text:outline-level="1"/>
              <text:h text:style-name="_5f_Paragraphe" text:outline-level="1"/>
              <table:table table:name="Table17" table:style-name="Table17">
                <table:table-column table:style-name="Table17.A"/>
                <table:table-column table:style-name="Table17.B"/>
                <table:table-column table:style-name="Table17.C"/>
                <table:table-row table:style-name="TableLine2271321207840">
                  <table:table-cell table:style-name="Table17.A1" office:value-type="string">
                    <text:h text:style-name="_5f_Tableau_20_Droit" text:outline-level="1"><text:s/>4 7, 5 <text:s text:c="6"/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1" office:value-type="string">
                    <text:h text:style-name="_5f_Tableau_20_Gauche" text:outline-level="1"><text:s/>4</text:h>
                  </table:table-cell>
                </table:table-row>
                <table:table-row table:style-name="TableLine2271321224704">
                  <table:table-cell table:style-name="Table17.A1" office:value-type="string">
                    <text:h text:style-name="P106" text:outline-level="1"><text:span text:style-name="_5f_Caractères_5f_correction"><text:span text:style-name="T206"><text:s text:c="3"/>- </text:span></text:span><text:span text:style-name="_5f_Caractères_5f_correction"><text:span text:style-name="T207">4</text:span>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P116" text:outline-level="1"><text:span text:style-name="_5f_Caractères_5f_correction"><text:span text:style-name="T259">11,875</text:span></text:span></text:h>
                  </table:table-cell>
                </table:table-row>
                <table:table-row table:style-name="TableLine2271321228512">
                  <table:table-cell table:style-name="Table17.A1" office:value-type="string">
                    <text:h text:style-name="P106" text:outline-level="1"><text:span text:style-name="_5f_Caractères"><text:span text:style-name="T231"><text:s text:c="5"/></text:span></text:span><text:span text:style-name="_5f_Caractères_5f_correction"><text:span text:style-name="T213">0 </text:span></text:span><text:span text:style-name="_5f_Caractères_5f_correction"><text:span text:style-name="T214">7</text:span>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321222800">
                  <table:table-cell table:style-name="Table17.A1" office:value-type="string">
                    <text:h text:style-name="P106" text:outline-level="1"><text:span text:style-name="_5f_Caractères"><text:span text:style-name="T187"><text:s text:c="6"/>-</text:span></text:span><text:span text:style-name="_5f_Caractères"><text:span text:style-name="T183"> </text:span></text:span><text:span text:style-name="_5f_Caractères_5f_correction"><text:span text:style-name="T184">4</text:span></text:span><text:span text:style-name="_5f_Caractères_5f_correction"><text:span text:style-name="T187"> <text:s text:c="2"/></text:span>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321228784">
                  <table:table-cell table:style-name="Table17.A1" office:value-type="string">
                    <text:h text:style-name="P106" text:outline-level="1"><text:span text:style-name="_5f_Caractères"><text:span text:style-name="T233"><text:s text:c="8"/></text:span></text:span><text:span text:style-name="_5f_Caractères"><text:span text:style-name="T234">3</text:span></text:span><text:span text:style-name="_5f_Caractères_5f_correction"><text:span text:style-name="T223">5</text:span>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321224432">
                  <table:table-cell table:style-name="Table17.A1" office:value-type="string">
                    <text:h text:style-name="P106" text:outline-level="1"><text:span text:style-name="_5f_Caractères"><text:span text:style-name="T241"><text:s text:c="6"/>- </text:span></text:span><text:span text:style-name="_5f_Caractères_5f_correction"><text:span text:style-name="T244">3</text:span></text:span><text:span text:style-name="_5f_Caractères_5f_correction"><text:span text:style-name="T207">2</text:span>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321224976">
                  <table:table-cell table:style-name="Table17.A1" office:value-type="string">
                    <text:h text:style-name="P106" text:outline-level="1"><text:span text:style-name="_5f_pointillés_20_gris"><text:span text:style-name="T241"><text:s text:c="10"/></text:span></text:span><text:span text:style-name="_5f_Caractères_5f_correction"><text:span text:style-name="T188">3</text:span></text:span><text:span text:style-name="_5f_Caractères_5f_correction"><text:span text:style-name="T189">0</text:span>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321225792">
                  <table:table-cell table:style-name="Table17.A1" office:value-type="string">
                    <text:h text:style-name="P106" text:outline-level="1"><text:span text:style-name="_5f_pointillés_20_gris"><text:span text:style-name="T229"><text:s text:c="8"/>-</text:span></text:span><text:span text:style-name="_5f_pointillés_20_gris"><text:span text:style-name="T230"> </text:span></text:span><text:span text:style-name="_5f_Caractères_5f_correction"><text:span text:style-name="T244">2</text:span></text:span><text:span text:style-name="_5f_Caractères_5f_correction"><text:span text:style-name="T184">8</text:span>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321226336">
                  <table:table-cell table:style-name="Table17.A1" office:value-type="string">
                    <text:h text:style-name="P108" text:outline-level="1"><text:span text:style-name="_5f_Caractères"><text:span text:style-name="T254"><text:s text:c="12"/></text:span></text:span><text:span text:style-name="_5f_Caractères_5f_correction"><text:span text:style-name="T259">2</text:span></text:span><text:span text:style-name="_5f_Caractères_5f_correction"><text:span text:style-name="T254">0 </text:span>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321226608">
                  <table:table-cell table:style-name="Table17.A1" office:value-type="string">
                    <text:h text:style-name="P107" text:outline-level="1"><text:span text:style-name="_5f_Caractères"><text:span text:style-name="T254"><text:s text:c="9"/>- </text:span></text:span><text:span text:style-name="_5f_Caractères"><text:span text:style-name="T245"><text:s/></text:span></text:span><text:span text:style-name="_5f_Caractères_5f_correction"><text:span text:style-name="T244">2</text:span></text:span><text:span text:style-name="_5f_Caractères_5f_correction"><text:span text:style-name="T245">0</text:span></text:span><text:span text:style-name="_5f_Caractères_5f_correction"><text:span text:style-name="T254"> </text:span>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321227424">
                  <table:table-cell table:style-name="Table17.A1" office:value-type="string">
                    <text:h text:style-name="P107" text:outline-level="1"><text:span text:style-name="_5f_Caractères"><text:span text:style-name="T254"><text:s text:c="12"/></text:span></text:span><text:span text:style-name="_5f_Caractères_5f_correction"><text:span text:style-name="T254"><text:s text:c="2"/>0 </text:span>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/>
              <table:table table:name="Table18" table:style-name="Table18">
                <table:table-column table:style-name="Table18.A"/>
                <table:table-column table:style-name="Table18.B"/>
                <table:table-column table:style-name="Table18.C"/>
                <table:table-row table:style-name="TableLine2271321229056">
                  <table:table-cell table:style-name="Table18.A1" office:value-type="string">
                    <text:h text:style-name="P105" text:outline-level="1"><text:s text:c="6"/>5,4 6 <text:s text:c="17"/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1" office:value-type="string">
                    <text:h text:style-name="_5f_Tableau_20_Gauche" text:outline-level="1"><text:s/>1 2</text:h>
                  </table:table-cell>
                </table:table-row>
                <table:table-row table:style-name="TableLine2271321230144">
                  <table:table-cell table:style-name="Table18.A1" office:value-type="string">
                    <text:h text:style-name="P106" text:outline-level="1"><text:span text:style-name="_5f_Caractères_5f_correction"><text:span text:style-name="T222"><text:s text:c="4"/>- </text:span></text:span><text:span text:style-name="_5f_Caractères_5f_correction"><text:span text:style-name="T208">0 </text:span></text:span><text:span text:style-name="_5f_Caractères_5f_correction"><text:span text:style-name="T206">0</text:span></text:span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2" office:value-type="string">
                    <text:h text:style-name="P117" text:outline-level="1"><text:span text:style-name="_5f_pointillés_20_gris"><text:s/></text:span><text:span text:style-name="_5f_Caractères_5f_correction"><text:span text:style-name="T254">0,</text:span></text:span><text:span text:style-name="_5f_Caractères_5f_correction"><text:span text:style-name="T198">455 </text:span></text:span></text:h>
                  </table:table-cell>
                </table:table-row>
                <table:table-row table:style-name="TableLine2271321230688">
                  <table:table-cell table:style-name="Table18.A1" office:value-type="string">
                    <text:h text:style-name="P106" text:outline-level="1"><text:span text:style-name="_5f_Caractères"><text:span text:style-name="T232"><text:s text:c="6"/></text:span></text:span><text:span text:style-name="_5f_Caractères"><text:span text:style-name="T231"><text:s/></text:span></text:span><text:span text:style-name="_5f_Caractères_5f_correction"><text:span text:style-name="T215">54</text:span></text:span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2" office:value-type="string">
                    <text:h text:style-name="_5f_Tableau_20_Gauche" text:outline-level="1"/>
                  </table:table-cell>
                </table:table-row>
                <table:table-row table:style-name="TableLine2271321231232">
                  <table:table-cell table:style-name="Table18.A1" office:value-type="string">
                    <text:h text:style-name="P106" text:outline-level="1"><text:span text:style-name="_5f_Caractères"><text:span text:style-name="T187"><text:s text:c="5"/>- </text:span></text:span><text:span text:style-name="_5f_Caractères_5f_correction"><text:span text:style-name="T219">48</text:span></text:span><text:span text:style-name="_5f_Caractères_5f_correction"><text:span text:style-name="T187"> </text:span></text:span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2" office:value-type="string">
                    <text:h text:style-name="_5f_Tableau_20_Gauche" text:outline-level="1"/>
                  </table:table-cell>
                </table:table-row>
                <table:table-row table:style-name="TableLine2271321107744">
                  <table:table-cell table:style-name="Table18.A1" office:value-type="string">
                    <text:h text:style-name="P106" text:outline-level="1"><text:span text:style-name="_5f_Caractères"><text:span text:style-name="T235"><text:s text:c="8"/></text:span></text:span><text:span text:style-name="_5f_Caractères"><text:span text:style-name="T233"><text:s/></text:span></text:span><text:span text:style-name="_5f_Caractères_5f_correction"><text:span text:style-name="T220">6 6</text:span></text:span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2" office:value-type="string">
                    <text:h text:style-name="_5f_Tableau_20_Gauche" text:outline-level="1"/>
                  </table:table-cell>
                </table:table-row>
                <table:table-row table:style-name="TableLine2271321110464">
                  <table:table-cell table:style-name="Table18.A1" office:value-type="string">
                    <text:h text:style-name="P106" text:outline-level="1"><text:span text:style-name="_5f_Caractères"><text:span text:style-name="T241"><text:s text:c="7"/>- </text:span></text:span><text:span text:style-name="_5f_Caractères_5f_correction"><text:span text:style-name="T208">6 0</text:span></text:span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2" office:value-type="string">
                    <text:h text:style-name="_5f_Tableau_20_Gauche" text:outline-level="1"/>
                  </table:table-cell>
                </table:table-row>
                <table:table-row table:style-name="TableLine2271321116992">
                  <table:table-cell table:style-name="Table18.A1" office:value-type="string">
                    <text:h text:style-name="P106" text:outline-level="1"><text:span text:style-name="_5f_pointillés_20_gris"><text:span text:style-name="T241"><text:s text:c="12"/></text:span></text:span><text:span text:style-name="_5f_Caractères_5f_correction"><text:span text:style-name="T241"><text:s/></text:span></text:span><text:span text:style-name="_5f_Caractères_5f_correction"><text:span text:style-name="T221">60</text:span></text:span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2" office:value-type="string">
                    <text:h text:style-name="_5f_Tableau_20_Gauche" text:outline-level="1"/>
                  </table:table-cell>
                </table:table-row>
                <table:table-row table:style-name="TableLine2271321117264">
                  <table:table-cell table:style-name="Table18.A1" office:value-type="string">
                    <text:h text:style-name="P110" text:outline-level="1"><text:span text:style-name="_5f_Caractères"><text:s text:c="10"/>- </text:span><text:span text:style-name="_5f_Caractères_5f_correction"><text:s/></text:span><text:span text:style-name="_5f_Caractères_5f_correction"><text:span text:style-name="T205">60</text:span></text:span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2" office:value-type="string">
                    <text:h text:style-name="_5f_Tableau_20_Gauche" text:outline-level="1"/>
                  </table:table-cell>
                </table:table-row>
                <table:table-row table:style-name="TableLine2271321116720">
                  <table:table-cell table:style-name="Table18.A1" office:value-type="string">
                    <text:h text:style-name="P110" text:outline-level="1"><text:span text:style-name="_5f_Caractères"><text:span text:style-name="T186"><text:s text:c="13"/></text:span></text:span><text:span text:style-name="_5f_Caractères_5f_correction"><text:span text:style-name="T186"><text:s text:c="2"/>0</text:span></text:span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/>
            </text:section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list xml:id="list184811420041667" text:continue-numbering="true" text:style-name="_5f_Numérotation_20_des_20_exercices">
              <text:list-item>
                <text:h text:style-name="P135" text:outline-level="1"><text:soft-page-break/><text:span text:style-name="_5f_Caractères">Effectue les divisions décimales pour en trou­ver le quotient décimal exact.</text:span></text:h>
              </text:list-item>
            </text:list>
            <text:section text:style-name="Sect4" text:name="Section9">
              <table:table table:name="Table19" table:style-name="Table19">
                <table:table-column table:style-name="Table19.A"/>
                <table:table-column table:style-name="Table19.B"/>
                <table:table-column table:style-name="Table19.C"/>
                <table:table-row table:style-name="TableLine2271321231504">
                  <table:table-cell table:style-name="Table19.A1" office:value-type="string">
                    <text:h text:style-name="_5f_Tableau_20_Droit" text:outline-level="1"><text:span text:style-name="_5f_Caractères"><text:s/>4 7 5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1" office:value-type="string">
                    <text:h text:style-name="_5f_Tableau_20_Gauche" text:outline-level="1"><text:span text:style-name="_5f_Caractères"><text:s/>4</text:span></text:h>
                  </table:table-cell>
                </table:table-row>
                <table:table-row table:style-name="TableLine2271321116176">
                  <table:table-cell table:style-name="Table19.A1" office:value-type="string">
                    <text:h text:style-name="P111" text:outline-level="1"><text:span text:style-name="_5f_Caractères"><text:span text:style-name="T261"><text:s text:c="10"/>-</text:span></text:span><text:span text:style-name="_5f_Caractères"><text:span text:style-name="T246"> <text:s/></text:span></text:span><text:span text:style-name="_5f_Caractères_5f_correction"><text:span text:style-name="T246">4</text:span>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><text:s/></text:span><text:span text:style-name="_5f_Caractères_5f_correction"><text:span text:style-name="T261">118,75</text:span></text:span></text:h>
                  </table:table-cell>
                </table:table-row>
                <table:table-row table:style-name="TableLine2271321114000">
                  <table:table-cell table:style-name="Table19.A1" office:value-type="string">
                    <text:h text:style-name="P111" text:outline-level="1"><text:span text:style-name="_5f_Caractères"><text:span text:style-name="T261"><text:s text:c="13"/></text:span></text:span><text:span text:style-name="_5f_Caractères_5f_correction"><text:span text:style-name="T261">07</text:span>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321117536">
                  <table:table-cell table:style-name="Table19.A1" office:value-type="string">
                    <text:h text:style-name="P111" text:outline-level="1"><text:span text:style-name="_5f_Caractères"><text:span text:style-name="T261"><text:s text:c="12"/>-</text:span></text:span><text:span text:style-name="_5f_Caractères_5f_correction"><text:span text:style-name="T246"> 4</text:span>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321116448">
                  <table:table-cell table:style-name="Table19.A1" office:value-type="string">
                    <text:h text:style-name="P111" text:outline-level="1"><text:span text:style-name="_5f_Caractères"><text:span text:style-name="T261"><text:s text:c="14"/></text:span></text:span><text:span text:style-name="_5f_Caractères_5f_correction"><text:span text:style-name="T261">35</text:span>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321114272">
                  <table:table-cell table:style-name="Table19.A1" office:value-type="string">
                    <text:h text:style-name="P111" text:outline-level="1"><text:span text:style-name="_5f_Caractères"><text:span text:style-name="T261"><text:s text:c="12"/>- </text:span></text:span><text:span text:style-name="_5f_Caractères_5f_correction"><text:span text:style-name="T246">32</text:span>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321106928">
                  <table:table-cell table:style-name="Table19.A1" office:value-type="string">
                    <text:h text:style-name="P111" text:outline-level="1"><text:span text:style-name="_5f_Caractères"><text:span text:style-name="T261"><text:s text:c="15"/></text:span></text:span><text:span text:style-name="_5f_Caractères_5f_correction"><text:span text:style-name="T261">30</text:span>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321108016">
                  <table:table-cell table:style-name="Table19.A1" office:value-type="string">
                    <text:h text:style-name="P111" text:outline-level="1"><text:span text:style-name="_5f_Caractères"><text:span text:style-name="T261"><text:s text:c="13"/>- </text:span></text:span><text:span text:style-name="_5f_Caractères_5f_correction"><text:span text:style-name="T246">28</text:span>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321104480">
                  <table:table-cell table:style-name="Table19.A1" office:value-type="string">
                    <text:h text:style-name="P111" text:outline-level="1"><text:span text:style-name="_5f_Caractères"><text:span text:style-name="T261"><text:s text:c="17"/></text:span></text:span><text:span text:style-name="_5f_Caractères_5f_correction"><text:span text:style-name="T261">20</text:span>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321112096">
                  <table:table-cell table:style-name="Table19.A1" office:value-type="string">
                    <text:h text:style-name="P111" text:outline-level="1"><text:span text:style-name="_5f_Caractères"><text:span text:style-name="T236"><text:s text:c="15"/>-</text:span></text:span><text:span text:style-name="_5f_Caractères"><text:span text:style-name="T246"> </text:span></text:span><text:span text:style-name="_5f_Caractères_5f_correction"><text:span text:style-name="T246">20</text:span>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321100944">
                  <table:table-cell table:style-name="Table19.A1" office:value-type="string">
                    <text:h text:style-name="P111" text:outline-level="1"><text:span text:style-name="_5f_Caractères"><text:span text:style-name="T236"><text:s text:c="19"/></text:span></text:span><text:span text:style-name="_5f_Caractères_5f_correction"><text:span text:style-name="T261">0</text:span>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</table:table>
              <text:h text:style-name="_5f_Paragraphe" text:outline-level="1"><text:span text:style-name="_5f_Caractères"/></text:h>
              <table:table table:name="Table20" table:style-name="Table20">
                <table:table-column table:style-name="Table20.A"/>
                <table:table-column table:style-name="Table20.B"/>
                <table:table-column table:style-name="Table20.C"/>
                <table:table-row table:style-name="TableLine2271321114544">
                  <table:table-cell table:style-name="Table20.A1" office:value-type="string">
                    <text:h text:style-name="_5f_Tableau_20_Droit" text:outline-level="1">1 7 2, 2</text:h>
                  </table:table-cell>
                  <table:table-cell table:style-name="Table20.A1" office:value-type="string">
                    <text:h text:style-name="_5f_Tableau_5f_Centré" text:outline-level="1"/>
                  </table:table-cell>
                  <table:table-cell table:style-name="Table20.C1" office:value-type="string">
                    <text:h text:style-name="_5f_Tableau_20_Gauche" text:outline-level="1"><text:s/>1 4</text:h>
                  </table:table-cell>
                </table:table-row>
                <table:table-row table:style-name="TableLine2271321115360">
                  <table:table-cell table:style-name="Table20.A1" office:value-type="string">
                    <text:h text:style-name="P111" text:outline-level="1"><text:span text:style-name="_5f_Caractères"><text:span text:style-name="T261"><text:s text:c="4"/>-</text:span></text:span><text:span text:style-name="_5f_Caractères_5f_correction"><text:span text:style-name="T248">1</text:span></text:span><text:span text:style-name="_5f_Caractères_5f_correction"><text:span text:style-name="T246"> 4</text:span></text:span></text:h>
                  </table:table-cell>
                  <table:table-cell table:style-name="Table20.A1" office:value-type="string">
                    <text:h text:style-name="_5f_Tableau_5f_Centré" text:outline-level="1"/>
                  </table:table-cell>
                  <table:table-cell table:style-name="Table20.C2" office:value-type="string">
                    <text:h text:style-name="P119" text:outline-level="1"><text:span text:style-name="_5f_pointillés_20_gris"><text:s/></text:span><text:span text:style-name="_5f_Caractères_5f_correction"><text:span text:style-name="T261">1</text:span></text:span><text:span text:style-name="_5f_Caractères_5f_correction"><text:span text:style-name="T200">2,3</text:span></text:span></text:h>
                  </table:table-cell>
                </table:table-row>
                <table:table-row table:style-name="TableLine2271321105568">
                  <table:table-cell table:style-name="Table20.A1" office:value-type="string">
                    <text:h text:style-name="P112" text:outline-level="1"><text:span text:style-name="_5f_Caractères"><text:span text:style-name="T261"><text:s text:c="7"/></text:span></text:span><text:span text:style-name="_5f_Caractères_5f_correction"><text:span text:style-name="T261"><text:s/></text:span></text:span><text:span text:style-name="_5f_Caractères_5f_correction"><text:span text:style-name="T266">3 </text:span></text:span><text:span text:style-name="_5f_Caractères_5f_correction"><text:span text:style-name="T267">2</text:span></text:span></text:h>
                  </table:table-cell>
                  <table:table-cell table:style-name="Table20.A1" office:value-type="string">
                    <text:h text:style-name="_5f_Tableau_5f_Centré" text:outline-level="1"/>
                  </table:table-cell>
                  <table:table-cell table:style-name="Table20.C2" office:value-type="string">
                    <text:h text:style-name="_5f_Tableau_20_Gauche" text:outline-level="1"/>
                  </table:table-cell>
                </table:table-row>
                <table:table-row table:style-name="TableLine2271321108288">
                  <table:table-cell table:style-name="Table20.A1" office:value-type="string">
                    <text:h text:style-name="P111" text:outline-level="1"><text:span text:style-name="_5f_Caractères"><text:span text:style-name="T261"><text:s text:c="6"/>- </text:span></text:span><text:span text:style-name="_5f_Caractères_5f_correction"><text:span text:style-name="T247">2 8</text:span></text:span></text:h>
                  </table:table-cell>
                  <table:table-cell table:style-name="Table20.A1" office:value-type="string">
                    <text:h text:style-name="_5f_Tableau_5f_Centré" text:outline-level="1"/>
                  </table:table-cell>
                  <table:table-cell table:style-name="Table20.C2" office:value-type="string">
                    <text:h text:style-name="_5f_Tableau_20_Gauche" text:outline-level="1"/>
                  </table:table-cell>
                </table:table-row>
                <table:table-row table:style-name="TableLine2271321104208">
                  <table:table-cell table:style-name="Table20.A1" office:value-type="string">
                    <text:h text:style-name="P111" text:outline-level="1"><text:span text:style-name="_5f_Caractères"><text:span text:style-name="T261"><text:s text:c="11"/></text:span></text:span><text:span text:style-name="_5f_Caractères_5f_correction"><text:span text:style-name="T200">4 2</text:span></text:span></text:h>
                  </table:table-cell>
                  <table:table-cell table:style-name="Table20.A1" office:value-type="string">
                    <text:h text:style-name="_5f_Tableau_5f_Centré" text:outline-level="1"/>
                  </table:table-cell>
                  <table:table-cell table:style-name="Table20.C2" office:value-type="string">
                    <text:h text:style-name="_5f_Tableau_20_Gauche" text:outline-level="1"/>
                  </table:table-cell>
                </table:table-row>
                <table:table-row table:style-name="TableLine2271321109376">
                  <table:table-cell table:style-name="Table20.A1" office:value-type="string">
                    <text:h text:style-name="P111" text:outline-level="1"><text:span text:style-name="_5f_Caractères"><text:span text:style-name="T261"><text:s text:c="9"/>- </text:span></text:span><text:span text:style-name="_5f_Caractères_5f_correction"><text:span text:style-name="T247">4 2</text:span></text:span></text:h>
                  </table:table-cell>
                  <table:table-cell table:style-name="Table20.A1" office:value-type="string">
                    <text:h text:style-name="_5f_Tableau_5f_Centré" text:outline-level="1"/>
                  </table:table-cell>
                  <table:table-cell table:style-name="Table20.C2" office:value-type="string">
                    <text:h text:style-name="_5f_Tableau_20_Gauche" text:outline-level="1"/>
                  </table:table-cell>
                </table:table-row>
                <table:table-row table:style-name="TableLine2271321102576">
                  <table:table-cell table:style-name="Table20.A1" office:value-type="string">
                    <text:h text:style-name="P111" text:outline-level="1"><text:span text:style-name="_5f_Caractères"><text:span text:style-name="T261"><text:s text:c="14"/></text:span></text:span><text:span text:style-name="_5f_Caractères_5f_correction"><text:span text:style-name="T267">0</text:span></text:span></text:h>
                  </table:table-cell>
                  <table:table-cell table:style-name="Table20.A1" office:value-type="string">
                    <text:h text:style-name="_5f_Tableau_5f_Centré" text:outline-level="1"/>
                  </table:table-cell>
                  <table:table-cell table:style-name="Table20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  <table:table table:name="Table21" table:style-name="Table21">
                <table:table-column table:style-name="Table21.A"/>
                <table:table-column table:style-name="Table21.B"/>
                <table:table-column table:style-name="Table21.C"/>
                <table:table-row table:style-name="TableLine2271321111280">
                  <table:table-cell table:style-name="Table21.A1" office:value-type="string">
                    <text:h text:style-name="P105" text:outline-level="1"><text:s text:c="3"/>1 4 9, 4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1" office:value-type="string">
                    <text:h text:style-name="_5f_Tableau_20_Gauche" text:outline-level="1"><text:s/>1 2</text:h>
                  </table:table-cell>
                </table:table-row>
                <table:table-row table:style-name="TableLine2271321108832">
                  <table:table-cell table:style-name="Table21.A1" office:value-type="string">
                    <text:h text:style-name="P111" text:outline-level="1"><text:span text:style-name="_5f_Caractères"><text:span text:style-name="T251"><text:s/>- </text:span></text:span><text:span text:style-name="_5f_Caractères"><text:span text:style-name="T252">1 2</text:span>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P121" text:outline-level="1"><text:span text:style-name="_5f_pointillés_20_gris"><text:s text:c="2"/></text:span><text:span text:style-name="_5f_Caractères_5f_correction"><text:span text:style-name="T261">1</text:span></text:span><text:span text:style-name="_5f_Caractères_5f_correction"><text:span text:style-name="T200">2,</text:span></text:span><text:span text:style-name="_5f_Caractères_5f_correction"><text:span text:style-name="T202">45</text:span></text:span></text:h>
                  </table:table-cell>
                </table:table-row>
                <table:table-row table:style-name="TableLine2271321104752">
                  <table:table-cell table:style-name="Table21.A1" office:value-type="string">
                    <text:h text:style-name="P112" text:outline-level="1"><text:span text:style-name="_5f_Caractères"><text:span text:style-name="T261"><text:s text:c="5"/></text:span></text:span><text:span text:style-name="_5f_Caractères_5f_correction"><text:span text:style-name="T261"><text:s/></text:span></text:span><text:span text:style-name="_5f_Caractères_5f_correction"><text:span text:style-name="T269">2 9</text:span>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/>
                  </table:table-cell>
                </table:table-row>
                <table:table-row table:style-name="TableLine2271321102032">
                  <table:table-cell table:style-name="Table21.A1" office:value-type="string">
                    <text:h text:style-name="P111" text:outline-level="1"><text:span text:style-name="_5f_Caractères"><text:span text:style-name="T261"><text:s text:c="4"/>- </text:span></text:span><text:span text:style-name="_5f_Caractères_5f_correction"><text:span text:style-name="T247">2 </text:span></text:span><text:span text:style-name="_5f_Caractères_5f_correction"><text:span text:style-name="T250">4</text:span>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/>
                  </table:table-cell>
                </table:table-row>
                <table:table-row table:style-name="TableLine2271321102848">
                  <table:table-cell table:style-name="Table21.A1" office:value-type="string">
                    <text:h text:style-name="P111" text:outline-level="1"><text:span text:style-name="_5f_Caractères"><text:span text:style-name="T261"><text:s text:c="9"/></text:span></text:span><text:span text:style-name="_5f_Caractères_5f_correction"><text:span text:style-name="T202">5</text:span></text:span><text:span text:style-name="_5f_Caractères_5f_correction"><text:span text:style-name="T200"> </text:span></text:span><text:span text:style-name="_5f_Caractères_5f_correction"><text:span text:style-name="T202">4</text:span>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/>
                  </table:table-cell>
                </table:table-row>
                <table:table-row table:style-name="TableLine2271321109648">
                  <table:table-cell table:style-name="Table21.A1" office:value-type="string">
                    <text:h text:style-name="P111" text:outline-level="1"><text:span text:style-name="_5f_Caractères"><text:span text:style-name="T261"><text:s text:c="7"/>- </text:span></text:span><text:span text:style-name="_5f_Caractères_5f_correction"><text:span text:style-name="T247">4 </text:span></text:span><text:span text:style-name="_5f_Caractères_5f_correction"><text:span text:style-name="T211">8</text:span>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/>
                  </table:table-cell>
                </table:table-row>
                <table:table-row table:style-name="TableLine2271321103120">
                  <table:table-cell table:style-name="Table21.A1" office:value-type="string">
                    <text:h text:style-name="P111" text:outline-level="1"><text:span text:style-name="_5f_Caractères"><text:span text:style-name="T261"><text:s text:c="12"/></text:span></text:span><text:span text:style-name="_5f_Caractères_5f_correction"><text:span text:style-name="T202">6 0</text:span>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/>
                  </table:table-cell>
                </table:table-row>
                <table:table-row table:style-name="TableLine2271321109920">
                  <table:table-cell table:style-name="Table21.A1" office:value-type="string">
                    <text:h text:style-name="P111" text:outline-level="1"><text:span text:style-name="_5f_Caractères"><text:span text:style-name="T261"><text:s text:c="10"/>- </text:span></text:span><text:span text:style-name="_5f_Caractères_5f_correction"><text:span text:style-name="T211">6 0</text:span>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/>
                  </table:table-cell>
                </table:table-row>
                <table:table-row table:style-name="TableLine2271321103392">
                  <table:table-cell table:style-name="Table21.A1" office:value-type="string">
                    <text:h text:style-name="P113" text:outline-level="1"><text:span text:style-name="_5f_Caractères"><text:span text:style-name="T260"><text:s text:c="14"/></text:span></text:span><text:span text:style-name="_5f_Caractères"><text:span text:style-name="T270"><text:s/></text:span></text:span><text:span text:style-name="_5f_Caractères_5f_correction"><text:span text:style-name="T202">0</text:span>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  <table:table table:name="Table22" table:style-name="Table22">
                <table:table-column table:style-name="Table22.A"/>
                <table:table-column table:style-name="Table22.B"/>
                <table:table-column table:style-name="Table22.C"/>
                <table:table-row table:style-name="TableLine2271321103664">
                  <table:table-cell table:style-name="Table22.A1" office:value-type="string">
                    <text:h text:style-name="P105" text:outline-level="1"><text:s text:c="6"/>1 2 0</text:h>
                  </table:table-cell>
                  <table:table-cell table:style-name="Table22.A1" office:value-type="string">
                    <text:h text:style-name="_5f_Tableau_5f_Centré" text:outline-level="1"/>
                  </table:table-cell>
                  <table:table-cell table:style-name="Table22.C1" office:value-type="string">
                    <text:h text:style-name="_5f_Tableau_20_Gauche" text:outline-level="1"><text:s/>2 5</text:h>
                  </table:table-cell>
                </table:table-row>
                <table:table-row table:style-name="TableLine2271321113184">
                  <table:table-cell table:style-name="Table22.A1" office:value-type="string">
                    <text:h text:style-name="P111" text:outline-level="1"><text:span text:style-name="_5f_Caractères"><text:span text:style-name="T255"><text:s text:c="4"/>- </text:span></text:span><text:span text:style-name="_5f_Caractères_5f_correction"><text:span text:style-name="T209">1 0 0</text:span></text:span></text:h>
                  </table:table-cell>
                  <table:table-cell table:style-name="Table22.A1" office:value-type="string">
                    <text:h text:style-name="_5f_Tableau_5f_Centré" text:outline-level="1"/>
                  </table:table-cell>
                  <table:table-cell table:style-name="Table22.C2" office:value-type="string">
                    <text:h text:style-name="P118" text:outline-level="1"><text:span text:style-name="_5f_pointillés_20_gris"><text:s/></text:span><text:span text:style-name="_5f_Caractères_5f_correction"><text:span text:style-name="T199">4,8</text:span></text:span></text:h>
                  </table:table-cell>
                </table:table-row>
                <table:table-row table:style-name="TableLine2271321106384">
                  <table:table-cell table:style-name="Table22.A1" office:value-type="string">
                    <text:h text:style-name="P111" text:outline-level="1"><text:span text:style-name="_5f_Caractères"><text:span text:style-name="T261"><text:s text:c="9"/>2</text:span></text:span><text:span text:style-name="_5f_Caractères_5f_correction"><text:span text:style-name="T261">0 0</text:span></text:span></text:h>
                  </table:table-cell>
                  <table:table-cell table:style-name="Table22.A1" office:value-type="string">
                    <text:h text:style-name="_5f_Tableau_5f_Centré" text:outline-level="1"/>
                  </table:table-cell>
                  <table:table-cell table:style-name="Table22.C2" office:value-type="string">
                    <text:h text:style-name="_5f_Tableau_20_Gauche" text:outline-level="1"/>
                  </table:table-cell>
                </table:table-row>
                <table:table-row table:style-name="TableLine2271321110192">
                  <table:table-cell table:style-name="Table22.A1" office:value-type="string">
                    <text:h text:style-name="P111" text:outline-level="1"><text:span text:style-name="_5f_Caractères"><text:span text:style-name="T261"><text:s text:c="7"/>- </text:span></text:span><text:span text:style-name="_5f_Caractères_5f_correction"><text:span text:style-name="T209">20 0</text:span></text:span></text:h>
                  </table:table-cell>
                  <table:table-cell table:style-name="Table22.A1" office:value-type="string">
                    <text:h text:style-name="_5f_Tableau_5f_Centré" text:outline-level="1"/>
                  </table:table-cell>
                  <table:table-cell table:style-name="Table22.C2" office:value-type="string">
                    <text:h text:style-name="_5f_Tableau_20_Gauche" text:outline-level="1"/>
                  </table:table-cell>
                </table:table-row>
                <table:table-row table:style-name="TableLine2271321106656">
                  <table:table-cell table:style-name="Table22.A1" office:value-type="string">
                    <text:h text:style-name="P111" text:outline-level="1"><text:span text:style-name="_5f_Caractères"><text:span text:style-name="T261"><text:s text:c="10"/></text:span></text:span><text:span text:style-name="_5f_Caractères_5f_correction"><text:span text:style-name="T255"><text:s text:c="5"/></text:span></text:span><text:span text:style-name="_5f_Caractères_5f_correction"><text:span text:style-name="T224">0</text:span></text:span></text:h>
                  </table:table-cell>
                  <table:table-cell table:style-name="Table22.A1" office:value-type="string">
                    <text:h text:style-name="_5f_Tableau_5f_Centré" text:outline-level="1"/>
                  </table:table-cell>
                  <table:table-cell table:style-name="Table22.C2" office:value-type="string">
                    <text:h text:style-name="_5f_Tableau_20_Gauche" text:outline-level="1"/>
                  </table:table-cell>
                </table:table-row>
                <table:table-row table:style-name="TableLine2271321107200">
                  <table:table-cell table:style-name="Table22.A1" office:value-type="string">
                    <text:h text:style-name="P111" text:outline-level="1"><text:span text:style-name="_5f_Caractères_5f_correction"><text:span text:style-name="T209"/></text:span></text:h>
                  </table:table-cell>
                  <table:table-cell table:style-name="Table22.A1" office:value-type="string">
                    <text:h text:style-name="_5f_Tableau_5f_Centré" text:outline-level="1"/>
                  </table:table-cell>
                  <table:table-cell table:style-name="Table22.C2" office:value-type="string">
                    <text:h text:style-name="_5f_Tableau_20_Gauche" text:outline-level="1"/>
                  </table:table-cell>
                </table:table-row>
                <table:table-row table:style-name="TableLine2271321111552">
                  <table:table-cell table:style-name="Table22.A1" office:value-type="string">
                    <text:h text:style-name="P111" text:outline-level="1"><text:span text:style-name="_5f_Caractères_5f_correction"><text:span text:style-name="T224"/></text:span></text:h>
                  </table:table-cell>
                  <table:table-cell table:style-name="Table22.A1" office:value-type="string">
                    <text:h text:style-name="_5f_Tableau_5f_Centré" text:outline-level="1"/>
                  </table:table-cell>
                  <table:table-cell table:style-name="Table22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  <text:h text:style-name="_5f_Paragraphe" text:outline-level="1"><text:span text:style-name="Character_5f_20_5f_style"/></text:h>
              <text:h text:style-name="_5f_Paragraphe" text:outline-level="1"><text:span text:style-name="Character_5f_20_5f_style"/></text:h>
              <text:h text:style-name="_5f_Paragraphe" text:outline-level="1"><text:span text:style-name="Character_5f_20_5f_style"/></text:h>
              <table:table table:name="Table23" table:style-name="Table23">
                <table:table-column table:style-name="Table23.A"/>
                <table:table-column table:style-name="Table23.B"/>
                <table:table-column table:style-name="Table23.C"/>
                <table:table-row table:style-name="TableLine2271321107472">
                  <table:table-cell table:style-name="Table23.A1" office:value-type="string">
                    <text:h text:style-name="P123" text:outline-level="1"><text:s/>0, 1 2 6</text:h>
                  </table:table-cell>
                  <table:table-cell table:style-name="Table23.A1" office:value-type="string">
                    <text:h text:style-name="_5f_Tableau_5f_Centré" text:outline-level="1"/>
                  </table:table-cell>
                  <table:table-cell table:style-name="Table23.C1" office:value-type="string">
                    <text:h text:style-name="_5f_Tableau_20_Gauche" text:outline-level="1"><text:s/>9</text:h>
                  </table:table-cell>
                </table:table-row>
                <table:table-row table:style-name="TableLine2271321128416">
                  <table:table-cell table:style-name="Table23.A1" office:value-type="string">
                    <text:h text:style-name="P111" text:outline-level="1"><text:span text:style-name="_5f_Caractères"><text:span text:style-name="T261">- </text:span></text:span><text:span text:style-name="_5f_Caractères_5f_correction"><text:span text:style-name="T210">0 1 </text:span></text:span></text:h>
                  </table:table-cell>
                  <table:table-cell table:style-name="Table23.A1" office:value-type="string">
                    <text:h text:style-name="_5f_Tableau_5f_Centré" text:outline-level="1"/>
                  </table:table-cell>
                  <table:table-cell table:style-name="Table23.C2" office:value-type="string">
                    <text:h text:style-name="P120" text:outline-level="1"><text:span text:style-name="_5f_pointillés_20_gris"><text:s/></text:span><text:span text:style-name="_5f_Caractères_5f_correction"><text:span text:style-name="T201">0,014</text:span></text:span></text:h>
                  </table:table-cell>
                </table:table-row>
                <table:table-row table:style-name="TableLine2271321137120">
                  <table:table-cell table:style-name="Table23.A1" office:value-type="string">
                    <text:h text:style-name="P112" text:outline-level="1"><text:span text:style-name="_5f_Caractères"><text:s text:c="5"/></text:span><text:span text:style-name="_5f_Caractères_5f_correction"><text:span text:style-name="T268">1 2</text:span></text:span></text:h>
                  </table:table-cell>
                  <table:table-cell table:style-name="Table23.A1" office:value-type="string">
                    <text:h text:style-name="_5f_Tableau_5f_Centré" text:outline-level="1"/>
                  </table:table-cell>
                  <table:table-cell table:style-name="Table23.C2" office:value-type="string">
                    <text:h text:style-name="_5f_Tableau_20_Gauche" text:outline-level="1"/>
                  </table:table-cell>
                </table:table-row>
                <table:table-row table:style-name="TableLine2271321154528">
                  <table:table-cell table:style-name="Table23.A1" office:value-type="string">
                    <text:h text:style-name="P112" text:outline-level="1"><text:span text:style-name="_5f_Caractères"><text:span text:style-name="T261"><text:s text:c="5"/>-</text:span></text:span><text:span text:style-name="_5f_Caractères_5f_correction"><text:span text:style-name="T246"> <text:s/></text:span></text:span><text:span text:style-name="_5f_Caractères_5f_correction"><text:span text:style-name="T249">9</text:span></text:span></text:h>
                  </table:table-cell>
                  <table:table-cell table:style-name="Table23.A1" office:value-type="string">
                    <text:h text:style-name="_5f_Tableau_5f_Centré" text:outline-level="1"/>
                  </table:table-cell>
                  <table:table-cell table:style-name="Table23.C2" office:value-type="string">
                    <text:h text:style-name="_5f_Tableau_20_Gauche" text:outline-level="1"/>
                  </table:table-cell>
                </table:table-row>
                <table:table-row table:style-name="TableLine2271321154800">
                  <table:table-cell table:style-name="Table23.A1" office:value-type="string">
                    <text:h text:style-name="P111" text:outline-level="1"><text:span text:style-name="_5f_Caractères"><text:span text:style-name="T261"><text:s text:c="8"/></text:span></text:span><text:span text:style-name="_5f_Caractères_5f_correction"><text:span text:style-name="T225">3 6</text:span></text:span></text:h>
                  </table:table-cell>
                  <table:table-cell table:style-name="Table23.A1" office:value-type="string">
                    <text:h text:style-name="_5f_Tableau_5f_Centré" text:outline-level="1"/>
                  </table:table-cell>
                  <table:table-cell table:style-name="Table23.C2" office:value-type="string">
                    <text:h text:style-name="_5f_Tableau_20_Gauche" text:outline-level="1"/>
                  </table:table-cell>
                </table:table-row>
                <table:table-row table:style-name="TableLine2271321156160">
                  <table:table-cell table:style-name="Table23.A1" office:value-type="string">
                    <text:h text:style-name="P111" text:outline-level="1"><text:span text:style-name="_5f_Caractères"><text:span text:style-name="T261"><text:s text:c="6"/>- </text:span></text:span><text:span text:style-name="_5f_Caractères"><text:span text:style-name="T262">3 6</text:span></text:span></text:h>
                  </table:table-cell>
                  <table:table-cell table:style-name="Table23.A1" office:value-type="string">
                    <text:h text:style-name="_5f_Tableau_5f_Centré" text:outline-level="1"/>
                  </table:table-cell>
                  <table:table-cell table:style-name="Table23.C2" office:value-type="string">
                    <text:h text:style-name="_5f_Tableau_20_Gauche" text:outline-level="1"/>
                  </table:table-cell>
                </table:table-row>
                <table:table-row table:style-name="TableLine2271321156432">
                  <table:table-cell table:style-name="Table23.A1" office:value-type="string">
                    <text:h text:style-name="P111" text:outline-level="1"><text:span text:style-name="_5f_Caractères"><text:span text:style-name="T261"><text:s text:c="11"/></text:span></text:span><text:span text:style-name="_5f_Caractères_5f_correction"><text:span text:style-name="T210">0</text:span></text:span></text:h>
                  </table:table-cell>
                  <table:table-cell table:style-name="Table23.A1" office:value-type="string">
                    <text:h text:style-name="_5f_Tableau_5f_Centré" text:outline-level="1"/>
                  </table:table-cell>
                  <table:table-cell table:style-name="Table23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  <text:h text:style-name="_5f_Paragraphe" text:outline-level="1"><text:span text:style-name="Character_5f_20_5f_style"/></text:h>
              <table:table table:name="Table24" table:style-name="Table24">
                <table:table-column table:style-name="Table24.A"/>
                <table:table-column table:style-name="Table24.B"/>
                <table:table-column table:style-name="Table24.C"/>
                <table:table-row table:style-name="TableLine2271321115088">
                  <table:table-cell table:style-name="Table24.A1" office:value-type="string">
                    <text:h text:style-name="P105" text:outline-level="1"><text:s text:c="2"/>5, 4 9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1" office:value-type="string">
                    <text:h text:style-name="_5f_Tableau_20_Gauche" text:outline-level="1"><text:s/>1 2 </text:h>
                  </table:table-cell>
                </table:table-row>
                <table:table-row table:style-name="TableLine2271299093184">
                  <table:table-cell table:style-name="Table24.A1" office:value-type="string">
                    <text:h text:style-name="P111" text:outline-level="1"><text:span text:style-name="_5f_Caractères"><text:span text:style-name="T261"><text:s/>-</text:span></text:span><text:span text:style-name="_5f_Caractères_5f_correction"><text:span text:style-name="T210">0 <text:s/></text:span>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P122" text:outline-level="1"><text:span text:style-name="_5f_pointillés_20_gris"><text:s text:c="2"/></text:span><text:span text:style-name="_5f_Caractères_5f_correction"><text:span text:style-name="T203">0</text:span></text:span><text:span text:style-name="_5f_Caractères_5f_correction"><text:span text:style-name="T200">,</text:span></text:span><text:span text:style-name="_5f_Caractères_5f_correction"><text:span text:style-name="T202">45</text:span></text:span><text:span text:style-name="_5f_Caractères_5f_correction"><text:span text:style-name="T203">75</text:span></text:span></text:h>
                  </table:table-cell>
                </table:table-row>
                <table:table-row table:style-name="TableLine2271299102704">
                  <table:table-cell table:style-name="Table24.A1" office:value-type="string">
                    <text:h text:style-name="P111" text:outline-level="1"><text:span text:style-name="_5f_Caractères"><text:span text:style-name="T261"><text:s text:c="2"/></text:span></text:span><text:span text:style-name="_5f_Caractères_5f_correction"><text:span text:style-name="T226">5</text:span></text:span><text:span text:style-name="_5f_Caractères_5f_correction"><text:span text:style-name="T225"> </text:span></text:span><text:span text:style-name="_5f_Caractères_5f_correction"><text:span text:style-name="T226">4</text:span></text:span><text:span text:style-name="_5f_Caractères_5f_correction"><text:span text:style-name="T225"> </text:span>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299090464">
                  <table:table-cell table:style-name="Table24.A1" office:value-type="string">
                    <text:h text:style-name="P112" text:outline-level="1"><text:span text:style-name="_5f_Caractères">-</text:span><text:span text:style-name="_5f_Caractères"><text:span text:style-name="T242"> </text:span></text:span><text:span text:style-name="_5f_Caractères_5f_correction"><text:span text:style-name="T212">4 8</text:span>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299100528">
                  <table:table-cell table:style-name="Table24.A1" office:value-type="string">
                    <text:h text:style-name="P112" text:outline-level="1"><text:span text:style-name="_5f_Caractères"><text:span text:style-name="T261"><text:s text:c="5"/></text:span></text:span><text:span text:style-name="_5f_Caractères_5f_correction"><text:span text:style-name="T226">6</text:span></text:span><text:span text:style-name="_5f_Caractères_5f_correction"><text:span text:style-name="T256"> </text:span></text:span><text:span text:style-name="_5f_Caractères_5f_correction"><text:span text:style-name="T257">9</text:span>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299086656">
                  <table:table-cell table:style-name="Table24.A1" office:value-type="string">
                    <text:h text:style-name="P111" text:outline-level="1"><text:span text:style-name="_5f_Caractères"><text:span text:style-name="T261"><text:s text:c="3"/>- </text:span></text:span><text:span text:style-name="_5f_Caractères"><text:span text:style-name="T263">6 0</text:span>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299089648">
                  <table:table-cell table:style-name="Table24.A1" office:value-type="string">
                    <text:h text:style-name="P111" text:outline-level="1"><text:span text:style-name="_5f_Caractères"><text:span text:style-name="T261"><text:s text:c="8"/></text:span></text:span><text:span text:style-name="_5f_Caractères"><text:span text:style-name="T264">9</text:span></text:span><text:span text:style-name="_5f_Caractères"><text:span text:style-name="T265"> </text:span></text:span><text:span text:style-name="_5f_Caractères"><text:span text:style-name="T264">0</text:span>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299086928">
                  <table:table-cell table:style-name="Table24.A1" office:value-type="string">
                    <text:h text:style-name="P111" text:outline-level="1"><text:span text:style-name="_5f_Caractères"><text:span text:style-name="T261"><text:s text:c="6"/>- </text:span></text:span><text:span text:style-name="_5f_Caractères"><text:span text:style-name="T263">8 4</text:span>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299101344">
                  <table:table-cell table:style-name="Table24.A1" office:value-type="string">
                    <text:h text:style-name="P114" text:outline-level="1"><text:span text:style-name="_5f_Caractères"><text:span text:style-name="T258"><text:s text:c="11"/></text:span></text:span><text:span text:style-name="_5f_Caractères_5f_correction"><text:span text:style-name="T226">6 0</text:span>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299085568">
                  <table:table-cell table:style-name="Table24.A1" office:value-type="string">
                    <text:h text:style-name="P114" text:outline-level="1"><text:span text:style-name="_5f_Caractères"><text:span text:style-name="T258"><text:s text:c="9"/>- </text:span></text:span><text:span text:style-name="_5f_Caractères_5f_correction"><text:span text:style-name="T212">6 0</text:span>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299085840">
                  <table:table-cell table:style-name="Table24.A1" office:value-type="string">
                    <text:h text:style-name="P114" text:outline-level="1"><text:span text:style-name="_5f_Caractères"><text:span text:style-name="T258"><text:s text:c="11"/></text:span></text:span><text:span text:style-name="_5f_Caractères_5f_correction"><text:span text:style-name="T226"><text:s text:c="3"/>0</text:span>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</text:section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list xml:id="list184810978445999" text:continue-numbering="true" text:style-name="_5f_Numérotation_20_des_20_exercices">
              <text:list-item>
                <text:h text:style-name="P135" text:outline-level="1"><text:span text:style-name="_5f_Caractères">Trouve le nombre manquant en t'aidant de ta calculatrice.</text:span></text:h>
              </text:list-item>
            </text:list>
            <text:section text:style-name="Sect4" text:name="Section10">
              <text:list xml:id="list184810510221244" text:continue-numbering="true" text:style-name="_5f_Numérotation_20_des_20_exercices">
                <text:list-item>
                  <text:list>
                    <text:list-item>
                      <text:p text:style-name="P129"><text:span text:style-name="_5f_Caractères">36,6 </text:span><text:span text:style-name="_5f_Caractères"><text:span text:style-name="T178">×</text:span></text:span><text:span text:style-name="_5f_Caractères"> </text:span><text:span text:style-name="_5f_Caractères_5f_correction"><text:span text:style-name="T190">15</text:span></text:span><text:span text:style-name="_5f_pointillés_20_gris"> </text:span><text:span text:style-name="_5f_Caractères">= 549</text:span></text:p>
                    </text:list-item>
                    <text:list-item>
                      <text:p text:style-name="P129"><text:span text:style-name="_5f_Caractères">21 </text:span><text:span text:style-name="_5f_Caractères"><text:span text:style-name="T178">×</text:span></text:span><text:span text:style-name="_5f_Caractères"> </text:span><text:span text:style-name="_5f_Caractères_5f_correction"><text:span text:style-name="T190">2,3</text:span></text:span><text:span text:style-name="_5f_Caractères">= 48,3</text:span></text:p>
                    </text:list-item>
                    <text:list-item>
                      <text:p text:style-name="P129"><text:span text:style-name="_5f_Caractères_5f_correction"><text:span text:style-name="T190">4,7</text:span></text:span><text:span text:style-name="_5f_pointillés_20_gris"><text:span text:style-name="T253"> </text:span></text:span><text:span text:style-name="_5f_Caractères"><text:span text:style-name="T178">×</text:span></text:span><text:span text:style-name="_5f_Caractères"> 17 = 79,9</text:span></text:p>
                    </text:list-item>
                    <text:list-item>
                      <text:p text:style-name="P129"><text:span text:style-name="_5f_Caractères_5f_correction"><text:span text:style-name="T190">4,88</text:span></text:span><text:span text:style-name="_5f_pointillés_20_gris"> </text:span><text:span text:style-name="_5f_Caractères"><text:span text:style-name="T178">×</text:span></text:span><text:span text:style-name="_5f_Caractères"> 1,5 = 7,32</text:span></text:p>
                    </text:list-item>
                    <text:list-item>
                      <text:p text:style-name="P129"><text:span text:style-name="_5f_pointillés_20_gris"><text:span text:style-name="T253"><text:s/></text:span></text:span><text:span text:style-name="_5f_Caractères_5f_correction"><text:span text:style-name="T190">9</text:span></text:span><text:span text:style-name="_5f_Caractères"><text:span text:style-name="T178">×</text:span></text:span><text:span text:style-name="_5f_Caractères"> 0,69 = 6,21</text:span></text:p>
                    </text:list-item>
                    <text:list-item>
                      <text:p text:style-name="P129"><text:span text:style-name="_5f_Caractères">8,94 </text:span><text:span text:style-name="_5f_Caractères"><text:span text:style-name="T178"></text:span></text:span><text:span text:style-name="_5f_Caractères"> </text:span><text:span text:style-name="_5f_Caractères_5f_correction"><text:span text:style-name="T216">3,576</text:span></text:span><text:span text:style-name="_5f_Caractères_5f_correction"><text:span text:style-name="T190"> </text:span></text:span><text:span text:style-name="_5f_Caractères">= 2,5</text:span></text:p>
                    </text:list-item>
                    <text:list-item>
                      <text:p text:style-name="P129"><text:span text:style-name="_5f_Caractères">3,06 </text:span><text:span text:style-name="_5f_Caractères"><text:span text:style-name="T178"></text:span></text:span><text:span text:style-name="_5f_Caractères"> </text:span><text:span text:style-name="_5f_Caractères_5f_correction"> </text:span><text:span text:style-name="_5f_Caractères_5f_correction"><text:span text:style-name="T218">0,4</text:span></text:span><text:span text:style-name="_5f_Caractères_5f_correction"><text:span text:style-name="T239"> </text:span></text:span><text:span text:style-name="_5f_Caractères">= 7,</text:span><text:span text:style-name="_5f_Caractères"><text:span text:style-name="T228">65</text:span></text:span></text:p>
                    </text:list-item>
                    <text:list-item>
                      <text:p text:style-name="P129"><text:span text:style-name="_5f_Caractères_5f_correction"><text:span text:style-name="T216">88,92</text:span></text:span><text:span text:style-name="_5f_Caractères"><text:span text:style-name="T178"></text:span></text:span><text:span text:style-name="_5f_Caractères"> 1,2 = 74,1</text:span></text:p>
                    </text:list-item>
                    <text:list-item>
                      <text:p text:style-name="P129"><text:span text:style-name="_5f_Caractères_5f_correction"><text:span text:style-name="T216">16,128</text:span></text:span><text:span text:style-name="_5f_Caractères"><text:span text:style-name="T178"></text:span></text:span><text:span text:style-name="_5f_Caractères"> 4,8 = 3,36</text:span></text:p>
                    </text:list-item>
                    <text:list-item>
                      <text:p text:style-name="P129"><text:span text:style-name="_5f_Caractères_5f_correction"><text:span text:style-name="T191">2 212,5</text:span></text:span><text:span text:style-name="_5f_Caractères"><text:span text:style-name="T178"></text:span></text:span><text:span text:style-name="_5f_Caractères"> 7,5 <text:s/>= 295</text:span></text:p>
                    </text:list-item>
                  </text:list>
                </text:list-item>
              </text:list>
            </text:section>
            <text:list xml:id="list184810810226799" text:continue-numbering="true" text:style-name="_5f_Numérotation_20_des_20_exercices">
              <text:list-item>
                <text:h text:style-name="P135" text:outline-level="1"><text:span text:style-name="_5f_Caractères">Calcule mentalement.</text:span></text:h>
              </text:list-item>
            </text:list>
            <text:section text:style-name="Sect5" text:name="Section32">
              <text:list xml:id="list184810270401002" text:continue-list="list184810810226799" text:style-name="_5f_Numérotation_20_des_20_exercices">
                <text:list-item>
                  <text:list>
                    <text:list-item text:start-value="1">
                      <text:p text:style-name="P130"><text:span text:style-name="_5f_Caractères">431 </text:span><text:span text:style-name="_5f_Caractères"><text:span text:style-name="T178"></text:span></text:span><text:span text:style-name="_5f_Caractères"> 2 = </text:span><text:span text:style-name="_5f_pointillés_20_gris"><text:s/></text:span><text:span text:style-name="_5f_Caractères_5f_correction"><text:span text:style-name="T192">215,5</text:span></text:span></text:p>
                    </text:list-item>
                    <text:list-item>
                      <text:p text:style-name="P130"><text:span text:style-name="_5f_Caractères">30 </text:span><text:span text:style-name="_5f_Caractères"><text:span text:style-name="T178"></text:span></text:span><text:span text:style-name="_5f_Caractères"> 4 = </text:span><text:span text:style-name="_5f_pointillés_20_gris"><text:s/></text:span><text:span text:style-name="_5f_Caractères_5f_correction"><text:span text:style-name="T192">7,5</text:span></text:span></text:p>
                    </text:list-item>
                    <text:list-item>
                      <text:p text:style-name="P130"><text:span text:style-name="_5f_Caractères">12 </text:span><text:span text:style-name="_5f_Caractères"><text:span text:style-name="T178"></text:span></text:span><text:span text:style-name="_5f_Caractères"> 5 = </text:span><text:span text:style-name="_5f_pointillés_20_gris"><text:s/></text:span><text:span text:style-name="_5f_Caractères_5f_correction"><text:span text:style-name="T192">2,4</text:span></text:span></text:p>
                    </text:list-item>
                    <text:list-item>
                      <text:p text:style-name="P130"><text:span text:style-name="_5f_Caractères">6 </text:span><text:span text:style-name="_5f_Caractères"><text:span text:style-name="T178"></text:span></text:span><text:span text:style-name="_5f_Caractères"> 12 = </text:span><text:span text:style-name="_5f_pointillés_20_gris"><text:s/></text:span><text:span text:style-name="_5f_Caractères_5f_correction"><text:span text:style-name="T192">0,5</text:span></text:span></text:p>
                    </text:list-item>
                    <text:list-item>
                      <text:p text:style-name="P130"><text:span text:style-name="_5f_Caractères">14 </text:span><text:span text:style-name="_5f_Caractères"><text:span text:style-name="T178"></text:span></text:span><text:span text:style-name="_5f_Caractères"> 20 =</text:span><text:span text:style-name="_5f_pointillés_20_gris"> </text:span><text:span text:style-name="_5f_Caractères_5f_correction"><text:span text:style-name="T192">0,7</text:span></text:span></text:p>
                    </text:list-item>
                    <text:list-item>
                      <text:p text:style-name="P130"><text:span text:style-name="_5f_Caractères">36 </text:span><text:span text:style-name="_5f_Caractères"><text:span text:style-name="T178"></text:span></text:span><text:span text:style-name="_5f_Caractères"> 9 000<text:tab/> = </text:span><text:span text:style-name="_5f_Caractères_5f_correction"><text:span text:style-name="T217">0,004</text:span></text:span></text:p>
                    </text:list-item>
                    <text:list-item>
                      <text:p text:style-name="P130"><text:span text:style-name="_5f_Caractères">12 </text:span><text:span text:style-name="_5f_Caractères"><text:span text:style-name="T178"></text:span></text:span><text:span text:style-name="_5f_Caractères"> 60<text:tab/> = </text:span><text:span text:style-name="_5f_pointillés_20_gris">.</text:span><text:span text:style-name="_5f_Caractères_5f_correction"><text:span text:style-name="T192">0,2</text:span></text:span></text:p>
                    </text:list-item>
                    <text:list-item>
                      <text:p text:style-name="P130"><text:span text:style-name="_5f_Caractères">6 </text:span><text:span text:style-name="_5f_Caractères"><text:span text:style-name="T178"></text:span></text:span><text:span text:style-name="_5f_Caractères"> 400<text:tab/> = </text:span><text:span text:style-name="_5f_pointillés_20_gris"><text:s/></text:span><text:span text:style-name="_5f_Caractères_5f_correction"><text:span text:style-name="T192">0,015</text:span></text:span></text:p>
                    </text:list-item>
                  </text:list>
                </text:list-item>
              </text:list>
            </text:section>
            <text:list xml:id="list184810402782991" text:continue-numbering="true" text:style-name="_5f_Numérotation_20_des_20_exercices">
              <text:list-item>
                <text:h text:style-name="P135" text:outline-level="1"><draw:custom-shape text:anchor-type="paragraph" draw:z-index="16" draw:name="Forme2" draw:style-name="gr19" draw:text-style-name="P148" svg:width="1.636cm" svg:height="1.026cm" svg:x="1.879cm" svg:y="0.7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e2_0" draw:style-name="gr18" draw:text-style-name="P148" svg:width="1.636cm" svg:height="1.026cm" svg:x="5.503cm" svg:y="0.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e2_2" draw:style-name="gr18" draw:text-style-name="P148" svg:width="1.636cm" svg:height="1.026cm" svg:x="5.503cm" svg:y="0.8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Entoure d'une même couleur les quotients égaux.</text:span></text:h>
              </text:list-item>
            </text:list>
            <table:table table:name="Tableau56" table:style-name="Tableau56">
              <table:table-column table:style-name="Tableau56.A" table:number-columns-repeated="5"/>
              <table:table-header-rows>
                <table:table-row table:style-name="Tableau56.1">
                  <table:table-cell table:style-name="Tableau56.A1" office:value-type="string">
                    <text:h text:style-name="_5f_Tableau_5f_Centré" text:outline-level="1"><draw:custom-shape text:anchor-type="paragraph" draw:z-index="18" draw:name="Forme2_1" draw:style-name="gr18" draw:text-style-name="P148" svg:width="1.636cm" svg:height="1.026cm" svg:x="0.019cm" svg:y="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/></text:h>
                  </table:table-cell>
                  <table:table-cell table:style-name="Tableau56.A1" office:value-type="string">
                    <text:h text:style-name="_5f_Tableau_5f_Centré" text:outline-level="1"><text:span text:style-name="_5f_Caractères">3 ÷ 8</text:span></text:h>
                  </table:table-cell>
                  <table:table-cell table:style-name="Tableau56.A1" office:value-type="string">
                    <text:h text:style-name="_5f_Tableau_5f_Centré" text:outline-level="1"><text:span text:style-name="_5f_Caractères"/></text:h>
                  </table:table-cell>
                  <table:table-cell table:style-name="Tableau56.A1" office:value-type="string">
                    <text:h text:style-name="_5f_Tableau_5f_Centré" text:outline-level="1"><text:span text:style-name="_5f_Caractères">18 ÷ 48</text:span></text:h>
                  </table:table-cell>
                  <table:table-cell table:style-name="Tableau56.A1" office:value-type="string">
                    <text:h text:style-name="_5f_Tableau_5f_Centré" text:outline-level="1"><text:span text:style-name="_5f_Caractères"/></text:h>
                  </table:table-cell>
                </table:table-row>
              </table:table-header-rows>
              <table:table-row table:style-name="Tableau56.1">
                <table:table-cell table:style-name="Tableau56.A1" office:value-type="string">
                  <text:h text:style-name="_5f_Tableau_5f_Centré" text:outline-level="1"><text:span text:style-name="_5f_Caractères">6 ÷ 16</text:span></text:h>
                </table:table-cell>
                <table:table-cell table:style-name="Tableau56.A1" office:value-type="string">
                  <text:h text:style-name="_5f_Tableau_5f_Centré" text:outline-level="1"><draw:custom-shape text:anchor-type="paragraph" draw:z-index="21" draw:name="Forme2_4" draw:style-name="gr17" draw:text-style-name="P148" svg:width="1.636cm" svg:height="1.026cm" svg:x="0.178cm" svg:y="0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/></text:h>
                </table:table-cell>
                <table:table-cell table:style-name="Tableau56.A1" office:value-type="string">
                  <text:h text:style-name="_5f_Tableau_5f_Centré" text:outline-level="1"><text:span text:style-name="_5f_Caractères">70 ÷ 20</text:span></text:h>
                </table:table-cell>
                <table:table-cell table:style-name="Tableau56.A1" office:value-type="string">
                  <text:h text:style-name="_5f_Tableau_5f_Centré" text:outline-level="1"><draw:custom-shape text:anchor-type="paragraph" draw:z-index="20" draw:name="Forme2_3" draw:style-name="gr17" draw:text-style-name="P148" svg:width="1.636cm" svg:height="1.026cm" svg:x="0.078cm" svg:y="0.4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/></text:h>
                </table:table-cell>
                <table:table-cell table:style-name="Tableau56.A1" office:value-type="string">
                  <text:h text:style-name="_5f_Tableau_5f_Centré" text:outline-level="1"><text:span text:style-name="_5f_Caractères">15 ÷ 4</text:span></text:h>
                </table:table-cell>
              </table:table-row>
              <table:table-row table:style-name="Tableau56.1">
                <table:table-cell table:style-name="Tableau56.A1" office:value-type="string">
                  <text:h text:style-name="_5f_Tableau_5f_Centré" text:outline-level="1"><text:span text:style-name="_5f_Caractères"/></text:h>
                </table:table-cell>
                <table:table-cell table:style-name="Tableau56.A1" office:value-type="string">
                  <text:h text:style-name="_5f_Tableau_5f_Centré" text:outline-level="1"><text:span text:style-name="_5f_Caractères">1,8 ÷ 5</text:span></text:h>
                </table:table-cell>
                <table:table-cell table:style-name="Tableau56.A1" office:value-type="string">
                  <text:h text:style-name="_5f_Tableau_5f_Centré" text:outline-level="1"><text:span text:style-name="_5f_Caractères"/></text:h>
                </table:table-cell>
                <table:table-cell table:style-name="Tableau56.A1" office:value-type="string">
                  <text:h text:style-name="_5f_Tableau_5f_Centré" text:outline-level="1"><text:span text:style-name="_5f_Caractères">9 ÷ 25</text:span></text:h>
                </table:table-cell>
                <table:table-cell table:style-name="Tableau56.A1" office:value-type="string">
                  <text:h text:style-name="_5f_Tableau_5f_Centré" text:outline-level="1"><text:span text:style-name="_5f_Caractères"/></text:h>
                </table:table-cell>
              </table:table-row>
            </table:table>
            <text:p text:style-name="Standard"><text:span text:style-name="_5f_Caractères"/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officeooo:paragraph-rsid="00d4df5c"/>
    </style:style>
    <style:style style:name="MP5" style:family="paragraph" style:parent-style-name="Footer">
      <style:paragraph-properties fo:text-align="start" style:justify-single-word="false"/>
      <style:text-properties officeooo:paragraph-rsid="00d4df5c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impaire_20__28_D_29_">
      <style:text-properties officeooo:paragraph-rsid="01259ec2"/>
    </style:style>
    <style:style style:name="MP10" style:family="paragraph" style:parent-style-name="_5f_Header_20_G_20_page_20_paire_20__28_G_29_">
      <style:text-properties officeooo:paragraph-rsid="00eb2abc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text-properties fo:font-size="9pt" style:font-size-asian="9pt" style:font-size-complex="9pt"/>
    </style:style>
    <style:style style:name="MP13" style:family="paragraph" style:parent-style-name="_5f_Header_20_N_20_page_20_impaire_20__28_D_29_">
      <style:paragraph-properties fo:text-align="start" style:justify-single-word="false"/>
    </style:style>
    <style:style style:name="MP14" style:family="paragraph" style:parent-style-name="Footer">
      <style:text-properties officeooo:paragraph-rsid="00d4df5c"/>
    </style:style>
    <style:style style:name="MP1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d7e12c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MP33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3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9c03d7" officeooo:paragraph-rsid="00863005"/>
    </style:style>
    <style:style style:name="MP3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37" style:family="paragraph" style:parent-style-name="Footer">
      <style:text-properties officeooo:paragraph-rsid="00863005"/>
    </style:style>
    <style:style style:name="M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1" style:family="paragraph" style:parent-style-name="Header">
      <style:paragraph-properties fo:text-align="center" style:justify-single-word="false"/>
      <style:text-properties officeooo:paragraph-rsid="00ab054e"/>
    </style:style>
    <style:style style:name="MP4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3" style:family="paragraph" style:parent-style-name="_5f_Header_20_G_20_page_20_paire_20__28_G_29_">
      <style:paragraph-properties fo:text-align="start" style:justify-single-word="false"/>
    </style:style>
    <style:style style:name="MP44" style:family="paragraph" style:parent-style-name="Footer">
      <style:text-properties officeooo:paragraph-rsid="030c4d7d"/>
    </style:style>
    <style:style style:name="MP45" style:family="paragraph" style:parent-style-name="_5f_Header_20_G_20_page_20_paire_20__28_G_29_">
      <style:text-properties officeooo:paragraph-rsid="0334a5b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7" style:family="paragraph" style:parent-style-name="Header">
      <style:paragraph-properties fo:text-align="start" style:justify-single-word="false"/>
      <style:text-properties officeooo:paragraph-rsid="0289fb01"/>
    </style:style>
    <style:style style:name="MP4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9" style:family="paragraph" style:parent-style-name="Footer">
      <style:text-properties officeooo:paragraph-rsid="008d016c"/>
    </style:style>
    <style:style style:name="MP5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5" style:family="paragraph" style:parent-style-name="Footer">
      <style:text-properties officeooo:paragraph-rsid="010f7046"/>
    </style:style>
    <style:style style:name="MP56" style:family="paragraph" style:parent-style-name="Footer">
      <style:text-properties officeooo:paragraph-rsid="01120261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T1" style:family="text">
      <style:text-properties officeooo:rsid="01b6dc57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1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3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4" style:family="text">
      <style:text-properties officeooo:rsid="00b5d2d1"/>
    </style:style>
    <style:style style:name="MT15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6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1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1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20" style:family="text">
      <style:text-properties officeooo:rsid="015f088a"/>
    </style:style>
    <style:style style:name="MT21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3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5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26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27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28" style:family="text">
      <style:text-properties officeooo:rsid="0160d7ef"/>
    </style:style>
    <style:style style:name="MT29" style:family="text">
      <style:text-properties officeooo:rsid="02735980"/>
    </style:style>
    <style:style style:name="MT30" style:family="text">
      <style:text-properties officeooo:rsid="02757f12"/>
    </style:style>
    <style:style style:name="MT31" style:family="text">
      <style:text-properties officeooo:rsid="0272f9e5"/>
    </style:style>
    <style:style style:name="MT32" style:family="text">
      <style:text-properties officeooo:rsid="026ec296"/>
    </style:style>
    <style:style style:name="MT33" style:family="text">
      <style:text-properties officeooo:rsid="0268e0aa"/>
    </style:style>
    <style:style style:name="MT34" style:family="text">
      <style:text-properties officeooo:rsid="0072f07f"/>
    </style:style>
    <style:style style:name="MT35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36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3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3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40" style:family="text">
      <style:text-properties officeooo:rsid="01f8729d"/>
    </style:style>
    <style:style style:name="MT41" style:family="text">
      <style:text-properties officeooo:rsid="010c4d3a"/>
    </style:style>
    <style:style style:name="MT42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3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4" style:family="text"/>
    <style:style style:name="MT45" style:family="text">
      <style:text-properties fo:font-size="16pt" style:font-size-asian="16pt" style:font-size-complex="16pt"/>
    </style:style>
    <style:style style:name="MT4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49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officeooo:rsid="00b6801f"/>
    </style:style>
    <style:style style:name="MT51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3" style:family="text">
      <style:text-properties officeooo:rsid="0334a5be"/>
    </style:style>
    <style:style style:name="MT54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5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59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6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1" style:family="text">
      <style:text-properties officeooo:rsid="0315af39"/>
    </style:style>
    <style:style style:name="MT62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6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5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66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67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6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0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71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7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4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5" style:family="text">
      <style:text-properties officeooo:rsid="014407b5"/>
    </style:style>
    <style:style style:name="MT76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0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8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2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8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7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5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7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1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4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1" style:family="text">
      <style:text-properties officeooo:rsid="008d016c"/>
    </style:style>
    <style:style style:name="MT112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1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3" style:family="text">
      <style:text-properties officeooo:rsid="009e3fdd"/>
    </style:style>
    <style:style style:name="MT124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8" style:family="text">
      <style:text-properties fo:font-variant="small-caps" officeooo:rsid="0054f64f"/>
    </style:style>
    <style:style style:name="MT129" style:family="text">
      <style:text-properties fo:font-variant="small-caps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1" style:family="text">
      <style:text-properties officeooo:rsid="00a4cf55"/>
    </style:style>
    <style:style style:name="MT13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6" style:family="text">
      <style:text-properties officeooo:rsid="005a3fa8"/>
    </style:style>
    <style:style style:name="MT137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8" style:family="text">
      <style:text-properties officeooo:rsid="00415f3a"/>
    </style:style>
    <style:style style:name="MT139" style:family="text">
      <style:text-properties officeooo:rsid="00386ebd"/>
    </style:style>
    <style:style style:name="MT140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4" style:family="text">
      <style:text-properties officeooo:rsid="00a59a60"/>
    </style:style>
    <style:style style:name="MT145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49" style:family="text">
      <style:text-properties officeooo:rsid="01fe03f2"/>
    </style:style>
    <style:style style:name="MT150" style:family="text">
      <style:text-properties fo:font-variant="small-caps" officeooo:rsid="0096b4e2"/>
    </style:style>
    <style:style style:name="MT151" style:family="text">
      <style:text-properties fo:font-variant="small-caps" officeooo:rsid="00a847d5"/>
    </style:style>
    <style:style style:name="MT152" style:family="text">
      <style:text-properties officeooo:rsid="0096b4e2"/>
    </style:style>
    <style:style style:name="MT153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6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7" style:family="text">
      <style:text-properties officeooo:rsid="0032e83a"/>
    </style:style>
    <style:style style:name="MT158" style:family="text">
      <style:text-properties officeooo:rsid="002b33ed"/>
    </style:style>
    <style:style style:name="MT15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3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6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7" style:family="text">
      <style:text-properties fo:font-variant="small-caps" officeooo:rsid="007d7a6f"/>
    </style:style>
    <style:style style:name="MT168" style:family="text">
      <style:text-properties officeooo:rsid="00a59037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1" style:family="text">
      <style:text-properties fo:font-variant="small-caps" officeooo:rsid="00990660"/>
    </style:style>
    <style:style style:name="MT172" style:family="text">
      <style:text-properties fo:font-variant="small-caps" officeooo:rsid="00b5d2d1"/>
    </style:style>
    <style:style style:name="MT173" style:family="text">
      <style:text-properties fo:font-variant="small-caps" officeooo:rsid="00b6801f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8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-left>
      <style:footer>
        <text:p text:style-name="MP1"><draw:frame draw:style-name="Mfr1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349" draw:name="Shape4_6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5">priorités opératoires</text:span></text:p></draw:text-box></draw:frame></text:p>
      </style:footer>
      <style:footer-left>
        <text:p text:style-name="MP1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5">priorités opératoires</text:span></text:p></draw:text-box></draw:frame><draw:g text:anchor-type="paragraph" draw:z-index="350" draw:name="Shape4_69" draw:style-name="Mgr1"><draw:path draw:style-name="Mgr2" draw:text-style-name="MP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51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52" draw:name="Shape4_11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3" draw:name="Shape4_26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">Calculer : </text:span><text:span text:style-name="MT9">Distributiv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9">Distributivité</text:span><text:span text:style-name="MT1"> </text:span></text:p>
      </style:header-left>
      <style:footer>
        <text:p text:style-name="MP1"><draw:frame draw:style-name="Mfr1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2"><draw:g text:anchor-type="paragraph" draw:z-index="354" draw:name="Shape4_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0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55" draw:name="Shape4_6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56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7" draw:name="Shape4_8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1">Calculer : </text:span><text:span text:style-name="MT11">Critères de divisibil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11">Critères de divisibilité</text:span><text:span text:style-name="MT1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358" draw:name="Shape4_6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2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12">critères de divisibilité</text:span></text:p></draw:text-box></draw:frame><draw:g text:anchor-type="paragraph" draw:z-index="359" draw:name="Shape4_65" draw:style-name="Mgr1"><draw:path draw:style-name="Mgr2" draw:text-style-name="MP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9"><text:span text:style-name="MT13">G</text:span>éométrie plane : Parallèles, perpendiculaires,<text:line-break/> distances</text:p>
      </style:header>
      <style:header-left>
        <text:p text:style-name="MP10"><text:s/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7">Géométrie plane : </text:span><text:span text:style-name="MT18">parallèles, perpendiculaires, </text:span><text:span text:style-name="MT19">distances</text:span></text:h></draw:text-box></draw:frame><draw:g text:anchor-type="paragraph" draw:z-index="360" draw:name="Shape4_59" draw:style-name="Mgr1"><draw:path draw:style-name="Mgr4" draw:text-style-name="MP1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12" text:outline-level="1"><text:span text:style-name="MT20">G</text:span>éométrie plane : Parallèles, perpendiculaires, distances</text:h></draw:text-box></draw:frame><draw:g text:anchor-type="paragraph" draw:z-index="361" draw:name="Shape4_62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1">Calculer : </text:span><text:span text:style-name="MT21">Diviser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1">Diviser</text:span><text:span text:style-name="MT1"> </text:span></text:p>
      </style:header-left>
      <style:footer>
        <text:p text:style-name="MP1"><draw:frame draw:style-name="Mfr1" draw:name="Frame1001" text:anchor-type="paragraph" svg:y="-0.06cm" draw:z-index="108"><draw:text-box fo:min-height="0.499cm" fo:min-width="7.096cm"><draw:frame draw:style-name="Mfr2" draw:name="Frame1031" text:anchor-type="frame" svg:x="0.45cm" svg:y="0.079cm" svg:width="0.817cm" draw:z-index="109"><draw:text-box fo:min-height="0.355cm"><text:p text:style-name="MP2"><text:page-number text:select-page="current">151</text:page-number></text:p></draw:text-box></draw:frame><text:p text:style-name="MP4"><text:span text:style-name="MT3">calculer</text:span><text:span text:style-name="MT4"> : </text:span><text:span text:style-name="MT22">diviser</text:span></text:p></draw:text-box></draw:frame></text:p>
      </style:footer>
      <style:footer-left>
        <text:p text:style-name="MP1"><draw:frame draw:style-name="Mfr1" draw:name="Frame1081" text:anchor-type="paragraph" svg:y="-0.06cm" draw:z-index="110"><draw:text-box fo:min-height="0.499cm" fo:min-width="7.096cm"><draw:frame draw:style-name="Mfr2" draw:name="Frame1091" text:anchor-type="frame" svg:x="0.45cm" svg:y="0.079cm" svg:width="0.817cm" draw:z-index="111"><draw:text-box fo:min-height="0.355cm"><text:p text:style-name="MP2"><text:page-number text:select-page="current">152</text:page-number></text:p></draw:text-box></draw:frame><text:p text:style-name="MP5"><text:span text:style-name="MT3">calculer</text:span><text:span text:style-name="MT4"> : </text:span><text:span text:style-name="MT22">diviser</text:span></text:p></draw:text-box></draw:frame><draw:g text:anchor-type="paragraph" draw:z-index="362" draw:name="Shape4_60" draw:style-name="Mgr1"><draw:path draw:style-name="Mgr2" draw:text-style-name="MP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3" draw:name="Shape4_5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8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" draw:name="Shape4_5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3">Calculer : <text:span text:style-name="MT23">Multiplier</text:span> </text:p>
      </style:header>
      <style:header-left>
        <text:p text:style-name="MP13">Calculer : <text:span text:style-name="MT23">Multiplier</text:span> </text:p>
      </style:header-left>
      <style:footer>
        <text:p text:style-name="MP1"><draw:frame draw:style-name="Mfr1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draw:g text:anchor-type="paragraph" draw:z-index="106" draw:name="Shape4_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24">Multiplier</text:span></text:p></draw:text-box></draw:frame></text:p>
      </style:footer>
      <style:footer-left>
        <text:p text:style-name="MP1"><draw:frame draw:style-name="Mfr1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24">Multiplier</text:span></text:p></draw:text-box></draw:frame><draw:g text:anchor-type="paragraph" draw:z-index="107" draw:name="Shape4_262" draw:style-name="Mgr1"><draw:path draw:style-name="Mgr2" draw:text-style-name="MP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03" draw:name="Shape4_5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04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5" draw:name="Shape4_5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3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2"><draw:g text:anchor-type="paragraph" draw:z-index="102" draw:name="Shape4_4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99" draw:name="Shape4_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00" draw:name="Shape4_4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01" draw:name="Shape4_26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15"><draw:line text:anchor-type="paragraph" draw:z-index="94" draw:name="Shape3_12" draw:style-name="Mgr5" draw:text-style-name="MP16" svg:x1="10.308cm" svg:y1="0.388cm" svg:x2="20.496cm" svg:y2="0.36cm"><text:p/></draw:line><draw:path text:anchor-type="paragraph" draw:z-index="95" draw:name="Shape1_6" draw:style-name="Mgr6" draw:text-style-name="MP17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>
      <style:header-left>
        <text:p text:style-name="MP15"><draw:line text:anchor-type="paragraph" draw:z-index="96" draw:name="Shape3_27" draw:style-name="Mgr5" draw:text-style-name="MP16" svg:x1="10.308cm" svg:y1="0.388cm" svg:x2="20.496cm" svg:y2="0.36cm"><text:p/></draw:line><draw:path text:anchor-type="paragraph" draw:z-index="97" draw:name="Shape1_0" draw:style-name="Mgr6" draw:text-style-name="MP17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-left>
      <style:footer>
        <text:p text:style-name="MP1"><draw:frame draw:style-name="Mfr3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98" draw:name="Shape4_4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8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88" draw:name="Shape4_4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89" draw:name="Shape4_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90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19"><draw:path text:anchor-type="paragraph" draw:z-index="83" draw:name="Shape1_1" draw:style-name="Mgr6" draw:text-style-name="MP17" svg:width="4.329cm" svg:height="2.238cm" svg:x="-1.5cm" svg:y="-7.4cm" svg:viewBox="0 0 4330 2239" svg:d="M0 2239l3984-288c209-15 363-167 345-342l-170-1609h-4159z"><text:p/></draw:path><draw:line text:anchor-type="paragraph" draw:z-index="84" draw:name="Shape3_2" draw:style-name="Mgr5" draw:text-style-name="MP16" svg:x1="10.37cm" svg:y1="0.365cm" svg:x2="20.496cm" svg:y2="0.36cm"><text:p/></draw:line><text:span text:style-name="MT29">Fractions</text:span> : <text:span text:style-name="MT29">Opérations</text:span> </text:p>
      </style:header>
      <style:header-left>
        <text:p text:style-name="MP19"><draw:path text:anchor-type="paragraph" draw:z-index="85" draw:name="Shape1_8" draw:style-name="Mgr6" draw:text-style-name="MP17" svg:width="4.329cm" svg:height="2.238cm" svg:x="-1.5cm" svg:y="-7.4cm" svg:viewBox="0 0 4330 2239" svg:d="M0 2239l3984-288c209-15 363-167 345-342l-170-1609h-4159z"><text:p/></draw:path><draw:line text:anchor-type="paragraph" draw:z-index="86" draw:name="Shape3_26" draw:style-name="Mgr5" draw:text-style-name="MP16" svg:x1="10.37cm" svg:y1="0.365cm" svg:x2="20.496cm" svg:y2="0.36cm"><text:p/></draw:line><text:span text:style-name="MT29">Fractions</text:span> : <text:span text:style-name="MT29">Opérations</text:span> </text:p>
      </style:header-left>
      <style:footer>
        <text:p text:style-name="MP1"><draw:frame draw:style-name="Mfr3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87" draw:name="Shape4_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8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80" draw:name="Shape4_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81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2" draw:name="Shape4_4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77" draw:name="Shape3_9" draw:style-name="Mgr5" draw:text-style-name="MP16" svg:x1="17.736cm" svg:y1="0.376cm" svg:x2="20.496cm" svg:y2="0.36cm"><text:p/></draw:line><text:span text:style-name="MT30">Fractions</text:span> : <text:span text:style-name="MT30">Fractions, décimaux et comparaison</text:span></text:p>
      </style:header>
      <style:header-left>
        <text:p text:style-name="MP21"><draw:line text:anchor-type="paragraph" draw:z-index="78" draw:name="Shape3_25" draw:style-name="Mgr5" draw:text-style-name="MP16" svg:x1="17.736cm" svg:y1="0.376cm" svg:x2="20.496cm" svg:y2="0.36cm"><text:p/></draw:line><text:span text:style-name="MT30">Fractions</text:span> : <text:span text:style-name="MT30">Fractions, décimaux et comparaison</text:span></text:p>
      </style:header-left>
      <style:footer>
        <text:p text:style-name="MP1"><draw:frame draw:style-name="Mfr3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79" draw:name="Shape4_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8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74" draw:name="Shape4_3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75" draw:name="Shape4_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3"><draw:line text:anchor-type="paragraph" draw:z-index="71" draw:name="Shape3_24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>
      <style:header-left>
        <text:p text:style-name="MP23"><draw:line text:anchor-type="paragraph" draw:z-index="72" draw:name="Shape3_28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-left>
      <style:footer>
        <text:p text:style-name="MP1"><draw:frame draw:style-name="Mfr3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73" draw:name="Shape4_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8" draw:name="Shape4_2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9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3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5"><draw:path text:anchor-type="paragraph" draw:z-index="57" draw:name="Shape1_4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64" draw:name="Shape3_7" draw:style-name="Mgr5" draw:text-style-name="MP16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5"><draw:path text:anchor-type="paragraph" draw:z-index="65" draw:name="Shape1_7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66" draw:name="Shape3_8" draw:style-name="Mgr5" draw:text-style-name="MP16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1"><draw:frame draw:style-name="Mfr3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"><draw:g text:anchor-type="paragraph" draw:z-index="67" draw:name="Shape4_2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8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54" draw:name="Shape4_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5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6" draw:name="Shape4_2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7"><draw:path text:anchor-type="paragraph" draw:z-index="50" draw:name="Shape1_2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51" draw:name="Shape3_10" draw:style-name="Mgr5" draw:text-style-name="MP16" svg:x1="15.337cm" svg:y1="0.36cm" svg:x2="20.496cm" svg:y2="0.36cm"><text:p/></draw:line><text:span text:style-name="MT33">Fractions</text:span> : <text:span text:style-name="MT33">Représentation géométrique</text:span></text:p>
      </style:header>
      <style:header-left>
        <text:p text:style-name="MP27"><draw:path text:anchor-type="paragraph" draw:z-index="52" draw:name="Shape1_10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53" draw:name="Shape3_14" draw:style-name="Mgr5" draw:text-style-name="MP16" svg:x1="15.337cm" svg:y1="0.36cm" svg:x2="20.496cm" svg:y2="0.36cm"><text:p/></draw:line><text:span text:style-name="MT33">Fractions</text:span> : <text:span text:style-name="MT33">Représentation géométrique</text:span></text:p>
      </style:header-left>
      <style:footer>
        <text:p text:style-name="MP1"><draw:frame draw:style-name="Mfr3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8"><text:span text:style-name="MT28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47" draw:name="Shape4_2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48" draw:name="Shape4_2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49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29"><draw:line text:anchor-type="paragraph" draw:z-index="44" draw:name="Shape3_13" draw:style-name="Mgr5" draw:text-style-name="MP16" svg:x1="18.701cm" svg:y1="0.36cm" svg:x2="20.497cm" svg:y2="0.36cm"><text:p/></draw:line><text:span text:style-name="MT34">Nombres entiers et décimaux</text:span> : <text:span text:style-name="MT34">Comparer, encadrer</text:span></text:p>
      </style:header>
      <style:header-left>
        <text:p text:style-name="MP29"><draw:line text:anchor-type="paragraph" draw:z-index="45" draw:name="Shape3_15" draw:style-name="Mgr5" draw:text-style-name="MP16" svg:x1="18.701cm" svg:y1="0.36cm" svg:x2="20.497cm" svg:y2="0.36cm"><text:p/></draw:line><text:span text:style-name="MT34">Nombres entiers et décimaux</text:span> : <text:span text:style-name="MT34">Comparer, encadrer</text:span></text:p>
      </style:header-left>
      <style:footer>
        <text:p text:style-name="MP1"><draw:frame draw:style-name="Mfr3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46" draw:name="Shape4_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8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41" draw:name="Shape4_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42" draw:name="Shape4_2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43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1"><draw:line text:anchor-type="paragraph" draw:z-index="36" draw:name="Shape3_4" draw:style-name="Mgr5" draw:text-style-name="MP16" svg:x1="6.842cm" svg:y1="0.431cm" svg:x2="20.496cm" svg:y2="0.36cm"><text:p/></draw:line>Numération</text:p>
      </style:header>
      <style:header-left>
        <text:p text:style-name="MP32"><draw:g text:anchor-type="paragraph" draw:z-index="37" draw:name="Shape4_8" draw:style-name="Mgr7"><draw:path draw:style-name="Mgr2" draw:text-style-name="MP3" svg:width="0.855cm" svg:height="1.172cm" svg:x="18.321cm" svg:y="27.525cm" svg:viewBox="0 0 856 1173" svg:d="M856 1173h-856v-991c0-100 79-182 175-182h505c97 0 176 82 176 182z"><text:p/></draw:path></draw:g><draw:line text:anchor-type="paragraph" draw:z-index="39" draw:name="Shape3_11" draw:style-name="Mgr5" draw:text-style-name="MP16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4" draw:name="Frame135" text:anchor-type="paragraph" svg:x="0.945cm" svg:y="-0.06cm" draw:z-index="0"><draw:text-box fo:min-height="0.499cm" fo:min-width="7.096cm"><text:p text:style-name="Footer"><text:span text:style-name="MT28">N</text:span>ombres entiers et décimaux : numération</text:p></draw:text-box></draw:frame><draw:g text:anchor-type="paragraph" draw:z-index="40" draw:name="Shape4_42" draw:style-name="Mgr1"><draw:path draw:style-name="Mgr2" draw:text-style-name="MP3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33" text:outline-level="1"><draw:frame draw:style-name="Mfr4" draw:name="Frame421" text:anchor-type="paragraph" svg:x="10.091cm" svg:y="0.009cm" draw:z-index="0"><draw:text-box fo:min-height="0.499cm" fo:min-width="7.096cm"><text:p text:style-name="MP34"><text:span text:style-name="MT28">N</text:span>ombres entiers et décimaux : numération</text:p></draw:text-box></draw:frame><text:page-number text:select-page="current">0</text:page-number></text:h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3" draw:name="Shape4_7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4" draw:name="Shape4_1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" draw:name="Shape4_11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1" draw:style-name="Mdp1">
      <style:header>
        <text:p text:style-name="MP35"/>
      </style:header>
      <style:header-left>
        <text:p text:style-name="MP36"><draw:line text:anchor-type="paragraph" draw:z-index="32" draw:name="Shape3_6" draw:style-name="Mgr5" draw:text-style-name="MP16" svg:x1="17.597cm" svg:y1="0.383cm" svg:x2="19.595cm" svg:y2="0.383cm"><text:p/></draw:line><text:span text:style-name="MT26">Nombres entiers et décimaux : </text:span><text:span text:style-name="Character_5f_20_5f_style"><text:span text:style-name="MT35">×</text:span></text:span><text:span text:style-name="MT36"> 10, 100, 1000</text:span></text:p>
      </style:header-left>
      <style:footer>
        <text:p text:style-name="MP1"/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9" draw:name="Shape4_1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0" draw:name="Shape4_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1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5" draw:name="Shape4_1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6" draw:name="Shape4_1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8" draw:name="Shape4_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6"><draw:line text:anchor-type="paragraph" draw:z-index="318" draw:name="Shape3_22" draw:style-name="Mgr5" draw:text-style-name="MP16" svg:x1="17.999cm" svg:y1="0.36cm" svg:x2="20.497cm" svg:y2="0.36cm"><text:p/></draw:line><text:span text:style-name="MT26">Nombres entiers et décimaux : </text:span><text:span text:style-name="MT37">La droite graduée</text:span></text:p>
      </style:header>
      <style:header-left>
        <text:p text:style-name="MP36"><draw:line text:anchor-type="paragraph" draw:z-index="319" draw:name="Shape3_37" draw:style-name="Mgr5" draw:text-style-name="MP16" svg:x1="17.999cm" svg:y1="0.36cm" svg:x2="20.497cm" svg:y2="0.36cm"><text:p/></draw:line><text:span text:style-name="MT26">Nombres entiers et décimaux : </text:span><text:span text:style-name="MT37">La droite graduée</text:span></text:p>
      </style:header-left>
      <style:footer>
        <text:p text:style-name="MP1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15" draw:name="Shape4_1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3">N</text:span><text:span text:style-name="MT38">ombres entiers et décimaux : </text:span><text:span text:style-name="MT39">la droite graduée</text:span></text:p></draw:text-box></draw:frame></text:p>
      </style:footer>
      <style:footer-left>
        <text:p text:style-name="MP1"><draw:frame draw:style-name="Mfr3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316" draw:name="Shape4_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3">N</text:span><text:span text:style-name="MT38">ombres entiers et décimaux : </text:span><text:span text:style-name="MT39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27" text:anchor-type="paragraph" svg:y="-0.06cm" draw:z-index="0"><draw:text-box fo:min-height="0.499cm" fo:min-width="3cm"><draw:frame draw:style-name="Mfr2" draw:name="Frame2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46" draw:name="Shape4_6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47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8" draw:name="Shape4_7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43" draw:name="Shape4_6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44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5" draw:name="Shape4_8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341" draw:name="Shape4_8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40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Résoudre des problèmes</text:p></draw:text-box></draw:frame><draw:g text:anchor-type="paragraph" draw:z-index="342" draw:name="Shape4_97" draw:style-name="Mgr1"><draw:path draw:style-name="Mgr2" draw:text-style-name="MP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1">Utilis</text:span><text:span text:style-name="MT42">er des</text:span><text:span text:style-name="MT41"> données </text:span>: <text:span text:style-name="MT43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5"> Utiliser des données : Représenter </text:span></text:span></text:p>
      </style:header-left>
      <style:footer>
        <text:p text:style-name="MP6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représenter</text:span><text:span text:style-name="MT8"> </text:span></text:p></draw:text-box></draw:frame><draw:g text:anchor-type="paragraph" draw:z-index="338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représenter</text:span><text:span text:style-name="MT8"> </text:span></text:p></draw:text-box></draw:frame><draw:g text:anchor-type="paragraph" draw:z-index="339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0" draw:name="Shape4_91" draw:style-name="Mgr1"><draw:path draw:style-name="Mgr3" draw:text-style-name="MP40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1"><text:span text:style-name="MT49">Repères du plan : Se repérer</text:span> </text:p>
      </style:header>
      <style:header-left>
        <text:p text:style-name="MP41"><text:span text:style-name="MT49">Repères du plan : Se repérer</text:span> </text:p>
      </style:header-left>
      <style:footer>
        <text:p text:style-name="MP1"><draw:frame draw:style-name="Mfr3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2"><draw:g text:anchor-type="paragraph" draw:z-index="336" draw:name="Shape4_11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337" draw:name="Shape4_6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1">Utilis</text:span><text:span text:style-name="MT42">er des</text:span><text:span text:style-name="MT41"> données </text:span>: <text:span text:style-name="MT51">Organiser</text:span> </text:p>
      </style:header>
      <style:header-left>
        <text:p text:style-name="_5f_Header_20_D_20_page_20_paire_20__28_G_29_"><text:tab/> <text:span text:style-name="MT41">Utilis</text:span><text:span text:style-name="MT42">er des</text:span><text:span text:style-name="MT41"> données </text:span>: <text:span text:style-name="MT51">Organiser</text:span> </text:p>
      </style:header-left>
      <style:footer>
        <text:p text:style-name="MP6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2">Organiser</text:span><text:span text:style-name="MT8"> </text:span></text:p></draw:text-box></draw:frame><draw:g text:anchor-type="paragraph" draw:z-index="333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2">Organiser</text:span><text:span text:style-name="MT8"> </text:span></text:p></draw:text-box></draw:frame><draw:g text:anchor-type="paragraph" draw:z-index="334" draw:name="Shape4_75" draw:style-name="Mgr1"><draw:path draw:style-name="Mgr3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335" draw:name="Shape4_7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1"><text:span text:style-name="MT49">Repères du plan : Se repérer</text:span> </text:p>
      </style:header>
      <style:header-left>
        <text:p text:style-name="MP41"><text:span text:style-name="MT49">Repères du plan : Se repérer</text:span> </text:p>
      </style:header-left>
      <style:footer>
        <text:p text:style-name="MP1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331" draw:name="Shape4_7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332" draw:name="Shape4_7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24" draw:name="Shape3_19" draw:style-name="Mgr8" draw:text-style-name="MP16" svg:x1="15.12cm" svg:y1="0.36cm" svg:x2="20.496cm" svg:y2="0.36cm"><text:p/></draw:line><text:s/><text:span text:style-name="MT53">Angles : </text:span>Angles : <text:span text:style-name="MT54">Comprendre la notion d’angle</text:span></text:p>
      </style:header>
      <style:header-left>
        <text:p text:style-name="MP43"><draw:line text:anchor-type="paragraph" draw:z-index="325" draw:name="Shape3_29" draw:style-name="Mgr8" draw:text-style-name="MP16" svg:x1="15.12cm" svg:y1="0.36cm" svg:x2="20.496cm" svg:y2="0.36cm"><text:p/></draw:line>Angles : <text:span text:style-name="MT54">Comprendre la notion d’angle</text:span></text:p>
      </style:header-left>
      <style:footer>
        <text:h text:style-name="_5f_Footer_20_page_20_paire_20__28_G_29_" text:outline-level="1"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5">Angles : </text:span><text:span text:style-name="MT56">Comprendre la notion d’angle</text:span></text:h></draw:text-box></draw:frame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8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5"><draw:line text:anchor-type="paragraph" draw:z-index="327" draw:name="Shape3_33" draw:style-name="Mgr8" draw:text-style-name="MP16" svg:x1="15.12cm" svg:y1="0.36cm" svg:x2="20.496cm" svg:y2="0.36cm"><text:p/></draw:line><text:s/><text:span text:style-name="MT59">Angles</text:span> : <text:span text:style-name="MT54">Comprendre la notion d’angle</text:span></text:p>
      </style:header>
      <style:footer>
        <text:p text:style-name="MP6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/text:p>
      </style:footer>
      <style:footer-left>
        <text:p text:style-name="MP6"><draw:frame draw:style-name="Mfr3" draw:name="Frame9111112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0">Angles</text:span><text:span text:style-name="MT8"> : </text:span><text:span text:style-name="MT60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15" draw:name="Shape3_35" draw:style-name="Mgr8" draw:text-style-name="MP16" svg:x1="11.344cm" svg:y1="0.358cm" svg:x2="20.497cm" svg:y2="0.36cm"><text:p/></draw:line><text:span text:style-name="MT61">Angles </text:span>: Nommer un angle</text:p>
      </style:header>
      <style:footer>
        <text:p text:style-name="MP1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2" draw:name="Shape4_1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3" draw:name="Shape4_18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4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26" draw:name="Shape3_30" draw:style-name="Mgr8" draw:text-style-name="MP16" svg:x1="11.435cm" svg:y1="0.388cm" svg:x2="20.496cm" svg:y2="0.36cm"><text:p/></draw:line><text:span text:style-name="MT62">Angles</text:span> : <text:span text:style-name="MT62">Mesurer un angle</text:span></text:p>
      </style:header-left>
      <style:footer>
        <text:p text:style-name="MP6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28" draw:name="Shape4_17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3">Angles </text:span><text:span text:style-name="MT8">: </text:span><text:span text:style-name="MT63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29" draw:name="Shape3_31" draw:style-name="Mgr8" draw:text-style-name="MP1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0" draw:name="Shape3_32" draw:style-name="Mgr8" draw:text-style-name="MP1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64">Mesurer un angle</text:span></text:p></draw:text-box></draw:frame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23" draw:name="Shape4_18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22" draw:name="Shape4_18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1" draw:name="Shape3_34" draw:style-name="Mgr8" draw:text-style-name="MP16" svg:x1="15.448cm" svg:y1="0.365cm" svg:x2="20.496cm" svg:y2="0.36cm"><text:p/></draw:line><text:span text:style-name="MT65">Angles</text:span><text:span text:style-name="MT66"> : </text:span><text:span text:style-name="MT67">Calculer des mesures d’angle</text:span></text:p>
      </style:header>
      <style:header-left>
        <text:p text:style-name="_5f_Header_20_G_20_page_20_paire_20__28_G_29_"><draw:line text:anchor-type="paragraph" draw:z-index="317" draw:name="Shape3_36" draw:style-name="Mgr8" draw:text-style-name="MP16" svg:x1="15.448cm" svg:y1="0.365cm" svg:x2="20.496cm" svg:y2="0.36cm"><text:p/></draw:line><text:span text:style-name="MT65">Angles : </text:span><text:span text:style-name="MT67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68">Calculer des </text:span><text:span text:style-name="MT64">Mesure</text:span><text:span text:style-name="MT68">s</text:span><text:span text:style-name="MT64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69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7"><draw:path text:anchor-type="paragraph" draw:z-index="91" draw:name="Shape1_5" draw:style-name="Mgr6" draw:text-style-name="MP17" svg:width="4.329cm" svg:height="2.238cm" svg:x="-1.5cm" svg:y="-1.001cm" svg:viewBox="0 0 4330 2239" svg:d="M0 2239l3984-288c209-15 363-167 345-342l-170-1609h-4159z"><text:p/></draw:path><draw:line text:anchor-type="paragraph" draw:z-index="92" draw:name="Shape3_21" draw:style-name="Mgr5" draw:text-style-name="MP16" svg:x1="10.308cm" svg:y1="0.388cm" svg:x2="20.496cm" svg:y2="0.36cm"><text:p/></draw:line><text:span text:style-name="MT25">Fractions</text:span><text:span text:style-name="MT26"> : </text:span><text:span text:style-name="MT27">Problèmes</text:span><text:span text:style-name="MT26"> </text:span></text:p>
      </style:header>
      <style:footer>
        <text:p text:style-name="MP1"><draw:frame draw:style-name="Mfr3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"><draw:g text:anchor-type="paragraph" draw:z-index="93" draw:name="Shape4_25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8">F</text:span>ractions : Problèmes</text:p></draw:text-box></draw:frame></text:p>
      </style:footer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12" draw:name="Shape3_3" draw:style-name="Mgr9" draw:text-style-name="MP16" svg:x1="12.104cm" svg:y1="0.392cm" svg:x2="20.497cm" svg:y2="0.36cm"><text:p/></draw:line><text:span text:style-name="MT70">Périmètre</text:span> : <text:span text:style-name="MT71">Coder et calculer</text:span></text:p>
      </style:header>
      <style:header-left>
        <text:p text:style-name="_5f_Header_20_M_20_page_20_impaire_20__28_D_29_"><draw:line text:anchor-type="paragraph" draw:z-index="314" draw:name="Shape3_18" draw:style-name="Mgr9" draw:text-style-name="MP16" svg:x1="12.104cm" svg:y1="0.392cm" svg:x2="20.497cm" svg:y2="0.36cm"><text:p/></draw:line><text:span text:style-name="MT70">Périmètre</text:span> : <text:span text:style-name="MT71">Coder et calculer</text:span></text:p>
      </style:header-left>
      <style:footer>
        <text:p text:style-name="MP1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313" draw:name="Shape4_106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2">Périmètre : </text:span><text:span text:style-name="MT73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09" draw:name="Shape4_10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10" draw:name="Shape4_10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>
      <style:header-left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-left>
      <style:footer>
        <text:p text:style-name="MP6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Proportionnalité et pourcentages : proportionalité</text:p></draw:text-box></draw:frame><draw:g text:anchor-type="paragraph" draw:z-index="307" draw:name="Shape4_8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: </text:p></draw:text-box></draw:frame><draw:g text:anchor-type="paragraph" draw:z-index="308" draw:name="Shape4_8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5">P</text:span>roportionnalité </text:p>
      </style:header>
      <style:header-left>
        <text:p text:style-name="_5f_Header_20_D_20_page_20_paire_20__28_G_29_"><text:span text:style-name="MT74"><text:tab/>Proportionnalité et pourcentage</text:span><text:span text:style-name="MT41"> </text:span>: <text:span text:style-name="MT74">proportionnalité</text:span> </text:p>
      </style:header-left>
      <style:footer>
        <text:p text:style-name="MP1"><draw:frame draw:style-name="Mfr3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draw:g text:anchor-type="paragraph" draw:z-index="305" draw:name="Shape4_73" draw:style-name="Mgr1"><draw:path draw:style-name="Mgr3" draw:text-style-name="MP4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306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>
      <style:header-left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-left>
      <style:footer>
        <text:p text:style-name="MP6"><draw:frame draw:style-name="Mfr3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Proportionnalité et pourcentages : proportionalité</text:p></draw:text-box></draw:frame><draw:g text:anchor-type="paragraph" draw:z-index="303" draw:name="Shape4_9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: </text:p></draw:text-box></draw:frame><draw:g text:anchor-type="paragraph" draw:z-index="304" draw:name="Shape4_9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4">Proportionnalité et pourcentage</text:span><text:span text:style-name="MT41"> </text:span>: <text:span text:style-name="MT76">Pourcentages</text:span> </text:p>
      </style:header>
      <style:header-left>
        <text:p text:style-name="_5f_Header_20_D_20_page_20_impaire_20__28_D_29_"><text:span text:style-name="MT74">Proportionnalité et pourcentage</text:span><text:span text:style-name="MT41"> </text:span>: <text:span text:style-name="MT76">Pourcentages</text:span> </text:p>
      </style:header-left>
      <style:footer>
        <text:p text:style-name="MP1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301" draw:name="Shape4_10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7">Proportionnalité et pourcentage : </text:span><text:span text:style-name="MT78">pourcentages</text:span></text:p></draw:text-box></draw:frame></text:p>
      </style:footer>
      <style:footer-left>
        <text:p text:style-name="MP6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6"><text:span text:style-name="MT79">Proportionnalité et pourcentages : </text:span><text:span text:style-name="MT78">pourcentages</text:span></text:p></draw:text-box></draw:frame><draw:g text:anchor-type="paragraph" draw:z-index="302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98" draw:name="Shape4_9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99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10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0">Périmètre</text:span> : <text:span text:style-name="MT70">Calculs sur une figure</text:span></text:p>
      </style:header>
      <style:header-left>
        <text:p text:style-name="_5f_Header_20_M_20_page_20_paire_20__28_G_29_"><text:span text:style-name="MT70">Périmètre</text:span> : <text:span text:style-name="MT70">Calculs sur une figure</text:span></text:p>
      </style:header-left>
      <style:footer>
        <text:p text:style-name="MP1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95" draw:name="Shape4_94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96" draw:name="Shape4_95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97" draw:name="Shape4_96" draw:style-name="Mgr1"><draw:path draw:style-name="Mgr10" draw:text-style-name="MP48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92" draw:name="Shape4_1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93" draw:name="Shape4_1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89" draw:name="Shape3_1" draw:style-name="Mgr9" draw:text-style-name="MP16" svg:x1="12.45cm" svg:y1="0.362cm" svg:x2="20.497cm" svg:y2="0.36cm"><text:p/></draw:line><text:span text:style-name="MT70">Périmètre</text:span> : <text:span text:style-name="MT80">Mesurer, reporter</text:span></text:p>
      </style:header>
      <style:header-left>
        <text:p text:style-name="_5f_Header_20_M_20_page_20_impaire_20__28_D_29_"><draw:line text:anchor-type="paragraph" draw:z-index="291" draw:name="Shape3_20" draw:style-name="Mgr9" draw:text-style-name="MP16" svg:x1="12.45cm" svg:y1="0.362cm" svg:x2="20.497cm" svg:y2="0.36cm"><text:p/></draw:line><text:span text:style-name="MT70">Périmètre</text:span> : <text:span text:style-name="MT80">Mesurer, reporter</text:span></text:p>
      </style:header-left>
      <style:footer>
        <text:p text:style-name="MP1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90" draw:name="Shape4_116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2">Périmètre : </text:span><text:span text:style-name="MT81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86" draw:name="Shape4_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87" draw:name="Shape4_25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83" draw:name="Shape3_16" draw:style-name="Mgr9" draw:text-style-name="MP16" svg:x1="12.726cm" svg:y1="0.399cm" svg:x2="20.496cm" svg:y2="0.36cm"><text:p/></draw:line><text:span text:style-name="MT70">Périmètre</text:span> : <text:span text:style-name="MT82">Périmètres et unités</text:span></text:p>
      </style:header>
      <style:header-left>
        <text:p text:style-name="MP57"><draw:line text:anchor-type="paragraph" draw:z-index="285" draw:name="Shape3_17" draw:style-name="Mgr9" draw:text-style-name="MP16" svg:x1="16.083cm" svg:y1="0.383cm" svg:x2="20.496cm" svg:y2="0.36cm"><text:p/></draw:line><text:span text:style-name="MT70">Périmètre</text:span> : <text:span text:style-name="MT82">Périmètres et unités</text:span></text:p>
      </style:header-left>
      <style:footer>
        <text:p text:style-name="MP1"><draw:frame draw:style-name="Mfr3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84" draw:name="Shape4_107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2">Périmètre <text:s/>: </text:span><text:span text:style-name="MT83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80" draw:name="Shape4_10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81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12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78" draw:name="Shape4_109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2">Périmètre : </text:span><text:span text:style-name="MT84">Problèmes</text:span></text:p></draw:text-box></draw:frame></text:p>
      </style:footer>
      <style:footer-left>
        <text:p text:style-name="MP58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72">Périmètre : </text:span><text:span text:style-name="MT84">Problèmes</text:span></text:p></draw:text-box></draw:frame><draw:g text:anchor-type="paragraph" draw:z-index="279" draw:name="Shape4_122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86">Volume</text:span><text:span text:style-name="MT8"> </text:span></text:p></draw:text-box></draw:frame><draw:g text:anchor-type="paragraph" draw:z-index="277" draw:name="Shape4_145" draw:style-name="Mgr1"><draw:path draw:style-name="Mgr2" draw:text-style-name="MP3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1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1">Conversions d’unités : longueurs</text:p></draw:text-box></draw:frame><draw:g text:anchor-type="paragraph" draw:z-index="274" draw:name="Shape4_1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75" draw:name="Shape4_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276" draw:name="Shape4_126" draw:style-name="Mgr1"><draw:path draw:style-name="Mgr2" draw:text-style-name="MP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7">Conversions d’unités : longueurs</text:span></text:p>
      </style:header>
      <style:header-left>
        <text:p text:style-name="_5f_Header_20_N_20_page_20_impaire_20__28_D_29_"><text:s/><text:span text:style-name="MT87">Conversions d’unités : longueurs</text:span></text:p>
      </style:header-left>
      <style:footer>
        <text:p text:style-name="MP6"><draw:frame draw:style-name="Mfr3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longueurs</text:span><text:span text:style-name="MT8"> </text:span></text:p></draw:text-box></draw:frame><draw:g text:anchor-type="paragraph" draw:z-index="271" draw:name="Shape4_1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72" draw:name="Shape4_12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73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88">masses</text:span></text:p>
      </style:header>
      <style:header-left>
        <text:p text:style-name="_5f_Header_20_N_20_page_20_impaire_20__28_D_29_"><text:s/><text:span text:style-name="MT87">Conversions d’unités : </text:span><text:span text:style-name="MT88">masses</text:span></text:p>
      </style:header-left>
      <style:footer>
        <text:p text:style-name="MP6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89">masses</text:span><text:span text:style-name="MT8"> </text:span></text:p></draw:text-box></draw:frame><draw:g text:anchor-type="paragraph" draw:z-index="268" draw:name="Shape4_9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69" draw:name="Shape4_11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12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8"><text:s/></text:span><text:span text:style-name="MT87">Conversions d’unités : </text:span><text:span text:style-name="MT88">masses</text:span></text:p>
      </style:header>
      <style:header-left>
        <text:p text:style-name="_5f_Header_20_N_20_page_20_impaire_20__28_D_29_"><text:span text:style-name="MT88"><text:s/></text:span><text:span text:style-name="MT87">Conversions d’unités : </text:span><text:span text:style-name="MT88">masses</text:span></text:p>
      </style:header-left>
      <style:footer>
        <text:p text:style-name="MP63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0">Masses</text:span><text:span text:style-name="MT8"> </text:span></text:p></draw:text-box></draw:frame><draw:g text:anchor-type="paragraph" draw:z-index="265" draw:name="Shape4_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g text:anchor-type="paragraph" draw:z-index="266" draw:name="Shape4_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267" draw:name="Shape4_12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1">Conversions d’unités : </text:span><text:span text:style-name="MT92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7">Conversions d’unités : </text:span><text:span text:style-name="MT93">Capacités</text:span></text:p>
      </style:header>
      <style:header-left>
        <text:p text:style-name="Header"><text:s/><text:span text:style-name="MT87">Conversions d’unités : </text:span><text:span text:style-name="MT93">Capacités</text:span></text:p>
      </style:header-left>
      <style:footer>
        <text:p text:style-name="MP6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4">capacités</text:span><text:span text:style-name="MT8"> </text:span></text:p></draw:text-box></draw:frame><draw:g text:anchor-type="paragraph" draw:z-index="262" draw:name="Shape4_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63" draw:name="Shape4_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93">Capacités</text:span></text:p>
      </style:header>
      <style:header-left>
        <text:p text:style-name="_5f_Header_20_N_20_page_20_impaire_20__28_D_29_"><text:span text:style-name="MT95">Conversions d’unités : </text:span><text:span text:style-name="MT93">Capacités</text:span></text:p>
      </style:header-left>
      <style:footer>
        <text:p text:style-name="MP1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6">Capacités</text:span><text:span text:style-name="MT8"> </text:span></text:p></draw:text-box></draw:frame><draw:g text:anchor-type="paragraph" draw:z-index="261" draw:name="Shape4_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7">Conversions d’unités : </text:span><text:span text:style-name="MT97">Temps et d</text:span><text:span text:style-name="MT98">urées</text:span></text:p>
      </style:header>
      <style:header-left>
        <text:p text:style-name="Header"><text:s/><text:span text:style-name="MT87">Conversions d’unités : </text:span><text:span text:style-name="MT97">Temps et d</text:span><text:span text:style-name="MT98">urées</text:span></text:p>
      </style:header-left>
      <style:footer>
        <text:p text:style-name="MP6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9">temps et </text:span><text:span text:style-name="MT100">durées</text:span><text:span text:style-name="MT8"> </text:span></text:p></draw:text-box></draw:frame><draw:g text:anchor-type="paragraph" draw:z-index="258" draw:name="Shape4_1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59" draw:name="Shape4_13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97">Temps et d</text:span><text:span text:style-name="MT98">urées</text:span></text:p>
      </style:header>
      <style:header-left>
        <text:p text:style-name="_5f_Header_20_N_20_page_20_impaire_20__28_D_29_"><text:span text:style-name="MT95">Conversions d’unités : </text:span><text:span text:style-name="MT97">Temps et d</text:span><text:span text:style-name="MT98">urées</text:span></text:p>
      </style:header-left>
      <style:footer>
        <text:p text:style-name="MP1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9">temps et </text:span><text:span text:style-name="MT100">durées</text:span><text:span text:style-name="MT8"> </text:span></text:p></draw:text-box></draw:frame><draw:g text:anchor-type="paragraph" draw:z-index="256" draw:name="Shape4_13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257" draw:name="Shape4_13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1">Conversions d’unités : </text:span><text:span text:style-name="MT99">temps et </text:span><text:span text:style-name="MT100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101">Temps et durées</text:span></text:p>
      </style:header>
      <style:header-left>
        <text:p text:style-name="_5f_Header_20_N_20_page_20_impaire_20__28_D_29_"><text:s/><text:span text:style-name="MT87">Conversions d’unités : </text:span><text:span text:style-name="MT101">Temps et durées</text:span></text:p>
      </style:header-left>
      <style:footer>
        <text:p text:style-name="MP6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2">Temps et </text:span><text:span text:style-name="MT103">Durée</text:span><text:span text:style-name="MT8"> </text:span></text:p></draw:text-box></draw:frame><draw:g text:anchor-type="paragraph" draw:z-index="253" draw:name="Shape4_1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54" draw:name="Shape4_13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104">Vitesse</text:span></text:p>
      </style:header>
      <style:header-left>
        <text:p text:style-name="_5f_Header_20_N_20_page_20_impaire_20__28_D_29_"><text:span text:style-name="MT95">Conversions d’unités : </text:span><text:span text:style-name="MT104">Vitesse</text:span></text:p>
      </style:header-left>
      <style:footer>
        <text:p text:style-name="MP1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5">vitesse</text:span><text:span text:style-name="MT8"> </text:span></text:p></draw:text-box></draw:frame><draw:g text:anchor-type="paragraph" draw:z-index="251" draw:name="Shape4_14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252" draw:name="Shape4_1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1">Conversions d’unités : </text:span><text:span text:style-name="MT105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7">Conversions d’unités : </text:span><text:span text:style-name="MT106">Aires</text:span></text:p>
      </style:header>
      <style:header-left>
        <text:p text:style-name="Header"><text:s/><text:span text:style-name="MT87">Conversions d’unités : </text:span><text:span text:style-name="MT106">Aires</text:span></text:p>
      </style:header-left>
      <style:footer>
        <text:p text:style-name="MP6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7">aires</text:span></text:p></draw:text-box></draw:frame><draw:g text:anchor-type="paragraph" draw:z-index="248" draw:name="Shape4_14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49" draw:name="Shape4_14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1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5">Conversions d’unités : </text:span><text:span text:style-name="MT106">Aires</text:span></text:p>
      </style:header>
      <style:header-left>
        <text:p text:style-name="_5f_Header_20_N_20_page_20_paire_20__28_G_29_"><text:span text:style-name="MT95">Conversions d’unités : </text:span><text:span text:style-name="MT106">Aires</text:span></text:p>
      </style:header-left>
      <style:footer>
        <text:p text:style-name="MP1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5">Conversions d’unités : </text:span><text:span text:style-name="MT107">Aires</text:span></text:h></draw:text-box></draw:frame><draw:g text:anchor-type="paragraph" draw:z-index="247" draw:name="Shape4_25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108">Problèmes</text:span></text:p>
      </style:header>
      <style:header-left>
        <text:p text:style-name="_5f_Header_20_N_20_page_20_paire_20__28_G_29_"><text:s/><text:span text:style-name="MT87">Conversions d’unités : </text:span><text:span text:style-name="MT108">Problèmes</text:span></text:p>
      </style:header-left>
      <style:footer>
        <text:p text:style-name="MP6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9">problèmes</text:span></text:p></draw:text-box></draw:frame><draw:g text:anchor-type="paragraph" draw:z-index="245" draw:name="Shape4_15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10">Conversions d’unités </text:span><text:span text:style-name="MT8">: </text:span><text:span text:style-name="MT110">problèmes</text:span></text:p></draw:text-box></draw:frame><draw:g text:anchor-type="paragraph" draw:z-index="246" draw:name="Shape4_177" draw:style-name="Mgr1"><draw:path draw:style-name="Mgr2" draw:text-style-name="MP3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95">Conversions d’unités : </text:span><text:span text:style-name="MT108">Problèmes</text:span></text:p>
      </style:header>
      <style:header-left>
        <text:p text:style-name="MP65"><text:span text:style-name="MT95">Conversions d’unités : </text:span><text:span text:style-name="MT108">Problèmes</text:span></text:p>
      </style:header-left>
      <style:footer>
        <text:p text:style-name="MP1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9">problèmes</text:span></text:p></draw:text-box></draw:frame><draw:g text:anchor-type="paragraph" draw:z-index="243" draw:name="Shape4_1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4"><text:span text:style-name="MT91">Conversions d’unités : </text:span><text:span text:style-name="MT109">problèmes</text:span></text:p></draw:text-box></draw:frame><draw:g text:anchor-type="paragraph" draw:z-index="244" draw:name="Shape4_148" draw:style-name="Mgr1"><draw:path draw:style-name="Mgr2" draw:text-style-name="MP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40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41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41" draw:name="Shape4_15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1"><text:s text:c="15"/>A</text:span>ires : Aire et unité</text:p>
      </style:header>
      <style:header-left>
        <text:p text:style-name="MP66"><text:span text:style-name="MT111"><text:s text:c="15"/>A</text:span>ires : Aire et unité</text:p>
      </style:header-left>
      <style:footer>
        <text:p text:style-name="MP1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239" draw:name="Shape4_157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2">partie 1</text:span> : <text:span text:style-name="MT113">Assembler et décomposer</text:span></text:p>
      </style:header>
      <style:footer>
        <text:p text:style-name="MP1"><draw:frame draw:style-name="Mfr3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4">Géométrie plane, </text:span><text:span text:style-name="MT115">partie 1</text:span><text:span text:style-name="MT114"> : </text:span><text:span text:style-name="MT116">assembler et décomposer</text:span></text:p></draw:text-box></draw:frame><draw:g text:anchor-type="paragraph" draw:z-index="237" draw:name="Shape4_216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238" draw:name="Shape4_21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, </text:span><text:span text:style-name="MT115">partie 1</text:span><text:span text:style-name="MT17"> : </text:span><text:span text:style-name="MT116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17">Géométrie plane</text:span><text:span text:style-name="MT118"> : </text:span><text:span text:style-name="MT119">Vocabulaire</text:span></text:p>
      </style:header>
      <style:footer>
        <text:p text:style-name="MP6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235" draw:name="Shape4_21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236" draw:name="Shape4_21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2">partie 1</text:span> : <text:span text:style-name="MT121">coder</text:span></text:p>
      </style:header>
      <style:footer>
        <text:p text:style-name="MP1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4">Géométrie plane, </text:span><text:span text:style-name="MT115">partie 1</text:span><text:span text:style-name="MT114"> : </text:span><text:span text:style-name="MT122">coder</text:span></text:p></draw:text-box></draw:frame><draw:g text:anchor-type="paragraph" draw:z-index="233" draw:name="Shape4_211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7">Géométrie plane, </text:span><text:span text:style-name="MT115">partie 1</text:span><text:span text:style-name="MT17"> : </text:span><text:span text:style-name="MT122">coder</text:span></text:p></draw:text-box></draw:frame><draw:g text:anchor-type="paragraph" draw:z-index="234" draw:name="Shape4_212" draw:style-name="Mgr1"><draw:path draw:style-name="Mgr4" draw:text-style-name="MP11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17">Géométrie plane</text:span><text:span text:style-name="MT118"> : </text:span><text:span text:style-name="MT119">Vocabulaire</text:span></text:p>
      </style:header>
      <style:header-left>
        <text:p text:style-name="MP70"><text:span text:style-name="MT117">Géométrie plane</text:span><text:span text:style-name="MT118"> : </text:span><text:span text:style-name="MT119">Vocabulaire</text:span></text:p>
      </style:header-left>
      <style:footer>
        <text:p text:style-name="MP6"><draw:frame draw:style-name="Mfr3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231" draw:name="Shape4_20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232" draw:name="Shape4_21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>
      <style:footer>
        <text:p text:style-name="MP1"><draw:frame draw:style-name="Mfr3" draw:name="Frame209" text:anchor-type="paragraph" svg:y="-0.06cm" draw:z-index="0"><draw:text-box fo:min-height="0.499cm" fo:min-width="7.096cm"><draw:frame draw:style-name="Mfr2" draw:name="Frame7" text:anchor-type="frame" svg:x="0.45cm" svg:y="0.079cm" svg:width="0.817cm" draw:z-index="0"><draw:text-box fo:min-height="0.355cm"><text:p text:style-name="MP2"><draw:g text:anchor-type="paragraph" draw:z-index="229" draw:name="Shape4_20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Géométrie plane : </text:span><text:span text:style-name="MT18">Parallèles, perpendiculaires, </text:span><text:span text:style-name="MT19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draw:g text:anchor-type="paragraph" draw:z-index="230" draw:name="Shape4_206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3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227" draw:name="Shape4_20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228" draw:name="Shape4_1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3">Géométrie plane</text:span> : <text:span text:style-name="MT124">Milieu, alignement, </text:span><text:span text:style-name="MT125">appartenance</text:span></text:p>
      </style:header>
      <style:footer>
        <text:p text:style-name="MP1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225" draw:name="Shape4_15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Géométrie plane : </text:span><text:span text:style-name="MT126">milieu, Alignement, </text:span><text:span text:style-name="MT127">APPARTENANCE</text:span></text:p></draw:text-box></draw:frame></text:p>
      </style:footer>
      <style:footer-left>
        <text:p text:style-name="MP6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226" draw:name="Shape4_15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26">milieu, alignement, </text:span><text:span text:style-name="MT127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footer>
        <text:p text:style-name="MP6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223" draw:name="Shape4_15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224" draw:name="Shape4_16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3">Géométrie plane</text:span> : <text:span text:style-name="MT13">Points, droites </text:span><text:span text:style-name="MT130">et cercles</text:span></text:p>
      </style:header>
      <style:footer>
        <text:p text:style-name="MP6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221" draw:name="Shape4_20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1">et cercles</text:span></text:p></draw:text-box></draw:frame></text:p>
      </style:footer>
      <style:footer-left>
        <text:p text:style-name="MP6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222" draw:name="Shape4_2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1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footer>
        <text:p text:style-name="MP6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219" draw:name="Shape4_2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220" draw:name="Shape4_20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1"><text:span text:style-name="MT49">Repères du plan : Se repérer</text:span> </text:p>
      </style:header>
      <style:footer>
        <text:p text:style-name="MP1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217" draw:name="Shape4_1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218" draw:name="Shape4_1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2">R</text:span><text:span text:style-name="MT133">epères du plan : Se </text:span><text:span text:style-name="MT134">déplacer</text:span></text:p>
      </style:header>
      <style:footer>
        <text:p text:style-name="MP6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Repères du plan : Se </text:span><text:span text:style-name="MT135">déplacer</text:span></text:p></draw:text-box></draw:frame><draw:g text:anchor-type="paragraph" draw:z-index="214" draw:name="Shape4_192" draw:style-name="Mgr1"><draw:path draw:style-name="Mgr4" draw:text-style-name="MP1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pan text:style-name="MT8">Repères du plan : se </text:span><text:span text:style-name="MT135">déplacer</text:span></text:p></draw:text-box></draw:frame><draw:g text:anchor-type="paragraph" draw:z-index="216" draw:name="Shape4_19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1"><text:span text:style-name="MT49">Repères du plan : Se repérer</text:span> </text:p>
      </style:header>
      <style:footer>
        <text:p text:style-name="MP1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212" draw:name="Shape4_19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213" draw:name="Shape4_19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0">R</text:span>epères du plan : Se repérer</text:p>
      </style:header>
      <style:header-left>
        <text:p text:style-name="_5f_Header_20_G_20_page_20_paire_20__28_G_29_"><text:span text:style-name="MT50">R</text:span>epères du plan : Se repérer</text:p>
      </style:header-left>
      <style:footer>
        <text:p text:style-name="MP6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Repères du plan : Se repérer</text:p></draw:text-box></draw:frame><draw:g text:anchor-type="paragraph" draw:z-index="210" draw:name="Shape4_16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Repères du plan : se repérer</text:p></draw:text-box></draw:frame><draw:g text:anchor-type="paragraph" draw:z-index="211" draw:name="Shape4_18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6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209" draw:name="Shape4_179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36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202" draw:name="Shape7_8" draw:style-name="Mgr9" draw:text-style-name="MP16" svg:x1="9.042cm" svg:y1="0.36cm" svg:x2="20.461cm" svg:y2="0.36cm"><text:p/></draw:line><draw:path text:anchor-type="paragraph" draw:z-index="203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204" draw:name="Shape6_2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T<text:span text:style-name="MT138">itre de la série</text:span></text:p>
      </style:header>
      <style:header-left>
        <text:p text:style-name="MP80"><draw:line text:anchor-type="paragraph" draw:z-index="206" draw:name="Shape7_9" draw:style-name="Mgr9" draw:text-style-name="MP16" svg:x1="9.042cm" svg:y1="0.36cm" svg:x2="20.461cm" svg:y2="0.36cm"><text:p/></draw:line><draw:path text:anchor-type="paragraph" draw:z-index="207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208" draw:name="Shape6_5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T<text:span text:style-name="MT138">itre de la série</text:span></text:p>
      </style:header-left>
      <style:footer>
        <text:p text:style-name="MP6"><draw:frame draw:style-name="Mfr3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205" draw:name="Shape8_5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39">Angles</text:span> • <text:span text:style-name="MT139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1"><text:s text:c="15"/>A</text:span>ires : Aires de triangles</text:p>
      </style:header>
      <style:footer>
        <text:p text:style-name="MP1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201" draw:name="Shape4_178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98" draw:name="Shape4_18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99" draw:name="Shape4_18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0"><text:s text:c="15"/>A</text:span><text:span text:style-name="MT140">ires : Problèmes d’aires</text:span></text:p>
      </style:header>
      <style:footer>
        <text:p text:style-name="MP1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97" draw:name="Shape4_169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94" draw:name="Shape4_1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95" draw:name="Shape4_1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91" draw:name="Shape4_17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92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17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1"><text:s text:c="15"/>A</text:span>ires : Aires de disques</text:p>
      </style:header>
      <style:footer>
        <text:p text:style-name="MP1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90" draw:name="Shape4_173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183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84" draw:name="Shape6_3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<draw:line text:anchor-type="paragraph" draw:z-index="185" draw:name="Shape7_6" draw:style-name="Mgr9" draw:text-style-name="MP16" svg:x1="9.042cm" svg:y1="0.36cm" svg:x2="20.461cm" svg:y2="0.36cm"><text:p/></draw:line>T<text:span text:style-name="MT138">itre de la série</text:span></text:p>
      </style:header>
      <style:header-left>
        <text:p text:style-name="MP80"><draw:path text:anchor-type="paragraph" draw:z-index="187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88" draw:name="Shape6_4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<draw:line text:anchor-type="paragraph" draw:z-index="189" draw:name="Shape7_3" draw:style-name="Mgr9" draw:text-style-name="MP16" svg:x1="9.042cm" svg:y1="0.36cm" svg:x2="20.461cm" svg:y2="0.36cm"><text:p/></draw:line>T<text:span text:style-name="MT138">itre de la série</text:span></text:p>
      </style:header-left>
      <style:footer>
        <text:p text:style-name="MP6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86" draw:name="Shape8_4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39">Angles</text:span> • <text:span text:style-name="MT139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1">Volumes : </text:span><text:span text:style-name="MT142">Calculs et conversions</text:span></text:p>
      </style:header>
      <style:header-left>
        <text:p text:style-name="_5f_Header_20_M_20_page_20_paire_20__28_G_29_"><text:span text:style-name="MT141">Volumes : </text:span><text:span text:style-name="MT142">Calculs et conversions</text:span></text:p>
      </style:header-left>
      <style:footer>
        <text:list xml:id="list1045804189" text:style-name="_5f_Numérotation_20_des_20_exercices">
          <text:list-item>
            <text:list>
              <text:list-item>
                <text:p text:style-name="MP89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/><text:span text:style-name="MT136">Volumes : </text:span><text:span text:style-name="MT143">Calculs et conversions</text:span> </text:p></draw:text-box></draw:frame><draw:g text:anchor-type="paragraph" draw:z-index="181" draw:name="Shape4_174" draw:style-name="Mgr1"><draw:path draw:style-name="Mgr10" draw:text-style-name="MP48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84809622296968" text:continue-numbering="true" text:style-name="_5f_Numérotation_20_des_20_exercices">
          <text:list-item>
            <text:list>
              <text:list-item>
                <text:p text:style-name="MP89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/><text:span text:style-name="MT136">Volumes : </text:span><text:span text:style-name="MT143">Calculs et conversions</text:span> </text:p></draw:text-box></draw:frame><draw:g text:anchor-type="paragraph" draw:z-index="182" draw:name="Shape4_175" draw:style-name="Mgr1"><draw:path draw:style-name="Mgr10" draw:text-style-name="MP48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footer>
        <text:p text:style-name="MP6"><draw:frame draw:style-name="Mfr3" draw:name="Frame14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79" draw:name="Shape4_19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80" draw:name="Shape4_19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13">Géométrie plane</text:span> : <text:span text:style-name="MT144">D</text:span><text:span text:style-name="MT13">roites, </text:span><text:span text:style-name="MT145">demi-droites </text:span><text:span text:style-name="MT146">&amp; </text:span><text:span text:style-name="MT145">segments</text:span></text:p>
      </style:header>
      <style:footer>
        <text:p text:style-name="MP6"><draw:frame draw:style-name="Mfr3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177" draw:name="Shape4_19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Géométrie plane : </text:span><text:span text:style-name="MT17">droites, </text:span><text:span text:style-name="MT147">DEMI-droites et segments</text:span></text:p></draw:text-box></draw:frame></text:p>
      </style:footer>
      <style:footer-left>
        <text:p text:style-name="MP6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78" draw:name="Shape4_19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droites, </text:span><text:span text:style-name="MT147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1"><text:s text:c="15"/>A</text:span>ires : Aire par comptage</text:p>
      </style:header>
      <style:footer>
        <text:p text:style-name="MP1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176" draw:name="Shape4_165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148">Aires</text:span><text:span text:style-name="MT72"> <text:s/>: </text:span><text:span text:style-name="MT148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73" draw:name="Shape4_16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74" draw:name="Shape4_16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49">Aires </text:span>: <text:span text:style-name="MT149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70" draw:name="Shape4_20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71" draw:name="Shape4_20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2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1"><text:s text:c="15"/>A</text:span>ires : Calculer une aire</text:p>
      </style:header>
      <style:footer>
        <text:p text:style-name="MP1"><draw:frame draw:style-name="Mfr3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169" draw:name="Shape4_218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0">Constructions géométriques : </text:span><text:span text:style-name="MT151">Reproduire</text:span></text:p>
      </style:header>
      <style:header-left>
        <text:p text:style-name="MP95"><text:span text:style-name="MT150">Constructions géométriques : </text:span><text:span text:style-name="MT151">Reproduire</text:span></text:p>
      </style:header-left>
      <style:footer>
        <text:p text:style-name="MP6"><draw:frame draw:style-name="Mfr3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167" draw:name="Shape10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>
      <style:footer-left>
        <text:p text:style-name="MP6"><draw:frame draw:style-name="Mfr3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168" draw:name="Shape10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6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165" draw:name="Shape4_2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3">G</text:span><text:span text:style-name="MT154">éométrie </text:span><text:span text:style-name="MT155">plane </text:span><text:span text:style-name="MT154">: </text:span><text:span text:style-name="MT155">vocabulaire</text:span></text:h></draw:text-box></draw:frame></text:p>
      </style:footer>
      <style:footer-left>
        <text:p text:style-name="MP6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166" draw:name="Shape4_22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3">G</text:span><text:span text:style-name="MT154">éométrie </text:span><text:span text:style-name="MT156">plane</text:span><text:span text:style-name="MT154"> : </text:span><text:span text:style-name="MT156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161" draw:name="Shape9" draw:style-name="Mgr8" draw:text-style-name="MP16" svg:x1="11.559cm" svg:y1="0.36cm" svg:x2="20.5cm" svg:y2="0.36cm"><text:p/></draw:line><draw:frame text:anchor-type="paragraph" draw:z-index="162" draw:name="Shape8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<draw:path text:anchor-type="paragraph" draw:z-index="163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57">itre de la série</text:span></text:p>
      </style:header>
      <style:footer>
        <text:p text:style-name="MP6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164" draw:name="Shape1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8">Éléments de géométrie</text:span> • <text:span text:style-name="MT158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3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160" draw:name="Shape4_22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0">Constructions géométriques : </text:span><text:span text:style-name="MT151">Reproduire</text:span></text:p>
      </style:header>
      <style:header-left>
        <text:p text:style-name="MP104"><text:span text:style-name="MT150">Constructions géométriques : </text:span><text:span text:style-name="MT151">Reproduire</text:span></text:p>
      </style:header-left>
      <style:footer>
        <text:p text:style-name="MP6"><draw:frame draw:style-name="Mfr3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59" draw:name="Shape4_222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59">Constructions géométriques : </text:span><text:span text:style-name="MT160">Reproduire</text:span></text:p>
      </style:header>
      <style:header-left>
        <text:p text:style-name="_5f_Header_20_G_20_page_20_paire_20__28_G_29_"><text:span text:style-name="MT159">Constructions géométriques : </text:span><text:span text:style-name="MT160">Reproduire</text:span></text:p>
      </style:header-left>
      <style:footer>
        <text:p text:style-name="MP6"><draw:frame draw:style-name="Mfr3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157" draw:name="Shape4_22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2">CONSTRUCTIONS Géométriques : </text:span><text:span text:style-name="MT153">REPRODUIRE</text:span></text:p></draw:text-box></draw:frame></text:p>
      </style:footer>
      <style:footer-left>
        <text:p text:style-name="MP6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158" draw:name="Shape4_22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0">Constructions géométriques : </text:span><text:span text:style-name="MT151">Reproduire</text:span></text:p>
      </style:header>
      <style:footer>
        <text:p text:style-name="MP6"><draw:frame draw:style-name="Mfr3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155" draw:name="Shape10_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>
      <style:footer-left>
        <text:p text:style-name="MP6"><draw:frame draw:style-name="Mfr3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156" draw:name="Shape10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59">Constructions géométriques : </text:span><text:span text:style-name="MT161">Rédiger</text:span></text:p>
      </style:header>
      <style:header-left>
        <text:p text:style-name="_5f_Header_20_G_20_page_20_paire_20__28_G_29_"><text:span text:style-name="MT159">Constructions géométriques : </text:span><text:span text:style-name="MT161">Rédiger</text:span></text:p>
      </style:header-left>
      <style:footer>
        <text:p text:style-name="MP6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154" draw:name="Shape4_22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2">CONSTRUCTIONS Géométriques : </text:span><text:span text:style-name="MT162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3">S</text:span>olides : <text:span text:style-name="MT163">Vocabulaire, nature</text:span></text:p>
      </style:header>
      <style:header-left>
        <text:p text:style-name="_5f_Header_20_G_20_page_20_impaire_20__28_D_29_"><text:span text:style-name="MT163">S</text:span>olides : <text:span text:style-name="MT163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152" draw:name="Shape4_25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6"><draw:frame draw:style-name="Mfr3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olides : Vocabulaire, NatuRE</text:p></draw:text-box></draw:frame><draw:g text:anchor-type="paragraph" draw:z-index="153" draw:name="Shape4_255" draw:style-name="Mgr1"><draw:path draw:style-name="Mgr4" draw:text-style-name="MP1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header-left>
        <text:p text:style-name="MP72"><text:span text:style-name="MT128">S</text:span><text:span text:style-name="MT129">olides</text:span> : <text:span text:style-name="MT128">Vocabulaire, nature</text:span></text:p>
      </style:header-left>
      <style:footer>
        <text:p text:style-name="MP6"><draw:frame draw:style-name="Mfr3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50" draw:name="Shape4_2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51" draw:name="Shape4_25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3">S</text:span>olides : <text:span text:style-name="MT164">Perspective cavalière</text:span></text:p>
      </style:header>
      <style:header-left>
        <text:p text:style-name="_5f_Header_20_G_20_page_20_impaire_20__28_D_29_"><text:span text:style-name="MT163">S</text:span>olides : <text:span text:style-name="MT164">Perspective cavalière</text:span></text:p>
      </style:header-left>
      <style:footer>
        <text:p text:style-name="MP6"><draw:frame draw:style-name="Mfr3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148" draw:name="Shape4_22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66">perspective cavalière</text:span></text:h></draw:text-box></draw:frame></text:p>
      </style:footer>
      <style:footer-left>
        <text:p text:style-name="MP6"><draw:frame draw:style-name="Mfr3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149" draw:name="Shape4_2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5">solides : </text:span><text:span text:style-name="MT166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8">Solides : </text:span><text:span text:style-name="MT167">Patrons</text:span></text:p>
      </style:header>
      <style:header-left>
        <text:p text:style-name="_5f_Header_20_G_20_page_20_paire_20__28_G_29_"><text:span text:style-name="MT128">Solides : </text:span><text:span text:style-name="MT167">Patrons</text:span></text:p>
      </style:header-left>
      <style:footer>
        <text:h text:style-name="_5f_Footer_20_page_20_impaire_20__28_D_29_" text:outline-level="1"><draw:frame draw:style-name="Mfr3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<text:span text:style-name="MT168">patrons</text:span></text:p></draw:text-box></draw:frame><draw:g text:anchor-type="paragraph" draw:z-index="146" draw:name="Shape4_2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3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8">patrons</text:span></text:h></draw:text-box></draw:frame><draw:g text:anchor-type="paragraph" draw:z-index="147" draw:name="Shape4_25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3">S</text:span>olides : <text:span text:style-name="MT169">Patrons</text:span></text:p>
      </style:header>
      <style:header-left>
        <text:p text:style-name="_5f_Header_20_G_20_page_20_impaire_20__28_D_29_"><text:span text:style-name="MT163">S</text:span>olides : <text:span text:style-name="MT169">Patrons</text:span></text:p>
      </style:header-left>
      <style:footer>
        <text:p text:style-name="MP6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draw:g text:anchor-type="paragraph" draw:z-index="144" draw:name="Shape4_22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70">Patrons</text:span></text:h></draw:text-box></draw:frame></text:p>
      </style:footer>
      <style:footer-left>
        <text:p text:style-name="MP6"><draw:frame draw:style-name="Mfr3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"><draw:g text:anchor-type="paragraph" draw:z-index="145" draw:name="Shape4_25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5">solides : </text:span><text:span text:style-name="MT170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>
      <style:header-left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-left>
      <style:footer>
        <text:p text:style-name="MP6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42" draw:name="Shape4_24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43" draw:name="Shape4_24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40" draw:name="Shape4_24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41" draw:name="Shape4_24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16"> : </text:span><text:span text:style-name="MT175">Reconnaissance et axes</text:span></text:p>
      </style:header>
      <style:footer>
        <text:p text:style-name="MP1"><draw:frame draw:style-name="Mfr3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138" draw:name="Shape4_24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0">S</text:span>ymétrie axiale : reconnaissance et axes</text:h></draw:text-box></draw:frame></text:p>
      </style:footer>
      <style:footer-left>
        <text:p text:style-name="MP6"><draw:frame draw:style-name="Mfr3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139" draw:name="Shape4_24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36" draw:name="Shape4_24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37" draw:name="Shape4_24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16"> : </text:span><text:span text:style-name="MT174">Médiatrice d’un segment</text:span></text:p>
      </style:header>
      <style:footer>
        <text:p text:style-name="MP1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134" draw:name="Shape4_24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S</text:span><text:span text:style-name="MT176">ymétrie axiale : </text:span><text:span text:style-name="MT177">Médiatrice d’un segment</text:span></text:h></draw:text-box></draw:frame></text:p>
      </style:footer>
      <style:footer-left>
        <text:p text:style-name="MP6"><draw:frame draw:style-name="Mfr3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135" draw:name="Shape4_2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4">S</text:span><text:span text:style-name="MT176">ymétrie axiale : </text:span><text:span text:style-name="MT177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3" draw:name="Frame2911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32" draw:name="Shape4_23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Symétrie axiale : constructions</text:p></draw:text-box></draw:frame><draw:g text:anchor-type="paragraph" draw:z-index="133" draw:name="Shape4_23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0">S</text:span><text:span text:style-name="MT16">ymétrie axiale : Constructions</text:span></text:p>
      </style:header>
      <style:footer>
        <text:p text:style-name="MP1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130" draw:name="Shape4_23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50">S</text:span>ymétrie axiale : Constructions</text:h></draw:text-box></draw:frame></text:p>
      </style:footer>
      <style:footer-left>
        <text:p text:style-name="MP6"><draw:frame draw:style-name="Mfr3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131" draw:name="Shape4_2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header-left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-left>
      <style:footer>
        <text:p text:style-name="MP6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28" draw:name="Shape4_23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29" draw:name="Shape4_236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16"> : </text:span><text:span text:style-name="MT179">Axes de symétrie de figures</text:span></text:p>
      </style:header>
      <style:header-left>
        <text:p text:style-name="MP111"><text:span text:style-name="MT178">Symétrie axiale</text:span><text:span text:style-name="MT16"> : </text:span><text:span text:style-name="MT179">Axes de symétrie de figures</text:span></text:p>
      </style:header-left>
      <style:footer>
        <text:p text:style-name="MP1"><draw:frame draw:style-name="Mfr3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126" draw:name="Shape4_23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0">S</text:span>ymétrie axiale : axes de symétrie de figures</text:p></draw:text-box></draw:frame></text:p>
      </style:footer>
      <style:footer-left>
        <text:p text:style-name="MP6"><draw:frame draw:style-name="Mfr3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127" draw:name="Shape4_2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24" draw:name="Shape4_23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25" draw:name="Shape4_232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0">S</text:span>ymétrie : Propriétés</text:p>
      </style:header>
      <style:footer>
        <text:p text:style-name="MP1"><draw:frame draw:style-name="Mfr3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122" draw:name="Shape4_1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0">S</text:span>ymétrie axiale : propriétés</text:p></draw:text-box></draw:frame></text:p>
      </style:footer>
      <style:footer-left>
        <text:p text:style-name="MP6"><draw:frame draw:style-name="Mfr3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23" draw:name="Shape4_1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20" draw:name="Shape4_13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121" draw:name="Shape4_146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50">S</text:span>ymétrie axiale : pour aller plus loin</text:p>
      </style:header>
      <style:footer>
        <text:p text:style-name="MP1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18" draw:name="Shape4_4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50">S</text:span>ymétrie axiale : pour aller plus loin</text:p></draw:text-box></draw:frame></text:p>
      </style:footer>
      <style:footer-left>
        <text:p text:style-name="MP6"><draw:frame draw:style-name="Mfr3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19" draw:name="Shape4_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12" draw:name="Shape3_0" draw:style-name="Mgr14" draw:text-style-name="MP16" svg:x1="10.893cm" svg:y1="0.403cm" svg:x2="20.503cm" svg:y2="0.327cm"><text:p/></draw:line><draw:path text:anchor-type="char" draw:z-index="113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16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15" draw:name="Shape3_38" draw:style-name="Mgr14" draw:text-style-name="MP16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1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14" draw:name="Shape4_130" draw:style-name="Mgr1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40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Résoudre des problèmes</text:p></draw:text-box></draw:frame><draw:g text:anchor-type="paragraph" draw:z-index="117" draw:name="Shape4_264" draw:style-name="Mgr1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58" draw:name="Shape3_23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>
      <style:footer>
        <text:p text:style-name="MP1"><draw:frame draw:style-name="Mfr3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2"><draw:g text:anchor-type="paragraph" draw:z-index="59" draw:name="Shape4_26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10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0" draw:name="Shape4_26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1" draw:name="Shape4_26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2" draw:name="Shape4_2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14T18:48:06.532000000</dc:date>
    <meta:editing-duration>P3DT16H24M5S</meta:editing-duration>
    <meta:editing-cycles>439</meta:editing-cycles>
    <meta:generator>LibreOffice/7.1.5.2$Windows_X86_64 LibreOffice_project/85f04e9f809797b8199d13c421bd8a2b025d52b5</meta:generator>
    <meta:document-statistic meta:table-count="20" meta:image-count="0" meta:object-count="0" meta:page-count="2" meta:paragraph-count="962" meta:word-count="3356" meta:character-count="20283" meta:non-whitespace-character-count="16761"/>
    <meta:template xlink:type="simple" xlink:actuate="onRequest" xlink:title="lycee_v3" xlink:href="file:///C:/Users/Jean-Louis/AppData/Local/Temp/Modele_cahier.ott" meta:date="2021-07-08T11:59:04.748126088"/>
  </office:meta>
</office:document-meta>
</file>